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2.004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963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0.921cm"/>
    </style:style>
    <style:style style:name="co11" style:family="table-column">
      <style:table-column-properties fo:break-before="auto" style:column-width="0.984cm"/>
    </style:style>
    <style:style style:name="co12" style:family="table-column">
      <style:table-column-properties fo:break-before="auto" style:column-width="0.848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0.9cm"/>
    </style:style>
    <style:style style:name="co15" style:family="table-column">
      <style:table-column-properties fo:break-before="auto" style:column-width="0.87cm"/>
    </style:style>
    <style:style style:name="co16" style:family="table-column">
      <style:table-column-properties fo:break-before="auto" style:column-width="1.61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1&quot;" style:apply-style-name="ConditionalStyle_5f_2" style:base-cell-address="Лист1.G4"/>
      <style:map style:condition="cell-content()=&quot;0&quot;" style:apply-style-name="ConditionalStyle_5f_1" style:base-cell-address="Лист1.G4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ext-properties style:font-name="Calibri" style:font-name-complex="Calibri"/>
    </style:style>
    <style:style style:name="ce28" style:family="table-cell" style:parent-style-name="Default">
      <style:table-cell-properties fo:padding="0.071cm"/>
    </style:style>
    <style:style style:name="ce3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13" table:default-cell-style-name="ce9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A=</text:p>
          </table:table-cell>
          <table:table-cell table:style-name="ce1" office:value-type="float" office:value="1587" calcext:value-type="float">
            <text:p>1587</text:p>
          </table:table-cell>
          <table:table-cell table:style-name="ce1" table:number-columns-repeated="2"/>
          <table:table-cell table:style-name="ce4" office:value-type="string" calcext:value-type="string">
            <text:p>Ясаков Артем Андреевич, Вариант 18, lab5.xlsx</text:p>
          </table:table-cell>
          <table:table-cell table:style-name="ce5" table:number-columns-repeated="19"/>
          <table:table-cell table:number-columns-repeated="8"/>
          <table:table-cell table:style-name="ce28"/>
          <table:table-cell table:style-name="ce28" office:value-type="string" calcext:value-type="string">
            <text:p>X - знак первого слагаемого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C=</text:p>
          </table:table-cell>
          <table:table-cell table:style-name="ce1" office:value-type="float" office:value="23366" calcext:value-type="float">
            <text:p>23366</text:p>
          </table:table-cell>
          <table:table-cell table:style-name="ce1" table:number-columns-repeated="3"/>
          <table:table-cell table:style-name="ce5" table:number-columns-repeated="19"/>
          <table:table-cell table:number-columns-repeated="8"/>
          <table:table-cell table:style-name="ce28" office:value-type="string" calcext:value-type="string">
            <text:p>OF&amp;CF&amp;X</text:p>
          </table:table-cell>
          <table:table-cell table:style-name="ce28" office:value-type="string" calcext:value-type="string">
            <text:p>Текст</text:p>
          </table:table-cell>
        </table:table-row>
        <table:table-row table:style-name="ro1">
          <table:table-cell table:style-name="ce1"/>
          <table:table-cell table:style-name="ce2"/>
          <table:table-cell table:style-name="ce1" table:number-columns-repeated="4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.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.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.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28" office:value-type="string" calcext:value-type="string">
            <text:p>00</text:p>
          </table:table-cell>
          <table:table-cell table:style-name="ce32" office:value-type="string" calcext:value-type="string">
            <text:p>Результат корректный</text:p>
          </table:table-cell>
        </table:table-row>
        <table:table-row table:style-name="ro1">
          <table:table-cell table:style-name="ce1" office:value-type="string" calcext:value-type="string">
            <text:p>X1=</text:p>
          </table:table-cell>
          <table:table-cell table:style-name="ce2" office:value-type="string" calcext:value-type="string">
            <text:p>A=</text:p>
          </table:table-cell>
          <table:table-cell table:style-name="ce1" table:formula="of:=[.C1]" office:value-type="float" office:value="1587" calcext:value-type="float">
            <text:p>1587</text:p>
          </table:table-cell>
          <table:table-cell table:style-name="ce1"/>
          <table:table-cell table:style-name="ce1" office:value-type="string" calcext:value-type="string">
            <text:p>B1=</text:p>
          </table:table-cell>
          <table:table-cell table:style-name="ce1"/>
          <table:table-cell table:style-name="ce7" table:formula="of:=IF([.G$3]=&quot;.&quot;;&quot;.&quot;;MID(IF([.$C4]&gt;0;BASE([.$C4];2;16);BASE([.$C4]+2^16;2;16));ABS([.G$3]-16);1))" office:value-type="string" office:string-value="0" calcext:value-type="string">
            <text:p>0</text:p>
          </table:table-cell>
          <table:table-cell table:style-name="ce7" table:formula="of:=IF([.H$3]=&quot;.&quot;;&quot;.&quot;;MID(IF([.$C4]&gt;0;BASE([.$C4];2;16);BASE([.$C4]+2^16;2;16));ABS([.H$3]-16);1))" office:value-type="string" office:string-value="0" calcext:value-type="string">
            <text:p>0</text:p>
          </table:table-cell>
          <table:table-cell table:style-name="ce7" table:formula="of:=IF([.I$3]=&quot;.&quot;;&quot;.&quot;;MID(IF([.$C4]&gt;0;BASE([.$C4];2;16);BASE([.$C4]+2^16;2;16));ABS([.I$3]-16);1))" office:value-type="string" office:string-value="0" calcext:value-type="string">
            <text:p>0</text:p>
          </table:table-cell>
          <table:table-cell table:style-name="ce7" table:formula="of:=IF([.J$3]=&quot;.&quot;;&quot;.&quot;;MID(IF([.$C4]&gt;0;BASE([.$C4];2;16);BASE([.$C4]+2^16;2;16));ABS([.J$3]-16);1))" office:value-type="string" office:string-value="0" calcext:value-type="string">
            <text:p>0</text:p>
          </table:table-cell>
          <table:table-cell table:style-name="ce7" table:formula="of:=IF([.K$3]=&quot;.&quot;;&quot;.&quot;;MID(IF([.$C4]&gt;0;BASE([.$C4];2;16);BASE([.$C4]+2^16;2;16));ABS([.K$3]-16);1))" office:value-type="string" office:string-value="." calcext:value-type="string">
            <text:p>.</text:p>
          </table:table-cell>
          <table:table-cell table:style-name="ce7" table:formula="of:=IF([.L$3]=&quot;.&quot;;&quot;.&quot;;MID(IF([.$C4]&gt;0;BASE([.$C4];2;16);BASE([.$C4]+2^16;2;16));ABS([.L$3]-16);1))" office:value-type="string" office:string-value="0" calcext:value-type="string">
            <text:p>0</text:p>
          </table:table-cell>
          <table:table-cell table:style-name="ce7" table:formula="of:=IF([.M$3]=&quot;.&quot;;&quot;.&quot;;MID(IF([.$C4]&gt;0;BASE([.$C4];2;16);BASE([.$C4]+2^16;2;16));ABS([.M$3]-16);1))" office:value-type="string" office:string-value="1" calcext:value-type="string">
            <text:p>1</text:p>
          </table:table-cell>
          <table:table-cell table:style-name="ce7" table:formula="of:=IF([.N$3]=&quot;.&quot;;&quot;.&quot;;MID(IF([.$C4]&gt;0;BASE([.$C4];2;16);BASE([.$C4]+2^16;2;16));ABS([.N$3]-16);1))" office:value-type="string" office:string-value="1" calcext:value-type="string">
            <text:p>1</text:p>
          </table:table-cell>
          <table:table-cell table:style-name="ce7" table:formula="of:=IF([.O$3]=&quot;.&quot;;&quot;.&quot;;MID(IF([.$C4]&gt;0;BASE([.$C4];2;16);BASE([.$C4]+2^16;2;16));ABS([.O$3]-16);1))" office:value-type="string" office:string-value="0" calcext:value-type="string">
            <text:p>0</text:p>
          </table:table-cell>
          <table:table-cell table:style-name="ce7" table:formula="of:=IF([.P$3]=&quot;.&quot;;&quot;.&quot;;MID(IF([.$C4]&gt;0;BASE([.$C4];2;16);BASE([.$C4]+2^16;2;16));ABS([.P$3]-16);1))" office:value-type="string" office:string-value="." calcext:value-type="string">
            <text:p>.</text:p>
          </table:table-cell>
          <table:table-cell table:style-name="ce7" table:formula="of:=IF([.Q$3]=&quot;.&quot;;&quot;.&quot;;MID(IF([.$C4]&gt;0;BASE([.$C4];2;16);BASE([.$C4]+2^16;2;16));ABS([.Q$3]-16);1))" office:value-type="string" office:string-value="0" calcext:value-type="string">
            <text:p>0</text:p>
          </table:table-cell>
          <table:table-cell table:style-name="ce7" table:formula="of:=IF([.R$3]=&quot;.&quot;;&quot;.&quot;;MID(IF([.$C4]&gt;0;BASE([.$C4];2;16);BASE([.$C4]+2^16;2;16));ABS([.R$3]-16);1))" office:value-type="string" office:string-value="0" calcext:value-type="string">
            <text:p>0</text:p>
          </table:table-cell>
          <table:table-cell table:style-name="ce7" table:formula="of:=IF([.S$3]=&quot;.&quot;;&quot;.&quot;;MID(IF([.$C4]&gt;0;BASE([.$C4];2;16);BASE([.$C4]+2^16;2;16));ABS([.S$3]-16);1))" office:value-type="string" office:string-value="1" calcext:value-type="string">
            <text:p>1</text:p>
          </table:table-cell>
          <table:table-cell table:style-name="ce7" table:formula="of:=IF([.T$3]=&quot;.&quot;;&quot;.&quot;;MID(IF([.$C4]&gt;0;BASE([.$C4];2;16);BASE([.$C4]+2^16;2;16));ABS([.T$3]-16);1))" office:value-type="string" office:string-value="1" calcext:value-type="string">
            <text:p>1</text:p>
          </table:table-cell>
          <table:table-cell table:style-name="ce7" table:formula="of:=IF([.U$3]=&quot;.&quot;;&quot;.&quot;;MID(IF([.$C4]&gt;0;BASE([.$C4];2;16);BASE([.$C4]+2^16;2;16));ABS([.U$3]-16);1))" office:value-type="string" office:string-value="." calcext:value-type="string">
            <text:p>.</text:p>
          </table:table-cell>
          <table:table-cell table:style-name="ce7" table:formula="of:=IF([.V$3]=&quot;.&quot;;&quot;.&quot;;MID(IF([.$C4]&gt;0;BASE([.$C4];2;16);BASE([.$C4]+2^16;2;16));ABS([.V$3]-16);1))" office:value-type="string" office:string-value="0" calcext:value-type="string">
            <text:p>0</text:p>
          </table:table-cell>
          <table:table-cell table:style-name="ce7" table:formula="of:=IF([.W$3]=&quot;.&quot;;&quot;.&quot;;MID(IF([.$C4]&gt;0;BASE([.$C4];2;16);BASE([.$C4]+2^16;2;16));ABS([.W$3]-16);1))" office:value-type="string" office:string-value="0" calcext:value-type="string">
            <text:p>0</text:p>
          </table:table-cell>
          <table:table-cell table:style-name="ce7" table:formula="of:=IF([.X$3]=&quot;.&quot;;&quot;.&quot;;MID(IF([.$C4]&gt;0;BASE([.$C4];2;16);BASE([.$C4]+2^16;2;16));ABS([.X$3]-16);1))" office:value-type="string" office:string-value="1" calcext:value-type="string">
            <text:p>1</text:p>
          </table:table-cell>
          <table:table-cell table:style-name="ce7" table:formula="of:=IF([.Y$3]=&quot;.&quot;;&quot;.&quot;;MID(IF([.$C4]&gt;0;BASE([.$C4];2;16);BASE([.$C4]+2^16;2;16));ABS([.Y$3]-16);1))" office:value-type="string" office:string-value="1" calcext:value-type="string">
            <text:p>1</text:p>
          </table:table-cell>
          <table:table-cell table:number-columns-repeated="8"/>
          <table:table-cell table:style-name="ce28" office:value-type="string" calcext:value-type="string">
            <text:p>01</text:p>
          </table:table-cell>
          <table:table-cell table:style-name="ce32" office:value-type="string" calcext:value-type="string">
            <text:p>Результат корректный. Перенос из старшего разряда не учитывается</text:p>
          </table:table-cell>
        </table:table-row>
        <table:table-row table:style-name="ro1">
          <table:table-cell table:style-name="ce1" office:value-type="string" calcext:value-type="string">
            <text:p>X2=</text:p>
          </table:table-cell>
          <table:table-cell table:style-name="ce2" office:value-type="string" calcext:value-type="string">
            <text:p>C=</text:p>
          </table:table-cell>
          <table:table-cell table:style-name="ce1" table:formula="of:=[.C2]" office:value-type="float" office:value="23366" calcext:value-type="float">
            <text:p>23366</text:p>
          </table:table-cell>
          <table:table-cell table:style-name="ce1"/>
          <table:table-cell table:style-name="ce1" office:value-type="string" calcext:value-type="string">
            <text:p>B2=</text:p>
          </table:table-cell>
          <table:table-cell table:style-name="ce1"/>
          <table:table-cell table:style-name="ce7" table:formula="of:=IF([.G$3]=&quot;.&quot;;&quot;.&quot;;MID(IF([.$C5]&gt;0;BASE([.$C5];2;16);BASE([.$C5]+2^16;2;16));ABS([.G$3]-16);1))" office:value-type="string" office:string-value="0" calcext:value-type="string">
            <text:p>0</text:p>
          </table:table-cell>
          <table:table-cell table:style-name="ce7" table:formula="of:=IF([.H$3]=&quot;.&quot;;&quot;.&quot;;MID(IF([.$C5]&gt;0;BASE([.$C5];2;16);BASE([.$C5]+2^16;2;16));ABS([.H$3]-16);1))" office:value-type="string" office:string-value="1" calcext:value-type="string">
            <text:p>1</text:p>
          </table:table-cell>
          <table:table-cell table:style-name="ce7" table:formula="of:=IF([.I$3]=&quot;.&quot;;&quot;.&quot;;MID(IF([.$C5]&gt;0;BASE([.$C5];2;16);BASE([.$C5]+2^16;2;16));ABS([.I$3]-16);1))" office:value-type="string" office:string-value="0" calcext:value-type="string">
            <text:p>0</text:p>
          </table:table-cell>
          <table:table-cell table:style-name="ce7" table:formula="of:=IF([.J$3]=&quot;.&quot;;&quot;.&quot;;MID(IF([.$C5]&gt;0;BASE([.$C5];2;16);BASE([.$C5]+2^16;2;16));ABS([.J$3]-16);1))" office:value-type="string" office:string-value="1" calcext:value-type="string">
            <text:p>1</text:p>
          </table:table-cell>
          <table:table-cell table:style-name="ce7" table:formula="of:=IF([.K$3]=&quot;.&quot;;&quot;.&quot;;MID(IF([.$C5]&gt;0;BASE([.$C5];2;16);BASE([.$C5]+2^16;2;16));ABS([.K$3]-16);1))" office:value-type="string" office:string-value="." calcext:value-type="string">
            <text:p>.</text:p>
          </table:table-cell>
          <table:table-cell table:style-name="ce7" table:formula="of:=IF([.L$3]=&quot;.&quot;;&quot;.&quot;;MID(IF([.$C5]&gt;0;BASE([.$C5];2;16);BASE([.$C5]+2^16;2;16));ABS([.L$3]-16);1))" office:value-type="string" office:string-value="1" calcext:value-type="string">
            <text:p>1</text:p>
          </table:table-cell>
          <table:table-cell table:style-name="ce7" table:formula="of:=IF([.M$3]=&quot;.&quot;;&quot;.&quot;;MID(IF([.$C5]&gt;0;BASE([.$C5];2;16);BASE([.$C5]+2^16;2;16));ABS([.M$3]-16);1))" office:value-type="string" office:string-value="0" calcext:value-type="string">
            <text:p>0</text:p>
          </table:table-cell>
          <table:table-cell table:style-name="ce7" table:formula="of:=IF([.N$3]=&quot;.&quot;;&quot;.&quot;;MID(IF([.$C5]&gt;0;BASE([.$C5];2;16);BASE([.$C5]+2^16;2;16));ABS([.N$3]-16);1))" office:value-type="string" office:string-value="1" calcext:value-type="string">
            <text:p>1</text:p>
          </table:table-cell>
          <table:table-cell table:style-name="ce7" table:formula="of:=IF([.O$3]=&quot;.&quot;;&quot;.&quot;;MID(IF([.$C5]&gt;0;BASE([.$C5];2;16);BASE([.$C5]+2^16;2;16));ABS([.O$3]-16);1))" office:value-type="string" office:string-value="1" calcext:value-type="string">
            <text:p>1</text:p>
          </table:table-cell>
          <table:table-cell table:style-name="ce7" table:formula="of:=IF([.P$3]=&quot;.&quot;;&quot;.&quot;;MID(IF([.$C5]&gt;0;BASE([.$C5];2;16);BASE([.$C5]+2^16;2;16));ABS([.P$3]-16);1))" office:value-type="string" office:string-value="." calcext:value-type="string">
            <text:p>.</text:p>
          </table:table-cell>
          <table:table-cell table:style-name="ce7" table:formula="of:=IF([.Q$3]=&quot;.&quot;;&quot;.&quot;;MID(IF([.$C5]&gt;0;BASE([.$C5];2;16);BASE([.$C5]+2^16;2;16));ABS([.Q$3]-16);1))" office:value-type="string" office:string-value="0" calcext:value-type="string">
            <text:p>0</text:p>
          </table:table-cell>
          <table:table-cell table:style-name="ce7" table:formula="of:=IF([.R$3]=&quot;.&quot;;&quot;.&quot;;MID(IF([.$C5]&gt;0;BASE([.$C5];2;16);BASE([.$C5]+2^16;2;16));ABS([.R$3]-16);1))" office:value-type="string" office:string-value="1" calcext:value-type="string">
            <text:p>1</text:p>
          </table:table-cell>
          <table:table-cell table:style-name="ce7" table:formula="of:=IF([.S$3]=&quot;.&quot;;&quot;.&quot;;MID(IF([.$C5]&gt;0;BASE([.$C5];2;16);BASE([.$C5]+2^16;2;16));ABS([.S$3]-16);1))" office:value-type="string" office:string-value="0" calcext:value-type="string">
            <text:p>0</text:p>
          </table:table-cell>
          <table:table-cell table:style-name="ce7" table:formula="of:=IF([.T$3]=&quot;.&quot;;&quot;.&quot;;MID(IF([.$C5]&gt;0;BASE([.$C5];2;16);BASE([.$C5]+2^16;2;16));ABS([.T$3]-16);1))" office:value-type="string" office:string-value="0" calcext:value-type="string">
            <text:p>0</text:p>
          </table:table-cell>
          <table:table-cell table:style-name="ce7" table:formula="of:=IF([.U$3]=&quot;.&quot;;&quot;.&quot;;MID(IF([.$C5]&gt;0;BASE([.$C5];2;16);BASE([.$C5]+2^16;2;16));ABS([.U$3]-16);1))" office:value-type="string" office:string-value="." calcext:value-type="string">
            <text:p>.</text:p>
          </table:table-cell>
          <table:table-cell table:style-name="ce7" table:formula="of:=IF([.V$3]=&quot;.&quot;;&quot;.&quot;;MID(IF([.$C5]&gt;0;BASE([.$C5];2;16);BASE([.$C5]+2^16;2;16));ABS([.V$3]-16);1))" office:value-type="string" office:string-value="0" calcext:value-type="string">
            <text:p>0</text:p>
          </table:table-cell>
          <table:table-cell table:style-name="ce7" table:formula="of:=IF([.W$3]=&quot;.&quot;;&quot;.&quot;;MID(IF([.$C5]&gt;0;BASE([.$C5];2;16);BASE([.$C5]+2^16;2;16));ABS([.W$3]-16);1))" office:value-type="string" office:string-value="1" calcext:value-type="string">
            <text:p>1</text:p>
          </table:table-cell>
          <table:table-cell table:style-name="ce7" table:formula="of:=IF([.X$3]=&quot;.&quot;;&quot;.&quot;;MID(IF([.$C5]&gt;0;BASE([.$C5];2;16);BASE([.$C5]+2^16;2;16));ABS([.X$3]-16);1))" office:value-type="string" office:string-value="1" calcext:value-type="string">
            <text:p>1</text:p>
          </table:table-cell>
          <table:table-cell table:style-name="ce7" table:formula="of:=IF([.Y$3]=&quot;.&quot;;&quot;.&quot;;MID(IF([.$C5]&gt;0;BASE([.$C5];2;16);BASE([.$C5]+2^16;2;16));ABS([.Y$3]-16);1))" office:value-type="string" office:string-value="0" calcext:value-type="string">
            <text:p>0</text:p>
          </table:table-cell>
          <table:table-cell table:number-columns-repeated="8"/>
          <table:table-cell table:style-name="ce28" office:value-type="string" calcext:value-type="string">
            <text:p>1-0</text:p>
          </table:table-cell>
          <table:table-cell table:style-name="ce32" office:value-type="string" calcext:value-type="string">
            <text:p>При сложении положительных чисел получен отрицательный результат ПЕРЕПОЛНЕНИЕ!</text:p>
          </table:table-cell>
        </table:table-row>
        <table:table-row table:style-name="ro1">
          <table:table-cell table:style-name="ce1" office:value-type="string" calcext:value-type="string">
            <text:p>X3=</text:p>
          </table:table-cell>
          <table:table-cell table:style-name="ce2" office:value-type="string" calcext:value-type="string">
            <text:p>A+C=</text:p>
          </table:table-cell>
          <table:table-cell table:style-name="ce1" table:formula="of:=[.C4]+[.C5]" office:value-type="float" office:value="24953" calcext:value-type="float">
            <text:p>24953</text:p>
          </table:table-cell>
          <table:table-cell table:style-name="ce1"/>
          <table:table-cell table:style-name="ce1" office:value-type="string" calcext:value-type="string">
            <text:p>B3=</text:p>
          </table:table-cell>
          <table:table-cell table:style-name="ce1"/>
          <table:table-cell table:style-name="ce7" table:formula="of:=IF([.G$3]=&quot;.&quot;;&quot;.&quot;;MID(IF([.$C6]&gt;0;BASE([.$C6];2;16);BASE([.$C6]+2^16;2;16));ABS([.G$3]-16);1))" office:value-type="string" office:string-value="0" calcext:value-type="string">
            <text:p>0</text:p>
          </table:table-cell>
          <table:table-cell table:style-name="ce7" table:formula="of:=IF([.H$3]=&quot;.&quot;;&quot;.&quot;;MID(IF([.$C6]&gt;0;BASE([.$C6];2;16);BASE([.$C6]+2^16;2;16));ABS([.H$3]-16);1))" office:value-type="string" office:string-value="1" calcext:value-type="string">
            <text:p>1</text:p>
          </table:table-cell>
          <table:table-cell table:style-name="ce7" table:formula="of:=IF([.I$3]=&quot;.&quot;;&quot;.&quot;;MID(IF([.$C6]&gt;0;BASE([.$C6];2;16);BASE([.$C6]+2^16;2;16));ABS([.I$3]-16);1))" office:value-type="string" office:string-value="1" calcext:value-type="string">
            <text:p>1</text:p>
          </table:table-cell>
          <table:table-cell table:style-name="ce7" table:formula="of:=IF([.J$3]=&quot;.&quot;;&quot;.&quot;;MID(IF([.$C6]&gt;0;BASE([.$C6];2;16);BASE([.$C6]+2^16;2;16));ABS([.J$3]-16);1))" office:value-type="string" office:string-value="0" calcext:value-type="string">
            <text:p>0</text:p>
          </table:table-cell>
          <table:table-cell table:style-name="ce7" table:formula="of:=IF([.K$3]=&quot;.&quot;;&quot;.&quot;;MID(IF([.$C6]&gt;0;BASE([.$C6];2;16);BASE([.$C6]+2^16;2;16));ABS([.K$3]-16);1))" office:value-type="string" office:string-value="." calcext:value-type="string">
            <text:p>.</text:p>
          </table:table-cell>
          <table:table-cell table:style-name="ce7" table:formula="of:=IF([.L$3]=&quot;.&quot;;&quot;.&quot;;MID(IF([.$C6]&gt;0;BASE([.$C6];2;16);BASE([.$C6]+2^16;2;16));ABS([.L$3]-16);1))" office:value-type="string" office:string-value="0" calcext:value-type="string">
            <text:p>0</text:p>
          </table:table-cell>
          <table:table-cell table:style-name="ce7" table:formula="of:=IF([.M$3]=&quot;.&quot;;&quot;.&quot;;MID(IF([.$C6]&gt;0;BASE([.$C6];2;16);BASE([.$C6]+2^16;2;16));ABS([.M$3]-16);1))" office:value-type="string" office:string-value="0" calcext:value-type="string">
            <text:p>0</text:p>
          </table:table-cell>
          <table:table-cell table:style-name="ce7" table:formula="of:=IF([.N$3]=&quot;.&quot;;&quot;.&quot;;MID(IF([.$C6]&gt;0;BASE([.$C6];2;16);BASE([.$C6]+2^16;2;16));ABS([.N$3]-16);1))" office:value-type="string" office:string-value="0" calcext:value-type="string">
            <text:p>0</text:p>
          </table:table-cell>
          <table:table-cell table:style-name="ce7" table:formula="of:=IF([.O$3]=&quot;.&quot;;&quot;.&quot;;MID(IF([.$C6]&gt;0;BASE([.$C6];2;16);BASE([.$C6]+2^16;2;16));ABS([.O$3]-16);1))" office:value-type="string" office:string-value="1" calcext:value-type="string">
            <text:p>1</text:p>
          </table:table-cell>
          <table:table-cell table:style-name="ce7" table:formula="of:=IF([.P$3]=&quot;.&quot;;&quot;.&quot;;MID(IF([.$C6]&gt;0;BASE([.$C6];2;16);BASE([.$C6]+2^16;2;16));ABS([.P$3]-16);1))" office:value-type="string" office:string-value="." calcext:value-type="string">
            <text:p>.</text:p>
          </table:table-cell>
          <table:table-cell table:style-name="ce7" table:formula="of:=IF([.Q$3]=&quot;.&quot;;&quot;.&quot;;MID(IF([.$C6]&gt;0;BASE([.$C6];2;16);BASE([.$C6]+2^16;2;16));ABS([.Q$3]-16);1))" office:value-type="string" office:string-value="0" calcext:value-type="string">
            <text:p>0</text:p>
          </table:table-cell>
          <table:table-cell table:style-name="ce7" table:formula="of:=IF([.R$3]=&quot;.&quot;;&quot;.&quot;;MID(IF([.$C6]&gt;0;BASE([.$C6];2;16);BASE([.$C6]+2^16;2;16));ABS([.R$3]-16);1))" office:value-type="string" office:string-value="1" calcext:value-type="string">
            <text:p>1</text:p>
          </table:table-cell>
          <table:table-cell table:style-name="ce7" table:formula="of:=IF([.S$3]=&quot;.&quot;;&quot;.&quot;;MID(IF([.$C6]&gt;0;BASE([.$C6];2;16);BASE([.$C6]+2^16;2;16));ABS([.S$3]-16);1))" office:value-type="string" office:string-value="1" calcext:value-type="string">
            <text:p>1</text:p>
          </table:table-cell>
          <table:table-cell table:style-name="ce7" table:formula="of:=IF([.T$3]=&quot;.&quot;;&quot;.&quot;;MID(IF([.$C6]&gt;0;BASE([.$C6];2;16);BASE([.$C6]+2^16;2;16));ABS([.T$3]-16);1))" office:value-type="string" office:string-value="1" calcext:value-type="string">
            <text:p>1</text:p>
          </table:table-cell>
          <table:table-cell table:style-name="ce7" table:formula="of:=IF([.U$3]=&quot;.&quot;;&quot;.&quot;;MID(IF([.$C6]&gt;0;BASE([.$C6];2;16);BASE([.$C6]+2^16;2;16));ABS([.U$3]-16);1))" office:value-type="string" office:string-value="." calcext:value-type="string">
            <text:p>.</text:p>
          </table:table-cell>
          <table:table-cell table:style-name="ce7" table:formula="of:=IF([.V$3]=&quot;.&quot;;&quot;.&quot;;MID(IF([.$C6]&gt;0;BASE([.$C6];2;16);BASE([.$C6]+2^16;2;16));ABS([.V$3]-16);1))" office:value-type="string" office:string-value="1" calcext:value-type="string">
            <text:p>1</text:p>
          </table:table-cell>
          <table:table-cell table:style-name="ce7" table:formula="of:=IF([.W$3]=&quot;.&quot;;&quot;.&quot;;MID(IF([.$C6]&gt;0;BASE([.$C6];2;16);BASE([.$C6]+2^16;2;16));ABS([.W$3]-16);1))" office:value-type="string" office:string-value="0" calcext:value-type="string">
            <text:p>0</text:p>
          </table:table-cell>
          <table:table-cell table:style-name="ce7" table:formula="of:=IF([.X$3]=&quot;.&quot;;&quot;.&quot;;MID(IF([.$C6]&gt;0;BASE([.$C6];2;16);BASE([.$C6]+2^16;2;16));ABS([.X$3]-16);1))" office:value-type="string" office:string-value="0" calcext:value-type="string">
            <text:p>0</text:p>
          </table:table-cell>
          <table:table-cell table:style-name="ce7" table:formula="of:=IF([.Y$3]=&quot;.&quot;;&quot;.&quot;;MID(IF([.$C6]&gt;0;BASE([.$C6];2;16);BASE([.$C6]+2^16;2;16));ABS([.Y$3]-16);1))" office:value-type="string" office:string-value="1" calcext:value-type="string">
            <text:p>1</text:p>
          </table:table-cell>
          <table:table-cell table:number-columns-repeated="8"/>
          <table:table-cell table:style-name="ce28" office:value-type="string" calcext:value-type="string">
            <text:p>1-1</text:p>
          </table:table-cell>
          <table:table-cell table:style-name="ce32" office:value-type="string" calcext:value-type="string">
            <text:p>При сложении отрицательных чисел получен положительный результат ПЕРЕПОЛНЕНИЕ!</text:p>
          </table:table-cell>
        </table:table-row>
        <table:table-row table:style-name="ro1">
          <table:table-cell table:style-name="ce1" office:value-type="string" calcext:value-type="string">
            <text:p>X4=</text:p>
          </table:table-cell>
          <table:table-cell table:style-name="ce2" office:value-type="string" calcext:value-type="string">
            <text:p>A+C+C=</text:p>
          </table:table-cell>
          <table:table-cell table:style-name="ce1" table:formula="of:=[.C6]+[.C5]" office:value-type="float" office:value="48319" calcext:value-type="float">
            <text:p>48319</text:p>
          </table:table-cell>
          <table:table-cell table:style-name="ce1"/>
          <table:table-cell table:style-name="ce1" office:value-type="string" calcext:value-type="string">
            <text:p>B4=</text:p>
          </table:table-cell>
          <table:table-cell table:style-name="ce1"/>
          <table:table-cell table:style-name="ce7" table:formula="of:=IF([.G$3]=&quot;.&quot;;&quot;.&quot;;MID(IF([.$C7]&gt;0;BASE([.$C7];2;16);BASE([.$C7]+2^16;2;16));ABS([.G$3]-16);1))" office:value-type="string" office:string-value="1" calcext:value-type="string">
            <text:p>1</text:p>
          </table:table-cell>
          <table:table-cell table:style-name="ce7" table:formula="of:=IF([.H$3]=&quot;.&quot;;&quot;.&quot;;MID(IF([.$C7]&gt;0;BASE([.$C7];2;16);BASE([.$C7]+2^16;2;16));ABS([.H$3]-16);1))" office:value-type="string" office:string-value="0" calcext:value-type="string">
            <text:p>0</text:p>
          </table:table-cell>
          <table:table-cell table:style-name="ce7" table:formula="of:=IF([.I$3]=&quot;.&quot;;&quot;.&quot;;MID(IF([.$C7]&gt;0;BASE([.$C7];2;16);BASE([.$C7]+2^16;2;16));ABS([.I$3]-16);1))" office:value-type="string" office:string-value="1" calcext:value-type="string">
            <text:p>1</text:p>
          </table:table-cell>
          <table:table-cell table:style-name="ce7" table:formula="of:=IF([.J$3]=&quot;.&quot;;&quot;.&quot;;MID(IF([.$C7]&gt;0;BASE([.$C7];2;16);BASE([.$C7]+2^16;2;16));ABS([.J$3]-16);1))" office:value-type="string" office:string-value="1" calcext:value-type="string">
            <text:p>1</text:p>
          </table:table-cell>
          <table:table-cell table:style-name="ce7" table:formula="of:=IF([.K$3]=&quot;.&quot;;&quot;.&quot;;MID(IF([.$C7]&gt;0;BASE([.$C7];2;16);BASE([.$C7]+2^16;2;16));ABS([.K$3]-16);1))" office:value-type="string" office:string-value="." calcext:value-type="string">
            <text:p>.</text:p>
          </table:table-cell>
          <table:table-cell table:style-name="ce7" table:formula="of:=IF([.L$3]=&quot;.&quot;;&quot;.&quot;;MID(IF([.$C7]&gt;0;BASE([.$C7];2;16);BASE([.$C7]+2^16;2;16));ABS([.L$3]-16);1))" office:value-type="string" office:string-value="1" calcext:value-type="string">
            <text:p>1</text:p>
          </table:table-cell>
          <table:table-cell table:style-name="ce7" table:formula="of:=IF([.M$3]=&quot;.&quot;;&quot;.&quot;;MID(IF([.$C7]&gt;0;BASE([.$C7];2;16);BASE([.$C7]+2^16;2;16));ABS([.M$3]-16);1))" office:value-type="string" office:string-value="1" calcext:value-type="string">
            <text:p>1</text:p>
          </table:table-cell>
          <table:table-cell table:style-name="ce7" table:formula="of:=IF([.N$3]=&quot;.&quot;;&quot;.&quot;;MID(IF([.$C7]&gt;0;BASE([.$C7];2;16);BASE([.$C7]+2^16;2;16));ABS([.N$3]-16);1))" office:value-type="string" office:string-value="0" calcext:value-type="string">
            <text:p>0</text:p>
          </table:table-cell>
          <table:table-cell table:style-name="ce7" table:formula="of:=IF([.O$3]=&quot;.&quot;;&quot;.&quot;;MID(IF([.$C7]&gt;0;BASE([.$C7];2;16);BASE([.$C7]+2^16;2;16));ABS([.O$3]-16);1))" office:value-type="string" office:string-value="0" calcext:value-type="string">
            <text:p>0</text:p>
          </table:table-cell>
          <table:table-cell table:style-name="ce7" table:formula="of:=IF([.P$3]=&quot;.&quot;;&quot;.&quot;;MID(IF([.$C7]&gt;0;BASE([.$C7];2;16);BASE([.$C7]+2^16;2;16));ABS([.P$3]-16);1))" office:value-type="string" office:string-value="." calcext:value-type="string">
            <text:p>.</text:p>
          </table:table-cell>
          <table:table-cell table:style-name="ce7" table:formula="of:=IF([.Q$3]=&quot;.&quot;;&quot;.&quot;;MID(IF([.$C7]&gt;0;BASE([.$C7];2;16);BASE([.$C7]+2^16;2;16));ABS([.Q$3]-16);1))" office:value-type="string" office:string-value="1" calcext:value-type="string">
            <text:p>1</text:p>
          </table:table-cell>
          <table:table-cell table:style-name="ce7" table:formula="of:=IF([.R$3]=&quot;.&quot;;&quot;.&quot;;MID(IF([.$C7]&gt;0;BASE([.$C7];2;16);BASE([.$C7]+2^16;2;16));ABS([.R$3]-16);1))" office:value-type="string" office:string-value="0" calcext:value-type="string">
            <text:p>0</text:p>
          </table:table-cell>
          <table:table-cell table:style-name="ce7" table:formula="of:=IF([.S$3]=&quot;.&quot;;&quot;.&quot;;MID(IF([.$C7]&gt;0;BASE([.$C7];2;16);BASE([.$C7]+2^16;2;16));ABS([.S$3]-16);1))" office:value-type="string" office:string-value="1" calcext:value-type="string">
            <text:p>1</text:p>
          </table:table-cell>
          <table:table-cell table:style-name="ce7" table:formula="of:=IF([.T$3]=&quot;.&quot;;&quot;.&quot;;MID(IF([.$C7]&gt;0;BASE([.$C7];2;16);BASE([.$C7]+2^16;2;16));ABS([.T$3]-16);1))" office:value-type="string" office:string-value="1" calcext:value-type="string">
            <text:p>1</text:p>
          </table:table-cell>
          <table:table-cell table:style-name="ce7" table:formula="of:=IF([.U$3]=&quot;.&quot;;&quot;.&quot;;MID(IF([.$C7]&gt;0;BASE([.$C7];2;16);BASE([.$C7]+2^16;2;16));ABS([.U$3]-16);1))" office:value-type="string" office:string-value="." calcext:value-type="string">
            <text:p>.</text:p>
          </table:table-cell>
          <table:table-cell table:style-name="ce7" table:formula="of:=IF([.V$3]=&quot;.&quot;;&quot;.&quot;;MID(IF([.$C7]&gt;0;BASE([.$C7];2;16);BASE([.$C7]+2^16;2;16));ABS([.V$3]-16);1))" office:value-type="string" office:string-value="1" calcext:value-type="string">
            <text:p>1</text:p>
          </table:table-cell>
          <table:table-cell table:style-name="ce7" table:formula="of:=IF([.W$3]=&quot;.&quot;;&quot;.&quot;;MID(IF([.$C7]&gt;0;BASE([.$C7];2;16);BASE([.$C7]+2^16;2;16));ABS([.W$3]-16);1))" office:value-type="string" office:string-value="1" calcext:value-type="string">
            <text:p>1</text:p>
          </table:table-cell>
          <table:table-cell table:style-name="ce7" table:formula="of:=IF([.X$3]=&quot;.&quot;;&quot;.&quot;;MID(IF([.$C7]&gt;0;BASE([.$C7];2;16);BASE([.$C7]+2^16;2;16));ABS([.X$3]-16);1))" office:value-type="string" office:string-value="1" calcext:value-type="string">
            <text:p>1</text:p>
          </table:table-cell>
          <table:table-cell table:style-name="ce7" table:formula="of:=IF([.Y$3]=&quot;.&quot;;&quot;.&quot;;MID(IF([.$C7]&gt;0;BASE([.$C7];2;16);BASE([.$C7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5=</text:p>
          </table:table-cell>
          <table:table-cell table:style-name="ce2" office:value-type="string" calcext:value-type="string">
            <text:p>C-A=</text:p>
          </table:table-cell>
          <table:table-cell table:style-name="ce1" table:formula="of:=[.C5]-[.C4]" office:value-type="float" office:value="21779" calcext:value-type="float">
            <text:p>21779</text:p>
          </table:table-cell>
          <table:table-cell table:style-name="ce1"/>
          <table:table-cell table:style-name="ce1" office:value-type="string" calcext:value-type="string">
            <text:p>B5=</text:p>
          </table:table-cell>
          <table:table-cell table:style-name="ce1"/>
          <table:table-cell table:style-name="ce5" table:formula="of:=IF([.G$3]=&quot;.&quot;;&quot;.&quot;;MID(IF([.$C8]&gt;0;BASE([.$C8];2;16);BASE([.$C8]+2^16;2;16));ABS([.G$3]-16);1))" office:value-type="string" office:string-value="0" calcext:value-type="string">
            <text:p>0</text:p>
          </table:table-cell>
          <table:table-cell table:style-name="ce5" table:formula="of:=IF([.H$3]=&quot;.&quot;;&quot;.&quot;;MID(IF([.$C8]&gt;0;BASE([.$C8];2;16);BASE([.$C8]+2^16;2;16));ABS([.H$3]-16);1))" office:value-type="string" office:string-value="1" calcext:value-type="string">
            <text:p>1</text:p>
          </table:table-cell>
          <table:table-cell table:style-name="ce5" table:formula="of:=IF([.I$3]=&quot;.&quot;;&quot;.&quot;;MID(IF([.$C8]&gt;0;BASE([.$C8];2;16);BASE([.$C8]+2^16;2;16));ABS([.I$3]-16);1))" office:value-type="string" office:string-value="0" calcext:value-type="string">
            <text:p>0</text:p>
          </table:table-cell>
          <table:table-cell table:style-name="ce5" table:formula="of:=IF([.J$3]=&quot;.&quot;;&quot;.&quot;;MID(IF([.$C8]&gt;0;BASE([.$C8];2;16);BASE([.$C8]+2^16;2;16));ABS([.J$3]-16);1))" office:value-type="string" office:string-value="1" calcext:value-type="string">
            <text:p>1</text:p>
          </table:table-cell>
          <table:table-cell table:style-name="ce5" table:formula="of:=IF([.K$3]=&quot;.&quot;;&quot;.&quot;;MID(IF([.$C8]&gt;0;BASE([.$C8];2;16);BASE([.$C8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8]&gt;0;BASE([.$C8];2;16);BASE([.$C8]+2^16;2;16));ABS([.L$3]-16);1))" office:value-type="string" office:string-value="0" calcext:value-type="string">
            <text:p>0</text:p>
          </table:table-cell>
          <table:table-cell table:style-name="ce5" table:formula="of:=IF([.M$3]=&quot;.&quot;;&quot;.&quot;;MID(IF([.$C8]&gt;0;BASE([.$C8];2;16);BASE([.$C8]+2^16;2;16));ABS([.M$3]-16);1))" office:value-type="string" office:string-value="1" calcext:value-type="string">
            <text:p>1</text:p>
          </table:table-cell>
          <table:table-cell table:style-name="ce5" table:formula="of:=IF([.N$3]=&quot;.&quot;;&quot;.&quot;;MID(IF([.$C8]&gt;0;BASE([.$C8];2;16);BASE([.$C8]+2^16;2;16));ABS([.N$3]-16);1))" office:value-type="string" office:string-value="0" calcext:value-type="string">
            <text:p>0</text:p>
          </table:table-cell>
          <table:table-cell table:style-name="ce5" table:formula="of:=IF([.O$3]=&quot;.&quot;;&quot;.&quot;;MID(IF([.$C8]&gt;0;BASE([.$C8];2;16);BASE([.$C8]+2^16;2;16));ABS([.O$3]-16);1))" office:value-type="string" office:string-value="1" calcext:value-type="string">
            <text:p>1</text:p>
          </table:table-cell>
          <table:table-cell table:style-name="ce5" table:formula="of:=IF([.P$3]=&quot;.&quot;;&quot;.&quot;;MID(IF([.$C8]&gt;0;BASE([.$C8];2;16);BASE([.$C8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8]&gt;0;BASE([.$C8];2;16);BASE([.$C8]+2^16;2;16));ABS([.Q$3]-16);1))" office:value-type="string" office:string-value="0" calcext:value-type="string">
            <text:p>0</text:p>
          </table:table-cell>
          <table:table-cell table:style-name="ce5" table:formula="of:=IF([.R$3]=&quot;.&quot;;&quot;.&quot;;MID(IF([.$C8]&gt;0;BASE([.$C8];2;16);BASE([.$C8]+2^16;2;16));ABS([.R$3]-16);1))" office:value-type="string" office:string-value="0" calcext:value-type="string">
            <text:p>0</text:p>
          </table:table-cell>
          <table:table-cell table:style-name="ce5" table:formula="of:=IF([.S$3]=&quot;.&quot;;&quot;.&quot;;MID(IF([.$C8]&gt;0;BASE([.$C8];2;16);BASE([.$C8]+2^16;2;16));ABS([.S$3]-16);1))" office:value-type="string" office:string-value="0" calcext:value-type="string">
            <text:p>0</text:p>
          </table:table-cell>
          <table:table-cell table:style-name="ce5" table:formula="of:=IF([.T$3]=&quot;.&quot;;&quot;.&quot;;MID(IF([.$C8]&gt;0;BASE([.$C8];2;16);BASE([.$C8]+2^16;2;16));ABS([.T$3]-16);1))" office:value-type="string" office:string-value="1" calcext:value-type="string">
            <text:p>1</text:p>
          </table:table-cell>
          <table:table-cell table:style-name="ce5" table:formula="of:=IF([.U$3]=&quot;.&quot;;&quot;.&quot;;MID(IF([.$C8]&gt;0;BASE([.$C8];2;16);BASE([.$C8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8]&gt;0;BASE([.$C8];2;16);BASE([.$C8]+2^16;2;16));ABS([.V$3]-16);1))" office:value-type="string" office:string-value="0" calcext:value-type="string">
            <text:p>0</text:p>
          </table:table-cell>
          <table:table-cell table:style-name="ce5" table:formula="of:=IF([.W$3]=&quot;.&quot;;&quot;.&quot;;MID(IF([.$C8]&gt;0;BASE([.$C8];2;16);BASE([.$C8]+2^16;2;16));ABS([.W$3]-16);1))" office:value-type="string" office:string-value="0" calcext:value-type="string">
            <text:p>0</text:p>
          </table:table-cell>
          <table:table-cell table:style-name="ce5" table:formula="of:=IF([.X$3]=&quot;.&quot;;&quot;.&quot;;MID(IF([.$C8]&gt;0;BASE([.$C8];2;16);BASE([.$C8]+2^16;2;16));ABS([.X$3]-16);1))" office:value-type="string" office:string-value="1" calcext:value-type="string">
            <text:p>1</text:p>
          </table:table-cell>
          <table:table-cell table:style-name="ce5" table:formula="of:=IF([.Y$3]=&quot;.&quot;;&quot;.&quot;;MID(IF([.$C8]&gt;0;BASE([.$C8];2;16);BASE([.$C8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6=</text:p>
          </table:table-cell>
          <table:table-cell table:style-name="ce2" office:value-type="string" calcext:value-type="string">
            <text:p>65536-X4=</text:p>
          </table:table-cell>
          <table:table-cell table:style-name="ce1" table:formula="of:=65536-[.C7]" office:value-type="float" office:value="17217" calcext:value-type="float">
            <text:p>17217</text:p>
          </table:table-cell>
          <table:table-cell table:style-name="ce1"/>
          <table:table-cell table:style-name="ce1" office:value-type="string" calcext:value-type="string">
            <text:p>B6=</text:p>
          </table:table-cell>
          <table:table-cell table:style-name="ce1"/>
          <table:table-cell table:style-name="ce5" table:formula="of:=IF([.G$3]=&quot;.&quot;;&quot;.&quot;;MID(IF([.$C9]&gt;0;BASE([.$C9];2;16);BASE([.$C9]+2^16;2;16));ABS([.G$3]-16);1))" office:value-type="string" office:string-value="0" calcext:value-type="string">
            <text:p>0</text:p>
          </table:table-cell>
          <table:table-cell table:style-name="ce5" table:formula="of:=IF([.H$3]=&quot;.&quot;;&quot;.&quot;;MID(IF([.$C9]&gt;0;BASE([.$C9];2;16);BASE([.$C9]+2^16;2;16));ABS([.H$3]-16);1))" office:value-type="string" office:string-value="1" calcext:value-type="string">
            <text:p>1</text:p>
          </table:table-cell>
          <table:table-cell table:style-name="ce5" table:formula="of:=IF([.I$3]=&quot;.&quot;;&quot;.&quot;;MID(IF([.$C9]&gt;0;BASE([.$C9];2;16);BASE([.$C9]+2^16;2;16));ABS([.I$3]-16);1))" office:value-type="string" office:string-value="0" calcext:value-type="string">
            <text:p>0</text:p>
          </table:table-cell>
          <table:table-cell table:style-name="ce5" table:formula="of:=IF([.J$3]=&quot;.&quot;;&quot;.&quot;;MID(IF([.$C9]&gt;0;BASE([.$C9];2;16);BASE([.$C9]+2^16;2;16));ABS([.J$3]-16);1))" office:value-type="string" office:string-value="0" calcext:value-type="string">
            <text:p>0</text:p>
          </table:table-cell>
          <table:table-cell table:style-name="ce5" table:formula="of:=IF([.K$3]=&quot;.&quot;;&quot;.&quot;;MID(IF([.$C9]&gt;0;BASE([.$C9];2;16);BASE([.$C9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9]&gt;0;BASE([.$C9];2;16);BASE([.$C9]+2^16;2;16));ABS([.L$3]-16);1))" office:value-type="string" office:string-value="0" calcext:value-type="string">
            <text:p>0</text:p>
          </table:table-cell>
          <table:table-cell table:style-name="ce5" table:formula="of:=IF([.M$3]=&quot;.&quot;;&quot;.&quot;;MID(IF([.$C9]&gt;0;BASE([.$C9];2;16);BASE([.$C9]+2^16;2;16));ABS([.M$3]-16);1))" office:value-type="string" office:string-value="0" calcext:value-type="string">
            <text:p>0</text:p>
          </table:table-cell>
          <table:table-cell table:style-name="ce5" table:formula="of:=IF([.N$3]=&quot;.&quot;;&quot;.&quot;;MID(IF([.$C9]&gt;0;BASE([.$C9];2;16);BASE([.$C9]+2^16;2;16));ABS([.N$3]-16);1))" office:value-type="string" office:string-value="1" calcext:value-type="string">
            <text:p>1</text:p>
          </table:table-cell>
          <table:table-cell table:style-name="ce5" table:formula="of:=IF([.O$3]=&quot;.&quot;;&quot;.&quot;;MID(IF([.$C9]&gt;0;BASE([.$C9];2;16);BASE([.$C9]+2^16;2;16));ABS([.O$3]-16);1))" office:value-type="string" office:string-value="1" calcext:value-type="string">
            <text:p>1</text:p>
          </table:table-cell>
          <table:table-cell table:style-name="ce5" table:formula="of:=IF([.P$3]=&quot;.&quot;;&quot;.&quot;;MID(IF([.$C9]&gt;0;BASE([.$C9];2;16);BASE([.$C9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9]&gt;0;BASE([.$C9];2;16);BASE([.$C9]+2^16;2;16));ABS([.Q$3]-16);1))" office:value-type="string" office:string-value="0" calcext:value-type="string">
            <text:p>0</text:p>
          </table:table-cell>
          <table:table-cell table:style-name="ce5" table:formula="of:=IF([.R$3]=&quot;.&quot;;&quot;.&quot;;MID(IF([.$C9]&gt;0;BASE([.$C9];2;16);BASE([.$C9]+2^16;2;16));ABS([.R$3]-16);1))" office:value-type="string" office:string-value="1" calcext:value-type="string">
            <text:p>1</text:p>
          </table:table-cell>
          <table:table-cell table:style-name="ce5" table:formula="of:=IF([.S$3]=&quot;.&quot;;&quot;.&quot;;MID(IF([.$C9]&gt;0;BASE([.$C9];2;16);BASE([.$C9]+2^16;2;16));ABS([.S$3]-16);1))" office:value-type="string" office:string-value="0" calcext:value-type="string">
            <text:p>0</text:p>
          </table:table-cell>
          <table:table-cell table:style-name="ce5" table:formula="of:=IF([.T$3]=&quot;.&quot;;&quot;.&quot;;MID(IF([.$C9]&gt;0;BASE([.$C9];2;16);BASE([.$C9]+2^16;2;16));ABS([.T$3]-16);1))" office:value-type="string" office:string-value="0" calcext:value-type="string">
            <text:p>0</text:p>
          </table:table-cell>
          <table:table-cell table:style-name="ce5" table:formula="of:=IF([.U$3]=&quot;.&quot;;&quot;.&quot;;MID(IF([.$C9]&gt;0;BASE([.$C9];2;16);BASE([.$C9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9]&gt;0;BASE([.$C9];2;16);BASE([.$C9]+2^16;2;16));ABS([.V$3]-16);1))" office:value-type="string" office:string-value="0" calcext:value-type="string">
            <text:p>0</text:p>
          </table:table-cell>
          <table:table-cell table:style-name="ce5" table:formula="of:=IF([.W$3]=&quot;.&quot;;&quot;.&quot;;MID(IF([.$C9]&gt;0;BASE([.$C9];2;16);BASE([.$C9]+2^16;2;16));ABS([.W$3]-16);1))" office:value-type="string" office:string-value="0" calcext:value-type="string">
            <text:p>0</text:p>
          </table:table-cell>
          <table:table-cell table:style-name="ce5" table:formula="of:=IF([.X$3]=&quot;.&quot;;&quot;.&quot;;MID(IF([.$C9]&gt;0;BASE([.$C9];2;16);BASE([.$C9]+2^16;2;16));ABS([.X$3]-16);1))" office:value-type="string" office:string-value="0" calcext:value-type="string">
            <text:p>0</text:p>
          </table:table-cell>
          <table:table-cell table:style-name="ce5" table:formula="of:=IF([.Y$3]=&quot;.&quot;;&quot;.&quot;;MID(IF([.$C9]&gt;0;BASE([.$C9];2;16);BASE([.$C9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7=</text:p>
          </table:table-cell>
          <table:table-cell table:style-name="ce2" office:value-type="string" calcext:value-type="string">
            <text:p>-X1=</text:p>
          </table:table-cell>
          <table:table-cell table:style-name="ce1" table:formula="of:=-[.C4]" office:value-type="float" office:value="-1587" calcext:value-type="float">
            <text:p>-1587</text:p>
          </table:table-cell>
          <table:table-cell table:style-name="ce1"/>
          <table:table-cell table:style-name="ce1" office:value-type="string" calcext:value-type="string">
            <text:p>B7=</text:p>
          </table:table-cell>
          <table:table-cell table:style-name="ce1" office:value-type="string" calcext:value-type="string">
            <text:p>-B1=</text:p>
          </table:table-cell>
          <table:table-cell table:style-name="ce5" table:formula="of:=IF([.G$3]=&quot;.&quot;;&quot;.&quot;;MID(IF([.$C10]&gt;0;BASE([.$C10];2;16);BASE([.$C10]+2^16;2;16));ABS([.G$3]-16);1))" office:value-type="string" office:string-value="1" calcext:value-type="string">
            <text:p>1</text:p>
          </table:table-cell>
          <table:table-cell table:style-name="ce5" table:formula="of:=IF([.H$3]=&quot;.&quot;;&quot;.&quot;;MID(IF([.$C10]&gt;0;BASE([.$C10];2;16);BASE([.$C10]+2^16;2;16));ABS([.H$3]-16);1))" office:value-type="string" office:string-value="1" calcext:value-type="string">
            <text:p>1</text:p>
          </table:table-cell>
          <table:table-cell table:style-name="ce5" table:formula="of:=IF([.I$3]=&quot;.&quot;;&quot;.&quot;;MID(IF([.$C10]&gt;0;BASE([.$C10];2;16);BASE([.$C10]+2^16;2;16));ABS([.I$3]-16);1))" office:value-type="string" office:string-value="1" calcext:value-type="string">
            <text:p>1</text:p>
          </table:table-cell>
          <table:table-cell table:style-name="ce5" table:formula="of:=IF([.J$3]=&quot;.&quot;;&quot;.&quot;;MID(IF([.$C10]&gt;0;BASE([.$C10];2;16);BASE([.$C10]+2^16;2;16));ABS([.J$3]-16);1))" office:value-type="string" office:string-value="1" calcext:value-type="string">
            <text:p>1</text:p>
          </table:table-cell>
          <table:table-cell table:style-name="ce5" table:formula="of:=IF([.K$3]=&quot;.&quot;;&quot;.&quot;;MID(IF([.$C10]&gt;0;BASE([.$C10];2;16);BASE([.$C10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10]&gt;0;BASE([.$C10];2;16);BASE([.$C10]+2^16;2;16));ABS([.L$3]-16);1))" office:value-type="string" office:string-value="1" calcext:value-type="string">
            <text:p>1</text:p>
          </table:table-cell>
          <table:table-cell table:style-name="ce5" table:formula="of:=IF([.M$3]=&quot;.&quot;;&quot;.&quot;;MID(IF([.$C10]&gt;0;BASE([.$C10];2;16);BASE([.$C10]+2^16;2;16));ABS([.M$3]-16);1))" office:value-type="string" office:string-value="0" calcext:value-type="string">
            <text:p>0</text:p>
          </table:table-cell>
          <table:table-cell table:style-name="ce5" table:formula="of:=IF([.N$3]=&quot;.&quot;;&quot;.&quot;;MID(IF([.$C10]&gt;0;BASE([.$C10];2;16);BASE([.$C10]+2^16;2;16));ABS([.N$3]-16);1))" office:value-type="string" office:string-value="0" calcext:value-type="string">
            <text:p>0</text:p>
          </table:table-cell>
          <table:table-cell table:style-name="ce5" table:formula="of:=IF([.O$3]=&quot;.&quot;;&quot;.&quot;;MID(IF([.$C10]&gt;0;BASE([.$C10];2;16);BASE([.$C10]+2^16;2;16));ABS([.O$3]-16);1))" office:value-type="string" office:string-value="1" calcext:value-type="string">
            <text:p>1</text:p>
          </table:table-cell>
          <table:table-cell table:style-name="ce5" table:formula="of:=IF([.P$3]=&quot;.&quot;;&quot;.&quot;;MID(IF([.$C10]&gt;0;BASE([.$C10];2;16);BASE([.$C10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10]&gt;0;BASE([.$C10];2;16);BASE([.$C10]+2^16;2;16));ABS([.Q$3]-16);1))" office:value-type="string" office:string-value="1" calcext:value-type="string">
            <text:p>1</text:p>
          </table:table-cell>
          <table:table-cell table:style-name="ce5" table:formula="of:=IF([.R$3]=&quot;.&quot;;&quot;.&quot;;MID(IF([.$C10]&gt;0;BASE([.$C10];2;16);BASE([.$C10]+2^16;2;16));ABS([.R$3]-16);1))" office:value-type="string" office:string-value="1" calcext:value-type="string">
            <text:p>1</text:p>
          </table:table-cell>
          <table:table-cell table:style-name="ce5" table:formula="of:=IF([.S$3]=&quot;.&quot;;&quot;.&quot;;MID(IF([.$C10]&gt;0;BASE([.$C10];2;16);BASE([.$C10]+2^16;2;16));ABS([.S$3]-16);1))" office:value-type="string" office:string-value="0" calcext:value-type="string">
            <text:p>0</text:p>
          </table:table-cell>
          <table:table-cell table:style-name="ce5" table:formula="of:=IF([.T$3]=&quot;.&quot;;&quot;.&quot;;MID(IF([.$C10]&gt;0;BASE([.$C10];2;16);BASE([.$C10]+2^16;2;16));ABS([.T$3]-16);1))" office:value-type="string" office:string-value="0" calcext:value-type="string">
            <text:p>0</text:p>
          </table:table-cell>
          <table:table-cell table:style-name="ce5" table:formula="of:=IF([.U$3]=&quot;.&quot;;&quot;.&quot;;MID(IF([.$C10]&gt;0;BASE([.$C10];2;16);BASE([.$C10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10]&gt;0;BASE([.$C10];2;16);BASE([.$C10]+2^16;2;16));ABS([.V$3]-16);1))" office:value-type="string" office:string-value="1" calcext:value-type="string">
            <text:p>1</text:p>
          </table:table-cell>
          <table:table-cell table:style-name="ce5" table:formula="of:=IF([.W$3]=&quot;.&quot;;&quot;.&quot;;MID(IF([.$C10]&gt;0;BASE([.$C10];2;16);BASE([.$C10]+2^16;2;16));ABS([.W$3]-16);1))" office:value-type="string" office:string-value="1" calcext:value-type="string">
            <text:p>1</text:p>
          </table:table-cell>
          <table:table-cell table:style-name="ce5" table:formula="of:=IF([.X$3]=&quot;.&quot;;&quot;.&quot;;MID(IF([.$C10]&gt;0;BASE([.$C10];2;16);BASE([.$C10]+2^16;2;16));ABS([.X$3]-16);1))" office:value-type="string" office:string-value="0" calcext:value-type="string">
            <text:p>0</text:p>
          </table:table-cell>
          <table:table-cell table:style-name="ce5" table:formula="of:=IF([.Y$3]=&quot;.&quot;;&quot;.&quot;;MID(IF([.$C10]&gt;0;BASE([.$C10];2;16);BASE([.$C10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8=</text:p>
          </table:table-cell>
          <table:table-cell table:style-name="ce2" office:value-type="string" calcext:value-type="string">
            <text:p>-X2=</text:p>
          </table:table-cell>
          <table:table-cell table:style-name="ce1" table:formula="of:=-[.C5]" office:value-type="float" office:value="-23366" calcext:value-type="float">
            <text:p>-23366</text:p>
          </table:table-cell>
          <table:table-cell table:style-name="ce1"/>
          <table:table-cell table:style-name="ce1" office:value-type="string" calcext:value-type="string">
            <text:p>B8=</text:p>
          </table:table-cell>
          <table:table-cell table:style-name="ce1" office:value-type="string" calcext:value-type="string">
            <text:p>-B2=</text:p>
          </table:table-cell>
          <table:table-cell table:style-name="ce5" table:formula="of:=IF([.G$3]=&quot;.&quot;;&quot;.&quot;;MID(IF([.$C11]&gt;0;BASE([.$C11];2;16);BASE([.$C11]+2^16;2;16));ABS([.G$3]-16);1))" office:value-type="string" office:string-value="1" calcext:value-type="string">
            <text:p>1</text:p>
          </table:table-cell>
          <table:table-cell table:style-name="ce5" table:formula="of:=IF([.H$3]=&quot;.&quot;;&quot;.&quot;;MID(IF([.$C11]&gt;0;BASE([.$C11];2;16);BASE([.$C11]+2^16;2;16));ABS([.H$3]-16);1))" office:value-type="string" office:string-value="0" calcext:value-type="string">
            <text:p>0</text:p>
          </table:table-cell>
          <table:table-cell table:style-name="ce5" table:formula="of:=IF([.I$3]=&quot;.&quot;;&quot;.&quot;;MID(IF([.$C11]&gt;0;BASE([.$C11];2;16);BASE([.$C11]+2^16;2;16));ABS([.I$3]-16);1))" office:value-type="string" office:string-value="1" calcext:value-type="string">
            <text:p>1</text:p>
          </table:table-cell>
          <table:table-cell table:style-name="ce5" table:formula="of:=IF([.J$3]=&quot;.&quot;;&quot;.&quot;;MID(IF([.$C11]&gt;0;BASE([.$C11];2;16);BASE([.$C11]+2^16;2;16));ABS([.J$3]-16);1))" office:value-type="string" office:string-value="0" calcext:value-type="string">
            <text:p>0</text:p>
          </table:table-cell>
          <table:table-cell table:style-name="ce5" table:formula="of:=IF([.K$3]=&quot;.&quot;;&quot;.&quot;;MID(IF([.$C11]&gt;0;BASE([.$C11];2;16);BASE([.$C11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11]&gt;0;BASE([.$C11];2;16);BASE([.$C11]+2^16;2;16));ABS([.L$3]-16);1))" office:value-type="string" office:string-value="0" calcext:value-type="string">
            <text:p>0</text:p>
          </table:table-cell>
          <table:table-cell table:style-name="ce5" table:formula="of:=IF([.M$3]=&quot;.&quot;;&quot;.&quot;;MID(IF([.$C11]&gt;0;BASE([.$C11];2;16);BASE([.$C11]+2^16;2;16));ABS([.M$3]-16);1))" office:value-type="string" office:string-value="1" calcext:value-type="string">
            <text:p>1</text:p>
          </table:table-cell>
          <table:table-cell table:style-name="ce5" table:formula="of:=IF([.N$3]=&quot;.&quot;;&quot;.&quot;;MID(IF([.$C11]&gt;0;BASE([.$C11];2;16);BASE([.$C11]+2^16;2;16));ABS([.N$3]-16);1))" office:value-type="string" office:string-value="0" calcext:value-type="string">
            <text:p>0</text:p>
          </table:table-cell>
          <table:table-cell table:style-name="ce5" table:formula="of:=IF([.O$3]=&quot;.&quot;;&quot;.&quot;;MID(IF([.$C11]&gt;0;BASE([.$C11];2;16);BASE([.$C11]+2^16;2;16));ABS([.O$3]-16);1))" office:value-type="string" office:string-value="0" calcext:value-type="string">
            <text:p>0</text:p>
          </table:table-cell>
          <table:table-cell table:style-name="ce5" table:formula="of:=IF([.P$3]=&quot;.&quot;;&quot;.&quot;;MID(IF([.$C11]&gt;0;BASE([.$C11];2;16);BASE([.$C11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11]&gt;0;BASE([.$C11];2;16);BASE([.$C11]+2^16;2;16));ABS([.Q$3]-16);1))" office:value-type="string" office:string-value="1" calcext:value-type="string">
            <text:p>1</text:p>
          </table:table-cell>
          <table:table-cell table:style-name="ce5" table:formula="of:=IF([.R$3]=&quot;.&quot;;&quot;.&quot;;MID(IF([.$C11]&gt;0;BASE([.$C11];2;16);BASE([.$C11]+2^16;2;16));ABS([.R$3]-16);1))" office:value-type="string" office:string-value="0" calcext:value-type="string">
            <text:p>0</text:p>
          </table:table-cell>
          <table:table-cell table:style-name="ce5" table:formula="of:=IF([.S$3]=&quot;.&quot;;&quot;.&quot;;MID(IF([.$C11]&gt;0;BASE([.$C11];2;16);BASE([.$C11]+2^16;2;16));ABS([.S$3]-16);1))" office:value-type="string" office:string-value="1" calcext:value-type="string">
            <text:p>1</text:p>
          </table:table-cell>
          <table:table-cell table:style-name="ce5" table:formula="of:=IF([.T$3]=&quot;.&quot;;&quot;.&quot;;MID(IF([.$C11]&gt;0;BASE([.$C11];2;16);BASE([.$C11]+2^16;2;16));ABS([.T$3]-16);1))" office:value-type="string" office:string-value="1" calcext:value-type="string">
            <text:p>1</text:p>
          </table:table-cell>
          <table:table-cell table:style-name="ce5" table:formula="of:=IF([.U$3]=&quot;.&quot;;&quot;.&quot;;MID(IF([.$C11]&gt;0;BASE([.$C11];2;16);BASE([.$C11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11]&gt;0;BASE([.$C11];2;16);BASE([.$C11]+2^16;2;16));ABS([.V$3]-16);1))" office:value-type="string" office:string-value="1" calcext:value-type="string">
            <text:p>1</text:p>
          </table:table-cell>
          <table:table-cell table:style-name="ce5" table:formula="of:=IF([.W$3]=&quot;.&quot;;&quot;.&quot;;MID(IF([.$C11]&gt;0;BASE([.$C11];2;16);BASE([.$C11]+2^16;2;16));ABS([.W$3]-16);1))" office:value-type="string" office:string-value="0" calcext:value-type="string">
            <text:p>0</text:p>
          </table:table-cell>
          <table:table-cell table:style-name="ce5" table:formula="of:=IF([.X$3]=&quot;.&quot;;&quot;.&quot;;MID(IF([.$C11]&gt;0;BASE([.$C11];2;16);BASE([.$C11]+2^16;2;16));ABS([.X$3]-16);1))" office:value-type="string" office:string-value="1" calcext:value-type="string">
            <text:p>1</text:p>
          </table:table-cell>
          <table:table-cell table:style-name="ce5" table:formula="of:=IF([.Y$3]=&quot;.&quot;;&quot;.&quot;;MID(IF([.$C11]&gt;0;BASE([.$C11];2;16);BASE([.$C11]+2^16;2;16));ABS([.Y$3]-16);1)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9=</text:p>
          </table:table-cell>
          <table:table-cell table:style-name="ce2" office:value-type="string" calcext:value-type="string">
            <text:p>-X3=</text:p>
          </table:table-cell>
          <table:table-cell table:style-name="ce1" table:formula="of:=-[.C6]" office:value-type="float" office:value="-24953" calcext:value-type="float">
            <text:p>-24953</text:p>
          </table:table-cell>
          <table:table-cell table:style-name="ce1"/>
          <table:table-cell table:style-name="ce1" office:value-type="string" calcext:value-type="string">
            <text:p>B9=</text:p>
          </table:table-cell>
          <table:table-cell table:style-name="ce1" office:value-type="string" calcext:value-type="string">
            <text:p>-B3=</text:p>
          </table:table-cell>
          <table:table-cell table:style-name="ce5" table:formula="of:=IF([.G$3]=&quot;.&quot;;&quot;.&quot;;MID(IF([.$C12]&gt;0;BASE([.$C12];2;16);BASE([.$C12]+2^16;2;16));ABS([.G$3]-16);1))" office:value-type="string" office:string-value="1" calcext:value-type="string">
            <text:p>1</text:p>
          </table:table-cell>
          <table:table-cell table:style-name="ce5" table:formula="of:=IF([.H$3]=&quot;.&quot;;&quot;.&quot;;MID(IF([.$C12]&gt;0;BASE([.$C12];2;16);BASE([.$C12]+2^16;2;16));ABS([.H$3]-16);1))" office:value-type="string" office:string-value="0" calcext:value-type="string">
            <text:p>0</text:p>
          </table:table-cell>
          <table:table-cell table:style-name="ce5" table:formula="of:=IF([.I$3]=&quot;.&quot;;&quot;.&quot;;MID(IF([.$C12]&gt;0;BASE([.$C12];2;16);BASE([.$C12]+2^16;2;16));ABS([.I$3]-16);1))" office:value-type="string" office:string-value="0" calcext:value-type="string">
            <text:p>0</text:p>
          </table:table-cell>
          <table:table-cell table:style-name="ce5" table:formula="of:=IF([.J$3]=&quot;.&quot;;&quot;.&quot;;MID(IF([.$C12]&gt;0;BASE([.$C12];2;16);BASE([.$C12]+2^16;2;16));ABS([.J$3]-16);1))" office:value-type="string" office:string-value="1" calcext:value-type="string">
            <text:p>1</text:p>
          </table:table-cell>
          <table:table-cell table:style-name="ce5" table:formula="of:=IF([.K$3]=&quot;.&quot;;&quot;.&quot;;MID(IF([.$C12]&gt;0;BASE([.$C12];2;16);BASE([.$C12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12]&gt;0;BASE([.$C12];2;16);BASE([.$C12]+2^16;2;16));ABS([.L$3]-16);1))" office:value-type="string" office:string-value="1" calcext:value-type="string">
            <text:p>1</text:p>
          </table:table-cell>
          <table:table-cell table:style-name="ce5" table:formula="of:=IF([.M$3]=&quot;.&quot;;&quot;.&quot;;MID(IF([.$C12]&gt;0;BASE([.$C12];2;16);BASE([.$C12]+2^16;2;16));ABS([.M$3]-16);1))" office:value-type="string" office:string-value="1" calcext:value-type="string">
            <text:p>1</text:p>
          </table:table-cell>
          <table:table-cell table:style-name="ce5" table:formula="of:=IF([.N$3]=&quot;.&quot;;&quot;.&quot;;MID(IF([.$C12]&gt;0;BASE([.$C12];2;16);BASE([.$C12]+2^16;2;16));ABS([.N$3]-16);1))" office:value-type="string" office:string-value="1" calcext:value-type="string">
            <text:p>1</text:p>
          </table:table-cell>
          <table:table-cell table:style-name="ce5" table:formula="of:=IF([.O$3]=&quot;.&quot;;&quot;.&quot;;MID(IF([.$C12]&gt;0;BASE([.$C12];2;16);BASE([.$C12]+2^16;2;16));ABS([.O$3]-16);1))" office:value-type="string" office:string-value="0" calcext:value-type="string">
            <text:p>0</text:p>
          </table:table-cell>
          <table:table-cell table:style-name="ce5" table:formula="of:=IF([.P$3]=&quot;.&quot;;&quot;.&quot;;MID(IF([.$C12]&gt;0;BASE([.$C12];2;16);BASE([.$C12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12]&gt;0;BASE([.$C12];2;16);BASE([.$C12]+2^16;2;16));ABS([.Q$3]-16);1))" office:value-type="string" office:string-value="1" calcext:value-type="string">
            <text:p>1</text:p>
          </table:table-cell>
          <table:table-cell table:style-name="ce5" table:formula="of:=IF([.R$3]=&quot;.&quot;;&quot;.&quot;;MID(IF([.$C12]&gt;0;BASE([.$C12];2;16);BASE([.$C12]+2^16;2;16));ABS([.R$3]-16);1))" office:value-type="string" office:string-value="0" calcext:value-type="string">
            <text:p>0</text:p>
          </table:table-cell>
          <table:table-cell table:style-name="ce5" table:formula="of:=IF([.S$3]=&quot;.&quot;;&quot;.&quot;;MID(IF([.$C12]&gt;0;BASE([.$C12];2;16);BASE([.$C12]+2^16;2;16));ABS([.S$3]-16);1))" office:value-type="string" office:string-value="0" calcext:value-type="string">
            <text:p>0</text:p>
          </table:table-cell>
          <table:table-cell table:style-name="ce5" table:formula="of:=IF([.T$3]=&quot;.&quot;;&quot;.&quot;;MID(IF([.$C12]&gt;0;BASE([.$C12];2;16);BASE([.$C12]+2^16;2;16));ABS([.T$3]-16);1))" office:value-type="string" office:string-value="0" calcext:value-type="string">
            <text:p>0</text:p>
          </table:table-cell>
          <table:table-cell table:style-name="ce5" table:formula="of:=IF([.U$3]=&quot;.&quot;;&quot;.&quot;;MID(IF([.$C12]&gt;0;BASE([.$C12];2;16);BASE([.$C12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12]&gt;0;BASE([.$C12];2;16);BASE([.$C12]+2^16;2;16));ABS([.V$3]-16);1))" office:value-type="string" office:string-value="0" calcext:value-type="string">
            <text:p>0</text:p>
          </table:table-cell>
          <table:table-cell table:style-name="ce5" table:formula="of:=IF([.W$3]=&quot;.&quot;;&quot;.&quot;;MID(IF([.$C12]&gt;0;BASE([.$C12];2;16);BASE([.$C12]+2^16;2;16));ABS([.W$3]-16);1))" office:value-type="string" office:string-value="1" calcext:value-type="string">
            <text:p>1</text:p>
          </table:table-cell>
          <table:table-cell table:style-name="ce5" table:formula="of:=IF([.X$3]=&quot;.&quot;;&quot;.&quot;;MID(IF([.$C12]&gt;0;BASE([.$C12];2;16);BASE([.$C12]+2^16;2;16));ABS([.X$3]-16);1))" office:value-type="string" office:string-value="1" calcext:value-type="string">
            <text:p>1</text:p>
          </table:table-cell>
          <table:table-cell table:style-name="ce5" table:formula="of:=IF([.Y$3]=&quot;.&quot;;&quot;.&quot;;MID(IF([.$C12]&gt;0;BASE([.$C12];2;16);BASE([.$C12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10=</text:p>
          </table:table-cell>
          <table:table-cell table:style-name="ce2" office:value-type="string" calcext:value-type="string">
            <text:p>-X4=</text:p>
          </table:table-cell>
          <table:table-cell table:style-name="ce1" table:formula="of:=-[.C7]" office:value-type="float" office:value="-48319" calcext:value-type="float">
            <text:p>-48319</text:p>
          </table:table-cell>
          <table:table-cell table:style-name="ce1"/>
          <table:table-cell table:style-name="ce1" office:value-type="string" calcext:value-type="string">
            <text:p>B10=</text:p>
          </table:table-cell>
          <table:table-cell table:style-name="ce1" office:value-type="string" calcext:value-type="string">
            <text:p>-B4=</text:p>
          </table:table-cell>
          <table:table-cell table:style-name="ce5" table:formula="of:=IF([.G$3]=&quot;.&quot;;&quot;.&quot;;MID(IF([.$C13]&gt;0;BASE([.$C13];2;16);BASE([.$C13]+2^16;2;16));ABS([.G$3]-16);1))" office:value-type="string" office:string-value="0" calcext:value-type="string">
            <text:p>0</text:p>
          </table:table-cell>
          <table:table-cell table:style-name="ce5" table:formula="of:=IF([.H$3]=&quot;.&quot;;&quot;.&quot;;MID(IF([.$C13]&gt;0;BASE([.$C13];2;16);BASE([.$C13]+2^16;2;16));ABS([.H$3]-16);1))" office:value-type="string" office:string-value="1" calcext:value-type="string">
            <text:p>1</text:p>
          </table:table-cell>
          <table:table-cell table:style-name="ce5" table:formula="of:=IF([.I$3]=&quot;.&quot;;&quot;.&quot;;MID(IF([.$C13]&gt;0;BASE([.$C13];2;16);BASE([.$C13]+2^16;2;16));ABS([.I$3]-16);1))" office:value-type="string" office:string-value="0" calcext:value-type="string">
            <text:p>0</text:p>
          </table:table-cell>
          <table:table-cell table:style-name="ce5" table:formula="of:=IF([.J$3]=&quot;.&quot;;&quot;.&quot;;MID(IF([.$C13]&gt;0;BASE([.$C13];2;16);BASE([.$C13]+2^16;2;16));ABS([.J$3]-16);1))" office:value-type="string" office:string-value="0" calcext:value-type="string">
            <text:p>0</text:p>
          </table:table-cell>
          <table:table-cell table:style-name="ce5" table:formula="of:=IF([.K$3]=&quot;.&quot;;&quot;.&quot;;MID(IF([.$C13]&gt;0;BASE([.$C13];2;16);BASE([.$C13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13]&gt;0;BASE([.$C13];2;16);BASE([.$C13]+2^16;2;16));ABS([.L$3]-16);1))" office:value-type="string" office:string-value="0" calcext:value-type="string">
            <text:p>0</text:p>
          </table:table-cell>
          <table:table-cell table:style-name="ce5" table:formula="of:=IF([.M$3]=&quot;.&quot;;&quot;.&quot;;MID(IF([.$C13]&gt;0;BASE([.$C13];2;16);BASE([.$C13]+2^16;2;16));ABS([.M$3]-16);1))" office:value-type="string" office:string-value="0" calcext:value-type="string">
            <text:p>0</text:p>
          </table:table-cell>
          <table:table-cell table:style-name="ce5" table:formula="of:=IF([.N$3]=&quot;.&quot;;&quot;.&quot;;MID(IF([.$C13]&gt;0;BASE([.$C13];2;16);BASE([.$C13]+2^16;2;16));ABS([.N$3]-16);1))" office:value-type="string" office:string-value="1" calcext:value-type="string">
            <text:p>1</text:p>
          </table:table-cell>
          <table:table-cell table:style-name="ce5" table:formula="of:=IF([.O$3]=&quot;.&quot;;&quot;.&quot;;MID(IF([.$C13]&gt;0;BASE([.$C13];2;16);BASE([.$C13]+2^16;2;16));ABS([.O$3]-16);1))" office:value-type="string" office:string-value="1" calcext:value-type="string">
            <text:p>1</text:p>
          </table:table-cell>
          <table:table-cell table:style-name="ce5" table:formula="of:=IF([.P$3]=&quot;.&quot;;&quot;.&quot;;MID(IF([.$C13]&gt;0;BASE([.$C13];2;16);BASE([.$C13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13]&gt;0;BASE([.$C13];2;16);BASE([.$C13]+2^16;2;16));ABS([.Q$3]-16);1))" office:value-type="string" office:string-value="0" calcext:value-type="string">
            <text:p>0</text:p>
          </table:table-cell>
          <table:table-cell table:style-name="ce5" table:formula="of:=IF([.R$3]=&quot;.&quot;;&quot;.&quot;;MID(IF([.$C13]&gt;0;BASE([.$C13];2;16);BASE([.$C13]+2^16;2;16));ABS([.R$3]-16);1))" office:value-type="string" office:string-value="1" calcext:value-type="string">
            <text:p>1</text:p>
          </table:table-cell>
          <table:table-cell table:style-name="ce5" table:formula="of:=IF([.S$3]=&quot;.&quot;;&quot;.&quot;;MID(IF([.$C13]&gt;0;BASE([.$C13];2;16);BASE([.$C13]+2^16;2;16));ABS([.S$3]-16);1))" office:value-type="string" office:string-value="0" calcext:value-type="string">
            <text:p>0</text:p>
          </table:table-cell>
          <table:table-cell table:style-name="ce5" table:formula="of:=IF([.T$3]=&quot;.&quot;;&quot;.&quot;;MID(IF([.$C13]&gt;0;BASE([.$C13];2;16);BASE([.$C13]+2^16;2;16));ABS([.T$3]-16);1))" office:value-type="string" office:string-value="0" calcext:value-type="string">
            <text:p>0</text:p>
          </table:table-cell>
          <table:table-cell table:style-name="ce5" table:formula="of:=IF([.U$3]=&quot;.&quot;;&quot;.&quot;;MID(IF([.$C13]&gt;0;BASE([.$C13];2;16);BASE([.$C13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13]&gt;0;BASE([.$C13];2;16);BASE([.$C13]+2^16;2;16));ABS([.V$3]-16);1))" office:value-type="string" office:string-value="0" calcext:value-type="string">
            <text:p>0</text:p>
          </table:table-cell>
          <table:table-cell table:style-name="ce5" table:formula="of:=IF([.W$3]=&quot;.&quot;;&quot;.&quot;;MID(IF([.$C13]&gt;0;BASE([.$C13];2;16);BASE([.$C13]+2^16;2;16));ABS([.W$3]-16);1))" office:value-type="string" office:string-value="0" calcext:value-type="string">
            <text:p>0</text:p>
          </table:table-cell>
          <table:table-cell table:style-name="ce5" table:formula="of:=IF([.X$3]=&quot;.&quot;;&quot;.&quot;;MID(IF([.$C13]&gt;0;BASE([.$C13];2;16);BASE([.$C13]+2^16;2;16));ABS([.X$3]-16);1))" office:value-type="string" office:string-value="0" calcext:value-type="string">
            <text:p>0</text:p>
          </table:table-cell>
          <table:table-cell table:style-name="ce5" table:formula="of:=IF([.Y$3]=&quot;.&quot;;&quot;.&quot;;MID(IF([.$C13]&gt;0;BASE([.$C13];2;16);BASE([.$C13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11=</text:p>
          </table:table-cell>
          <table:table-cell table:style-name="ce2" office:value-type="string" calcext:value-type="string">
            <text:p>-X5=</text:p>
          </table:table-cell>
          <table:table-cell table:style-name="ce1" table:formula="of:=-[.C8]" office:value-type="float" office:value="-21779" calcext:value-type="float">
            <text:p>-21779</text:p>
          </table:table-cell>
          <table:table-cell table:style-name="ce1"/>
          <table:table-cell table:style-name="ce1" office:value-type="string" calcext:value-type="string">
            <text:p>B11=</text:p>
          </table:table-cell>
          <table:table-cell table:style-name="ce1" office:value-type="string" calcext:value-type="string">
            <text:p>-B5=</text:p>
          </table:table-cell>
          <table:table-cell table:style-name="ce5" table:formula="of:=IF([.G$3]=&quot;.&quot;;&quot;.&quot;;MID(IF([.$C14]&gt;0;BASE([.$C14];2;16);BASE([.$C14]+2^16;2;16));ABS([.G$3]-16);1))" office:value-type="string" office:string-value="1" calcext:value-type="string">
            <text:p>1</text:p>
          </table:table-cell>
          <table:table-cell table:style-name="ce5" table:formula="of:=IF([.H$3]=&quot;.&quot;;&quot;.&quot;;MID(IF([.$C14]&gt;0;BASE([.$C14];2;16);BASE([.$C14]+2^16;2;16));ABS([.H$3]-16);1))" office:value-type="string" office:string-value="0" calcext:value-type="string">
            <text:p>0</text:p>
          </table:table-cell>
          <table:table-cell table:style-name="ce5" table:formula="of:=IF([.I$3]=&quot;.&quot;;&quot;.&quot;;MID(IF([.$C14]&gt;0;BASE([.$C14];2;16);BASE([.$C14]+2^16;2;16));ABS([.I$3]-16);1))" office:value-type="string" office:string-value="1" calcext:value-type="string">
            <text:p>1</text:p>
          </table:table-cell>
          <table:table-cell table:style-name="ce5" table:formula="of:=IF([.J$3]=&quot;.&quot;;&quot;.&quot;;MID(IF([.$C14]&gt;0;BASE([.$C14];2;16);BASE([.$C14]+2^16;2;16));ABS([.J$3]-16);1))" office:value-type="string" office:string-value="0" calcext:value-type="string">
            <text:p>0</text:p>
          </table:table-cell>
          <table:table-cell table:style-name="ce5" table:formula="of:=IF([.K$3]=&quot;.&quot;;&quot;.&quot;;MID(IF([.$C14]&gt;0;BASE([.$C14];2;16);BASE([.$C14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14]&gt;0;BASE([.$C14];2;16);BASE([.$C14]+2^16;2;16));ABS([.L$3]-16);1))" office:value-type="string" office:string-value="1" calcext:value-type="string">
            <text:p>1</text:p>
          </table:table-cell>
          <table:table-cell table:style-name="ce5" table:formula="of:=IF([.M$3]=&quot;.&quot;;&quot;.&quot;;MID(IF([.$C14]&gt;0;BASE([.$C14];2;16);BASE([.$C14]+2^16;2;16));ABS([.M$3]-16);1))" office:value-type="string" office:string-value="0" calcext:value-type="string">
            <text:p>0</text:p>
          </table:table-cell>
          <table:table-cell table:style-name="ce5" table:formula="of:=IF([.N$3]=&quot;.&quot;;&quot;.&quot;;MID(IF([.$C14]&gt;0;BASE([.$C14];2;16);BASE([.$C14]+2^16;2;16));ABS([.N$3]-16);1))" office:value-type="string" office:string-value="1" calcext:value-type="string">
            <text:p>1</text:p>
          </table:table-cell>
          <table:table-cell table:style-name="ce5" table:formula="of:=IF([.O$3]=&quot;.&quot;;&quot;.&quot;;MID(IF([.$C14]&gt;0;BASE([.$C14];2;16);BASE([.$C14]+2^16;2;16));ABS([.O$3]-16);1))" office:value-type="string" office:string-value="0" calcext:value-type="string">
            <text:p>0</text:p>
          </table:table-cell>
          <table:table-cell table:style-name="ce5" table:formula="of:=IF([.P$3]=&quot;.&quot;;&quot;.&quot;;MID(IF([.$C14]&gt;0;BASE([.$C14];2;16);BASE([.$C14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14]&gt;0;BASE([.$C14];2;16);BASE([.$C14]+2^16;2;16));ABS([.Q$3]-16);1))" office:value-type="string" office:string-value="1" calcext:value-type="string">
            <text:p>1</text:p>
          </table:table-cell>
          <table:table-cell table:style-name="ce5" table:formula="of:=IF([.R$3]=&quot;.&quot;;&quot;.&quot;;MID(IF([.$C14]&gt;0;BASE([.$C14];2;16);BASE([.$C14]+2^16;2;16));ABS([.R$3]-16);1))" office:value-type="string" office:string-value="1" calcext:value-type="string">
            <text:p>1</text:p>
          </table:table-cell>
          <table:table-cell table:style-name="ce5" table:formula="of:=IF([.S$3]=&quot;.&quot;;&quot;.&quot;;MID(IF([.$C14]&gt;0;BASE([.$C14];2;16);BASE([.$C14]+2^16;2;16));ABS([.S$3]-16);1))" office:value-type="string" office:string-value="1" calcext:value-type="string">
            <text:p>1</text:p>
          </table:table-cell>
          <table:table-cell table:style-name="ce5" table:formula="of:=IF([.T$3]=&quot;.&quot;;&quot;.&quot;;MID(IF([.$C14]&gt;0;BASE([.$C14];2;16);BASE([.$C14]+2^16;2;16));ABS([.T$3]-16);1))" office:value-type="string" office:string-value="0" calcext:value-type="string">
            <text:p>0</text:p>
          </table:table-cell>
          <table:table-cell table:style-name="ce5" table:formula="of:=IF([.U$3]=&quot;.&quot;;&quot;.&quot;;MID(IF([.$C14]&gt;0;BASE([.$C14];2;16);BASE([.$C14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14]&gt;0;BASE([.$C14];2;16);BASE([.$C14]+2^16;2;16));ABS([.V$3]-16);1))" office:value-type="string" office:string-value="1" calcext:value-type="string">
            <text:p>1</text:p>
          </table:table-cell>
          <table:table-cell table:style-name="ce5" table:formula="of:=IF([.W$3]=&quot;.&quot;;&quot;.&quot;;MID(IF([.$C14]&gt;0;BASE([.$C14];2;16);BASE([.$C14]+2^16;2;16));ABS([.W$3]-16);1))" office:value-type="string" office:string-value="1" calcext:value-type="string">
            <text:p>1</text:p>
          </table:table-cell>
          <table:table-cell table:style-name="ce5" table:formula="of:=IF([.X$3]=&quot;.&quot;;&quot;.&quot;;MID(IF([.$C14]&gt;0;BASE([.$C14];2;16);BASE([.$C14]+2^16;2;16));ABS([.X$3]-16);1))" office:value-type="string" office:string-value="0" calcext:value-type="string">
            <text:p>0</text:p>
          </table:table-cell>
          <table:table-cell table:style-name="ce5" table:formula="of:=IF([.Y$3]=&quot;.&quot;;&quot;.&quot;;MID(IF([.$C14]&gt;0;BASE([.$C14];2;16);BASE([.$C14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12=</text:p>
          </table:table-cell>
          <table:table-cell table:style-name="ce2" office:value-type="string" calcext:value-type="string">
            <text:p>-X6=</text:p>
          </table:table-cell>
          <table:table-cell table:style-name="ce1" table:formula="of:=-[.C9]" office:value-type="float" office:value="-17217" calcext:value-type="float">
            <text:p>-17217</text:p>
          </table:table-cell>
          <table:table-cell table:style-name="ce1"/>
          <table:table-cell table:style-name="ce1" office:value-type="string" calcext:value-type="string">
            <text:p>B12=</text:p>
          </table:table-cell>
          <table:table-cell table:style-name="ce1" office:value-type="string" calcext:value-type="string">
            <text:p>-B6=</text:p>
          </table:table-cell>
          <table:table-cell table:style-name="ce5" table:formula="of:=IF([.G$3]=&quot;.&quot;;&quot;.&quot;;MID(IF([.$C15]&gt;0;BASE([.$C15];2;16);BASE([.$C15]+2^16;2;16));ABS([.G$3]-16);1))" office:value-type="string" office:string-value="1" calcext:value-type="string">
            <text:p>1</text:p>
          </table:table-cell>
          <table:table-cell table:style-name="ce5" table:formula="of:=IF([.H$3]=&quot;.&quot;;&quot;.&quot;;MID(IF([.$C15]&gt;0;BASE([.$C15];2;16);BASE([.$C15]+2^16;2;16));ABS([.H$3]-16);1))" office:value-type="string" office:string-value="0" calcext:value-type="string">
            <text:p>0</text:p>
          </table:table-cell>
          <table:table-cell table:style-name="ce5" table:formula="of:=IF([.I$3]=&quot;.&quot;;&quot;.&quot;;MID(IF([.$C15]&gt;0;BASE([.$C15];2;16);BASE([.$C15]+2^16;2;16));ABS([.I$3]-16);1))" office:value-type="string" office:string-value="1" calcext:value-type="string">
            <text:p>1</text:p>
          </table:table-cell>
          <table:table-cell table:style-name="ce5" table:formula="of:=IF([.J$3]=&quot;.&quot;;&quot;.&quot;;MID(IF([.$C15]&gt;0;BASE([.$C15];2;16);BASE([.$C15]+2^16;2;16));ABS([.J$3]-16);1))" office:value-type="string" office:string-value="1" calcext:value-type="string">
            <text:p>1</text:p>
          </table:table-cell>
          <table:table-cell table:style-name="ce5" table:formula="of:=IF([.K$3]=&quot;.&quot;;&quot;.&quot;;MID(IF([.$C15]&gt;0;BASE([.$C15];2;16);BASE([.$C15]+2^16;2;16));ABS([.K$3]-16);1))" office:value-type="string" office:string-value="." calcext:value-type="string">
            <text:p>.</text:p>
          </table:table-cell>
          <table:table-cell table:style-name="ce5" table:formula="of:=IF([.L$3]=&quot;.&quot;;&quot;.&quot;;MID(IF([.$C15]&gt;0;BASE([.$C15];2;16);BASE([.$C15]+2^16;2;16));ABS([.L$3]-16);1))" office:value-type="string" office:string-value="1" calcext:value-type="string">
            <text:p>1</text:p>
          </table:table-cell>
          <table:table-cell table:style-name="ce5" table:formula="of:=IF([.M$3]=&quot;.&quot;;&quot;.&quot;;MID(IF([.$C15]&gt;0;BASE([.$C15];2;16);BASE([.$C15]+2^16;2;16));ABS([.M$3]-16);1))" office:value-type="string" office:string-value="1" calcext:value-type="string">
            <text:p>1</text:p>
          </table:table-cell>
          <table:table-cell table:style-name="ce5" table:formula="of:=IF([.N$3]=&quot;.&quot;;&quot;.&quot;;MID(IF([.$C15]&gt;0;BASE([.$C15];2;16);BASE([.$C15]+2^16;2;16));ABS([.N$3]-16);1))" office:value-type="string" office:string-value="0" calcext:value-type="string">
            <text:p>0</text:p>
          </table:table-cell>
          <table:table-cell table:style-name="ce5" table:formula="of:=IF([.O$3]=&quot;.&quot;;&quot;.&quot;;MID(IF([.$C15]&gt;0;BASE([.$C15];2;16);BASE([.$C15]+2^16;2;16));ABS([.O$3]-16);1))" office:value-type="string" office:string-value="0" calcext:value-type="string">
            <text:p>0</text:p>
          </table:table-cell>
          <table:table-cell table:style-name="ce5" table:formula="of:=IF([.P$3]=&quot;.&quot;;&quot;.&quot;;MID(IF([.$C15]&gt;0;BASE([.$C15];2;16);BASE([.$C15]+2^16;2;16));ABS([.P$3]-16);1))" office:value-type="string" office:string-value="." calcext:value-type="string">
            <text:p>.</text:p>
          </table:table-cell>
          <table:table-cell table:style-name="ce5" table:formula="of:=IF([.Q$3]=&quot;.&quot;;&quot;.&quot;;MID(IF([.$C15]&gt;0;BASE([.$C15];2;16);BASE([.$C15]+2^16;2;16));ABS([.Q$3]-16);1))" office:value-type="string" office:string-value="1" calcext:value-type="string">
            <text:p>1</text:p>
          </table:table-cell>
          <table:table-cell table:style-name="ce5" table:formula="of:=IF([.R$3]=&quot;.&quot;;&quot;.&quot;;MID(IF([.$C15]&gt;0;BASE([.$C15];2;16);BASE([.$C15]+2^16;2;16));ABS([.R$3]-16);1))" office:value-type="string" office:string-value="0" calcext:value-type="string">
            <text:p>0</text:p>
          </table:table-cell>
          <table:table-cell table:style-name="ce5" table:formula="of:=IF([.S$3]=&quot;.&quot;;&quot;.&quot;;MID(IF([.$C15]&gt;0;BASE([.$C15];2;16);BASE([.$C15]+2^16;2;16));ABS([.S$3]-16);1))" office:value-type="string" office:string-value="1" calcext:value-type="string">
            <text:p>1</text:p>
          </table:table-cell>
          <table:table-cell table:style-name="ce5" table:formula="of:=IF([.T$3]=&quot;.&quot;;&quot;.&quot;;MID(IF([.$C15]&gt;0;BASE([.$C15];2;16);BASE([.$C15]+2^16;2;16));ABS([.T$3]-16);1))" office:value-type="string" office:string-value="1" calcext:value-type="string">
            <text:p>1</text:p>
          </table:table-cell>
          <table:table-cell table:style-name="ce5" table:formula="of:=IF([.U$3]=&quot;.&quot;;&quot;.&quot;;MID(IF([.$C15]&gt;0;BASE([.$C15];2;16);BASE([.$C15]+2^16;2;16));ABS([.U$3]-16);1))" office:value-type="string" office:string-value="." calcext:value-type="string">
            <text:p>.</text:p>
          </table:table-cell>
          <table:table-cell table:style-name="ce5" table:formula="of:=IF([.V$3]=&quot;.&quot;;&quot;.&quot;;MID(IF([.$C15]&gt;0;BASE([.$C15];2;16);BASE([.$C15]+2^16;2;16));ABS([.V$3]-16);1))" office:value-type="string" office:string-value="1" calcext:value-type="string">
            <text:p>1</text:p>
          </table:table-cell>
          <table:table-cell table:style-name="ce5" table:formula="of:=IF([.W$3]=&quot;.&quot;;&quot;.&quot;;MID(IF([.$C15]&gt;0;BASE([.$C15];2;16);BASE([.$C15]+2^16;2;16));ABS([.W$3]-16);1))" office:value-type="string" office:string-value="1" calcext:value-type="string">
            <text:p>1</text:p>
          </table:table-cell>
          <table:table-cell table:style-name="ce5" table:formula="of:=IF([.X$3]=&quot;.&quot;;&quot;.&quot;;MID(IF([.$C15]&gt;0;BASE([.$C15];2;16);BASE([.$C15]+2^16;2;16));ABS([.X$3]-16);1))" office:value-type="string" office:string-value="1" calcext:value-type="string">
            <text:p>1</text:p>
          </table:table-cell>
          <table:table-cell table:style-name="ce5" table:formula="of:=IF([.Y$3]=&quot;.&quot;;&quot;.&quot;;MID(IF([.$C15]&gt;0;BASE([.$C15];2;16);BASE([.$C15]+2^16;2;16));ABS([.Y$3]-16);1))" office:value-type="string" office:string-value="1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18]&lt;&gt;&quot;.&quot;;IF([.G18]+[.G19]&lt;&gt;0;IF([.G18]+[.G19]+[.H17]=3;1;MOD([.G18]+[.G19]+[.H17]-1;2));0);[.H17])" office:value-type="float" office:value="0" calcext:value-type="float">
            <text:p>0</text:p>
          </table:table-cell>
          <table:table-cell table:style-name="ce8" table:formula="of:=IF([.H18]&lt;&gt;&quot;.&quot;;IF([.H18]+[.H19]&lt;&gt;0;IF([.H18]+[.H19]+[.I17]=3;1;MOD([.H18]+[.H19]+[.I17]-1;2));0);[.I17])" office:value-type="float" office:value="0" calcext:value-type="float">
            <text:p>0</text:p>
          </table:table-cell>
          <table:table-cell table:style-name="ce8" table:formula="of:=IF([.I18]&lt;&gt;&quot;.&quot;;IF([.I18]+[.I19]&lt;&gt;0;IF([.I18]+[.I19]+[.J17]=3;1;MOD([.I18]+[.I19]+[.J17]-1;2));0);[.J17])" office:value-type="float" office:value="0" calcext:value-type="float">
            <text:p>0</text:p>
          </table:table-cell>
          <table:table-cell table:style-name="ce8" table:formula="of:=IF([.J18]&lt;&gt;&quot;.&quot;;IF([.J18]+[.J19]&lt;&gt;0;IF([.J18]+[.J19]+[.K17]=3;1;MOD([.J18]+[.J19]+[.K17]-1;2));0);[.K17])" office:value-type="float" office:value="1" calcext:value-type="float">
            <text:p>1</text:p>
          </table:table-cell>
          <table:table-cell table:style-name="ce8" table:formula="of:=IF([.K18]&lt;&gt;&quot;.&quot;;IF([.K18]+[.K19]&lt;&gt;0;IF([.K18]+[.K19]+[.L17]=3;1;MOD([.K18]+[.K19]+[.L17]-1;2));0);[.L17])" office:value-type="float" office:value="1" calcext:value-type="float">
            <text:p>1</text:p>
          </table:table-cell>
          <table:table-cell table:style-name="ce8" table:formula="of:=IF([.L18]&lt;&gt;&quot;.&quot;;IF([.L18]+[.L19]&lt;&gt;0;IF([.L18]+[.L19]+[.M17]=3;1;MOD([.L18]+[.L19]+[.M17]-1;2));0);[.M17])" office:value-type="float" office:value="1" calcext:value-type="float">
            <text:p>1</text:p>
          </table:table-cell>
          <table:table-cell table:style-name="ce8" table:formula="of:=IF([.M18]&lt;&gt;&quot;.&quot;;IF([.M18]+[.M19]&lt;&gt;0;IF([.M18]+[.M19]+[.N17]=3;1;MOD([.M18]+[.M19]+[.N17]-1;2));0);[.N17])" office:value-type="float" office:value="1" calcext:value-type="float">
            <text:p>1</text:p>
          </table:table-cell>
          <table:table-cell table:style-name="ce8" table:formula="of:=IF([.N18]&lt;&gt;&quot;.&quot;;IF([.N18]+[.N19]&lt;&gt;0;IF([.N18]+[.N19]+[.O17]=3;1;MOD([.N18]+[.N19]+[.O17]-1;2));0);[.O17])" office:value-type="float" office:value="1" calcext:value-type="float">
            <text:p>1</text:p>
          </table:table-cell>
          <table:table-cell table:style-name="ce8" table:formula="of:=IF([.O18]&lt;&gt;&quot;.&quot;;IF([.O18]+[.O19]&lt;&gt;0;IF([.O18]+[.O19]+[.P17]=3;1;MOD([.O18]+[.O19]+[.P17]-1;2));0);[.P17])" office:value-type="float" office:value="0" calcext:value-type="float">
            <text:p>0</text:p>
          </table:table-cell>
          <table:table-cell table:style-name="ce8" table:formula="of:=IF([.P18]&lt;&gt;&quot;.&quot;;IF([.P18]+[.P19]&lt;&gt;0;IF([.P18]+[.P19]+[.Q17]=3;1;MOD([.P18]+[.P19]+[.Q17]-1;2));0);[.Q17])" office:value-type="float" office:value="0" calcext:value-type="float">
            <text:p>0</text:p>
          </table:table-cell>
          <table:table-cell table:style-name="ce8" table:formula="of:=IF([.Q18]&lt;&gt;&quot;.&quot;;IF([.Q18]+[.Q19]&lt;&gt;0;IF([.Q18]+[.Q19]+[.R17]=3;1;MOD([.Q18]+[.Q19]+[.R17]-1;2));0);[.R17])" office:value-type="float" office:value="0" calcext:value-type="float">
            <text:p>0</text:p>
          </table:table-cell>
          <table:table-cell table:style-name="ce8" table:formula="of:=IF([.R18]&lt;&gt;&quot;.&quot;;IF([.R18]+[.R19]&lt;&gt;0;IF([.R18]+[.R19]+[.S17]=3;1;MOD([.R18]+[.R19]+[.S17]-1;2));0);[.S17])" office:value-type="float" office:value="0" calcext:value-type="float">
            <text:p>0</text:p>
          </table:table-cell>
          <table:table-cell table:style-name="ce8" table:formula="of:=IF([.S18]&lt;&gt;&quot;.&quot;;IF([.S18]+[.S19]&lt;&gt;0;IF([.S18]+[.S19]+[.T17]=3;1;MOD([.S18]+[.S19]+[.T17]-1;2));0);[.T17])" office:value-type="float" office:value="0" calcext:value-type="float">
            <text:p>0</text:p>
          </table:table-cell>
          <table:table-cell table:style-name="ce8" table:formula="of:=IF([.T18]&lt;&gt;&quot;.&quot;;IF([.T18]+[.T19]&lt;&gt;0;IF([.T18]+[.T19]+[.U17]=3;1;MOD([.T18]+[.T19]+[.U17]-1;2));0);[.U17])" office:value-type="float" office:value="0" calcext:value-type="float">
            <text:p>0</text:p>
          </table:table-cell>
          <table:table-cell table:style-name="ce8" table:formula="of:=IF([.U18]&lt;&gt;&quot;.&quot;;IF([.U18]+[.U19]&lt;&gt;0;IF([.U18]+[.U19]+[.V17]=3;1;MOD([.U18]+[.U19]+[.V17]-1;2));0);[.V17])" office:value-type="float" office:value="0" calcext:value-type="float">
            <text:p>0</text:p>
          </table:table-cell>
          <table:table-cell table:style-name="ce8" table:formula="of:=IF([.V18]&lt;&gt;&quot;.&quot;;IF([.V18]+[.V19]&lt;&gt;0;IF([.V18]+[.V19]+[.W17]=3;1;MOD([.V18]+[.V19]+[.W17]-1;2));0);[.W17])" office:value-type="float" office:value="0" calcext:value-type="float">
            <text:p>0</text:p>
          </table:table-cell>
          <table:table-cell table:style-name="ce8" table:formula="of:=IF([.W18]&lt;&gt;&quot;.&quot;;IF([.W18]+[.W19]&lt;&gt;0;IF([.W18]+[.W19]+[.X17]=3;1;MOD([.W18]+[.W19]+[.X17]-1;2));0);[.X17])" office:value-type="float" office:value="1" calcext:value-type="float">
            <text:p>1</text:p>
          </table:table-cell>
          <table:table-cell table:style-name="ce8" table:formula="of:=IF([.X18]&lt;&gt;&quot;.&quot;;IF([.X18]+[.X19]&lt;&gt;0;IF([.X18]+[.X19]+[.Y17]=3;1;MOD([.X18]+[.X19]+[.Y17]-1;2));0);[.Y17])" office:value-type="float" office:value="1" calcext:value-type="float">
            <text:p>1</text:p>
          </table:table-cell>
          <table:table-cell table:style-name="ce8" table:formula="of:=IF([.Y18]&lt;&gt;&quot;.&quot;;IF([.Y18]+[.Y19]&lt;&gt;0;IF([.Y18]+[.Y19]+[.Z17]=3;1;MOD([.Y18]+[.Y19]+[.Z17]-1;2));0);[.Z17])" office:value-type="float" office:value="0" calcext:value-type="float">
            <text:p>0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1</text:p>
          </table:table-cell>
          <table:table-cell table:style-name="ce1"/>
          <table:table-cell table:style-name="ce5" table:formula="of:=[.G4]" office:value-type="string" office:string-value="0" calcext:value-type="string">
            <text:p>0</text:p>
          </table:table-cell>
          <table:table-cell table:style-name="ce5" table:formula="of:=[.H4]" office:value-type="string" office:string-value="0" calcext:value-type="string">
            <text:p>0</text:p>
          </table:table-cell>
          <table:table-cell table:style-name="ce5" table:formula="of:=[.I4]" office:value-type="string" office:string-value="0" calcext:value-type="string">
            <text:p>0</text:p>
          </table:table-cell>
          <table:table-cell table:style-name="ce5" table:formula="of:=[.J4]" office:value-type="string" office:string-value="0" calcext:value-type="string">
            <text:p>0</text:p>
          </table:table-cell>
          <table:table-cell table:style-name="ce5" table:formula="of:=[.K4]" office:value-type="string" office:string-value="." calcext:value-type="string">
            <text:p>.</text:p>
          </table:table-cell>
          <table:table-cell table:style-name="ce5" table:formula="of:=[.L4]" office:value-type="string" office:string-value="0" calcext:value-type="string">
            <text:p>0</text:p>
          </table:table-cell>
          <table:table-cell table:style-name="ce5" table:formula="of:=[.M4]" office:value-type="string" office:string-value="1" calcext:value-type="string">
            <text:p>1</text:p>
          </table:table-cell>
          <table:table-cell table:style-name="ce5" table:formula="of:=[.N4]" office:value-type="string" office:string-value="1" calcext:value-type="string">
            <text:p>1</text:p>
          </table:table-cell>
          <table:table-cell table:style-name="ce5" table:formula="of:=[.O4]" office:value-type="string" office:string-value="0" calcext:value-type="string">
            <text:p>0</text:p>
          </table:table-cell>
          <table:table-cell table:style-name="ce5" table:formula="of:=[.P4]" office:value-type="string" office:string-value="." calcext:value-type="string">
            <text:p>.</text:p>
          </table:table-cell>
          <table:table-cell table:style-name="ce5" table:formula="of:=[.Q4]" office:value-type="string" office:string-value="0" calcext:value-type="string">
            <text:p>0</text:p>
          </table:table-cell>
          <table:table-cell table:style-name="ce5" table:formula="of:=[.R4]" office:value-type="string" office:string-value="0" calcext:value-type="string">
            <text:p>0</text:p>
          </table:table-cell>
          <table:table-cell table:style-name="ce5" table:formula="of:=[.S4]" office:value-type="string" office:string-value="1" calcext:value-type="string">
            <text:p>1</text:p>
          </table:table-cell>
          <table:table-cell table:style-name="ce5" table:formula="of:=[.T4]" office:value-type="string" office:string-value="1" calcext:value-type="string">
            <text:p>1</text:p>
          </table:table-cell>
          <table:table-cell table:style-name="ce5" table:formula="of:=[.U4]" office:value-type="string" office:string-value="." calcext:value-type="string">
            <text:p>.</text:p>
          </table:table-cell>
          <table:table-cell table:style-name="ce5" table:formula="of:=[.V4]" office:value-type="string" office:string-value="0" calcext:value-type="string">
            <text:p>0</text:p>
          </table:table-cell>
          <table:table-cell table:style-name="ce5" table:formula="of:=[.W4]" office:value-type="string" office:string-value="0" calcext:value-type="string">
            <text:p>0</text:p>
          </table:table-cell>
          <table:table-cell table:style-name="ce5" table:formula="of:=[.X4]" office:value-type="string" office:string-value="1" calcext:value-type="string">
            <text:p>1</text:p>
          </table:table-cell>
          <table:table-cell table:style-name="ce5" table:formula="of:=[.Y4]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1</text:p>
          </table:table-cell>
          <table:table-cell/>
          <table:table-cell table:style-name="ce1" table:formula="of:=[.C4]" office:value-type="float" office:value="1587" calcext:value-type="float">
            <text:p>1587</text:p>
          </table:table-cell>
          <table:table-cell/>
          <table:table-cell table:style-name="ce27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2</text:p>
          </table:table-cell>
          <table:table-cell table:style-name="ce3"/>
          <table:table-cell table:style-name="ce8" table:formula="of:=[.G5]" office:value-type="string" office:string-value="0" calcext:value-type="string">
            <text:p>0</text:p>
          </table:table-cell>
          <table:table-cell table:style-name="ce8" table:formula="of:=[.H5]" office:value-type="string" office:string-value="1" calcext:value-type="string">
            <text:p>1</text:p>
          </table:table-cell>
          <table:table-cell table:style-name="ce8" table:formula="of:=[.I5]" office:value-type="string" office:string-value="0" calcext:value-type="string">
            <text:p>0</text:p>
          </table:table-cell>
          <table:table-cell table:style-name="ce8" table:formula="of:=[.J5]" office:value-type="string" office:string-value="1" calcext:value-type="string">
            <text:p>1</text:p>
          </table:table-cell>
          <table:table-cell table:style-name="ce8" table:formula="of:=[.K5]" office:value-type="string" office:string-value="." calcext:value-type="string">
            <text:p>.</text:p>
          </table:table-cell>
          <table:table-cell table:style-name="ce8" table:formula="of:=[.L5]" office:value-type="string" office:string-value="1" calcext:value-type="string">
            <text:p>1</text:p>
          </table:table-cell>
          <table:table-cell table:style-name="ce8" table:formula="of:=[.M5]" office:value-type="string" office:string-value="0" calcext:value-type="string">
            <text:p>0</text:p>
          </table:table-cell>
          <table:table-cell table:style-name="ce8" table:formula="of:=[.N5]" office:value-type="string" office:string-value="1" calcext:value-type="string">
            <text:p>1</text:p>
          </table:table-cell>
          <table:table-cell table:style-name="ce8" table:formula="of:=[.O5]" office:value-type="string" office:string-value="1" calcext:value-type="string">
            <text:p>1</text:p>
          </table:table-cell>
          <table:table-cell table:style-name="ce8" table:formula="of:=[.P5]" office:value-type="string" office:string-value="." calcext:value-type="string">
            <text:p>.</text:p>
          </table:table-cell>
          <table:table-cell table:style-name="ce8" table:formula="of:=[.Q5]" office:value-type="string" office:string-value="0" calcext:value-type="string">
            <text:p>0</text:p>
          </table:table-cell>
          <table:table-cell table:style-name="ce8" table:formula="of:=[.R5]" office:value-type="string" office:string-value="1" calcext:value-type="string">
            <text:p>1</text:p>
          </table:table-cell>
          <table:table-cell table:style-name="ce8" table:formula="of:=[.S5]" office:value-type="string" office:string-value="0" calcext:value-type="string">
            <text:p>0</text:p>
          </table:table-cell>
          <table:table-cell table:style-name="ce8" table:formula="of:=[.T5]" office:value-type="string" office:string-value="0" calcext:value-type="string">
            <text:p>0</text:p>
          </table:table-cell>
          <table:table-cell table:style-name="ce8" table:formula="of:=[.U5]" office:value-type="string" office:string-value="." calcext:value-type="string">
            <text:p>.</text:p>
          </table:table-cell>
          <table:table-cell table:style-name="ce8" table:formula="of:=[.V5]" office:value-type="string" office:string-value="0" calcext:value-type="string">
            <text:p>0</text:p>
          </table:table-cell>
          <table:table-cell table:style-name="ce8" table:formula="of:=[.W5]" office:value-type="string" office:string-value="1" calcext:value-type="string">
            <text:p>1</text:p>
          </table:table-cell>
          <table:table-cell table:style-name="ce8" table:formula="of:=[.X5]" office:value-type="string" office:string-value="1" calcext:value-type="string">
            <text:p>1</text:p>
          </table:table-cell>
          <table:table-cell table:style-name="ce8" table:formula="of:=[.Y5]" office:value-type="string" office:string-value="0" calcext:value-type="string">
            <text:p>0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2</text:p>
          </table:table-cell>
          <table:table-cell table:style-name="ce3"/>
          <table:table-cell table:style-name="ce3" table:formula="of:=[.C5]" office:value-type="float" office:value="23366" calcext:value-type="float">
            <text:p>23366</text:p>
          </table:table-cell>
          <table:table-cell/>
          <table:table-cell table:formula="of:=VLOOKUP(IF([.W22]=0;[.W22]&amp;[.H22];[.W22]&amp;&quot;-&quot;&amp;[.G18]);[.AH3:.AI6];2;0)" office:value-type="string" office:string-value="Результат корректный" calcext:value-type="string">
            <text:p>Результат корректный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3]=&quot;.&quot;; &quot;.&quot;;MOD([.G19]+[.G18]+[.H17];2))" office:value-type="float" office:value="0" calcext:value-type="float">
            <text:p>0</text:p>
          </table:table-cell>
          <table:table-cell table:style-name="ce5" table:formula="of:=IF([.H3]=&quot;.&quot;; &quot;.&quot;;MOD([.H19]+[.H18]+[.I17];2))" office:value-type="float" office:value="1" calcext:value-type="float">
            <text:p>1</text:p>
          </table:table-cell>
          <table:table-cell table:style-name="ce5" table:formula="of:=IF([.I3]=&quot;.&quot;; &quot;.&quot;;MOD([.I19]+[.I18]+[.J17];2))" office:value-type="float" office:value="1" calcext:value-type="float">
            <text:p>1</text:p>
          </table:table-cell>
          <table:table-cell table:style-name="ce5" table:formula="of:=IF([.J3]=&quot;.&quot;; &quot;.&quot;;MOD([.J19]+[.J18]+[.K17];2))" office:value-type="float" office:value="0" calcext:value-type="float">
            <text:p>0</text:p>
          </table:table-cell>
          <table:table-cell table:style-name="ce5" table:formula="of:=IF([.K3]=&quot;.&quot;; &quot;.&quot;;MOD([.K19]+[.K18]+[.L17];2))" office:value-type="string" office:string-value="." calcext:value-type="string">
            <text:p>.</text:p>
          </table:table-cell>
          <table:table-cell table:style-name="ce5" table:formula="of:=IF([.L3]=&quot;.&quot;; &quot;.&quot;;MOD([.L19]+[.L18]+[.M17];2))" office:value-type="float" office:value="0" calcext:value-type="float">
            <text:p>0</text:p>
          </table:table-cell>
          <table:table-cell table:style-name="ce5" table:formula="of:=IF([.M3]=&quot;.&quot;; &quot;.&quot;;MOD([.M19]+[.M18]+[.N17];2))" office:value-type="float" office:value="0" calcext:value-type="float">
            <text:p>0</text:p>
          </table:table-cell>
          <table:table-cell table:style-name="ce5" table:formula="of:=IF([.N3]=&quot;.&quot;; &quot;.&quot;;MOD([.N19]+[.N18]+[.O17];2))" office:value-type="float" office:value="0" calcext:value-type="float">
            <text:p>0</text:p>
          </table:table-cell>
          <table:table-cell table:style-name="ce5" table:formula="of:=IF([.O3]=&quot;.&quot;; &quot;.&quot;;MOD([.O19]+[.O18]+[.P17];2))" office:value-type="float" office:value="1" calcext:value-type="float">
            <text:p>1</text:p>
          </table:table-cell>
          <table:table-cell table:style-name="ce5" table:formula="of:=IF([.P3]=&quot;.&quot;; &quot;.&quot;;MOD([.P19]+[.P18]+[.Q17];2))" office:value-type="string" office:string-value="." calcext:value-type="string">
            <text:p>.</text:p>
          </table:table-cell>
          <table:table-cell table:style-name="ce5" table:formula="of:=IF([.Q3]=&quot;.&quot;; &quot;.&quot;;MOD([.Q19]+[.Q18]+[.R17];2))" office:value-type="float" office:value="0" calcext:value-type="float">
            <text:p>0</text:p>
          </table:table-cell>
          <table:table-cell table:style-name="ce5" table:formula="of:=IF([.R3]=&quot;.&quot;; &quot;.&quot;;MOD([.R19]+[.R18]+[.S17];2))" office:value-type="float" office:value="1" calcext:value-type="float">
            <text:p>1</text:p>
          </table:table-cell>
          <table:table-cell table:style-name="ce5" table:formula="of:=IF([.S3]=&quot;.&quot;; &quot;.&quot;;MOD([.S19]+[.S18]+[.T17];2))" office:value-type="float" office:value="1" calcext:value-type="float">
            <text:p>1</text:p>
          </table:table-cell>
          <table:table-cell table:style-name="ce5" table:formula="of:=IF([.T3]=&quot;.&quot;; &quot;.&quot;;MOD([.T19]+[.T18]+[.U17];2))" office:value-type="float" office:value="1" calcext:value-type="float">
            <text:p>1</text:p>
          </table:table-cell>
          <table:table-cell table:style-name="ce5" table:formula="of:=IF([.U3]=&quot;.&quot;; &quot;.&quot;;MOD([.U19]+[.U18]+[.V17];2))" office:value-type="string" office:string-value="." calcext:value-type="string">
            <text:p>.</text:p>
          </table:table-cell>
          <table:table-cell table:style-name="ce5" table:formula="of:=IF([.V3]=&quot;.&quot;; &quot;.&quot;;MOD([.V19]+[.V18]+[.W17];2))" office:value-type="float" office:value="1" calcext:value-type="float">
            <text:p>1</text:p>
          </table:table-cell>
          <table:table-cell table:style-name="ce5" table:formula="of:=IF([.W3]=&quot;.&quot;; &quot;.&quot;;MOD([.W19]+[.W18]+[.X17];2))" office:value-type="float" office:value="0" calcext:value-type="float">
            <text:p>0</text:p>
          </table:table-cell>
          <table:table-cell table:style-name="ce5" table:formula="of:=IF([.X3]=&quot;.&quot;; &quot;.&quot;;MOD([.X19]+[.X18]+[.Y17];2))" office:value-type="float" office:value="0" calcext:value-type="float">
            <text:p>0</text:p>
          </table:table-cell>
          <table:table-cell table:style-name="ce5" table:formula="of:=IF([.Y3]=&quot;.&quot;; &quot;.&quot;;MOD([.Y19]+[.Y18]+[.Z17];2))" office:value-type="float" office:value="1" calcext:value-type="float">
            <text:p>1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20]=0;DECIMAL([.H20]&amp;[.I20]&amp;[.J20]&amp;[.L20]&amp;[.M20]&amp;[.N20]&amp;[.O20]&amp;[.Q20]&amp;[.R20]&amp;[.S20]&amp;[.T20]&amp;[.V20]&amp;[.W20]&amp;[.X20]&amp;[.Y20]; 2);0-DECIMAL([.H21]&amp;[.I21]&amp;[.J21]&amp;[.L21]&amp;[.M21]&amp;[.N21]&amp;[.O21]&amp;[.Q21]&amp;[.R21]&amp;[.S21]&amp;[.T21]&amp;[.V21]&amp;[.W21]&amp;[.X21]&amp;[.Y21]; 2))" office:value-type="float" office:value="24953" calcext:value-type="float">
            <text:p>24953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19]+[.AE18]" office:value-type="float" office:value="24953" calcext:value-type="float">
            <text:p>249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20]=0;&quot;&quot;;1)">
            <text:p/>
          </table:table-cell>
          <table:table-cell table:style-name="ce5" table:formula="of:=IF([.G21]&lt;&gt;&quot;&quot;;IF([.H20]&lt;&gt;&quot;.&quot;;IF([.$G$29]=1;MID(BASE(ABS(DECIMAL([.$H20]&amp;[.$I20]&amp;[.$J20]&amp;[.$L20]&amp;[.$M20]&amp;[.$N20]&amp;[.$O20]&amp;[.$Q20]&amp;[.$R20]&amp;[.$S20]&amp;[.$T20]&amp;[.$V20]&amp;[.$W20]&amp;[.$X20]&amp;[.$Y20];2)-2^16);2;16);ABS([.H$3]-16);1);&quot;&quot;);&quot;.&quot;);&quot;&quot;)">
            <text:p/>
          </table:table-cell>
          <table:table-cell table:style-name="ce5" table:formula="of:=IF([.H21]&lt;&gt;&quot;&quot;;IF([.I20]&lt;&gt;&quot;.&quot;;IF([.$G$29]=1;MID(BASE(ABS(DECIMAL([.$H20]&amp;[.$I20]&amp;[.$J20]&amp;[.$L20]&amp;[.$M20]&amp;[.$N20]&amp;[.$O20]&amp;[.$Q20]&amp;[.$R20]&amp;[.$S20]&amp;[.$T20]&amp;[.$V20]&amp;[.$W20]&amp;[.$X20]&amp;[.$Y20];2)-2^16);2;16);ABS([.I$3]-16);1);&quot;&quot;);&quot;.&quot;);&quot;&quot;)">
            <text:p/>
          </table:table-cell>
          <table:table-cell table:style-name="ce5" table:formula="of:=IF([.I21]&lt;&gt;&quot;&quot;;IF([.J20]&lt;&gt;&quot;.&quot;;IF([.$G$29]=1;MID(BASE(ABS(DECIMAL([.$H20]&amp;[.$I20]&amp;[.$J20]&amp;[.$L20]&amp;[.$M20]&amp;[.$N20]&amp;[.$O20]&amp;[.$Q20]&amp;[.$R20]&amp;[.$S20]&amp;[.$T20]&amp;[.$V20]&amp;[.$W20]&amp;[.$X20]&amp;[.$Y20];2)-2^16);2;16);ABS([.J$3]-16);1);&quot;&quot;);&quot;.&quot;);&quot;&quot;)">
            <text:p/>
          </table:table-cell>
          <table:table-cell table:style-name="ce5" table:formula="of:=IF([.J21]&lt;&gt;&quot;&quot;;IF([.K20]&lt;&gt;&quot;.&quot;;IF([.$G$29]=1;MID(BASE(ABS(DECIMAL([.$H20]&amp;[.$I20]&amp;[.$J20]&amp;[.$L20]&amp;[.$M20]&amp;[.$N20]&amp;[.$O20]&amp;[.$Q20]&amp;[.$R20]&amp;[.$S20]&amp;[.$T20]&amp;[.$V20]&amp;[.$W20]&amp;[.$X20]&amp;[.$Y20];2)-2^16);2;16);ABS([.K$3]-16);1);&quot;&quot;);&quot;.&quot;);&quot;&quot;)">
            <text:p/>
          </table:table-cell>
          <table:table-cell table:style-name="ce5" table:formula="of:=IF([.K21]&lt;&gt;&quot;&quot;;IF([.L20]&lt;&gt;&quot;.&quot;;IF([.$G$29]=1;MID(BASE(ABS(DECIMAL([.$H20]&amp;[.$I20]&amp;[.$J20]&amp;[.$L20]&amp;[.$M20]&amp;[.$N20]&amp;[.$O20]&amp;[.$Q20]&amp;[.$R20]&amp;[.$S20]&amp;[.$T20]&amp;[.$V20]&amp;[.$W20]&amp;[.$X20]&amp;[.$Y20];2)-2^16);2;16);ABS([.L$3]-16);1);&quot;&quot;);&quot;.&quot;);&quot;&quot;)">
            <text:p/>
          </table:table-cell>
          <table:table-cell table:style-name="ce5" table:formula="of:=IF([.L21]&lt;&gt;&quot;&quot;;IF([.M20]&lt;&gt;&quot;.&quot;;IF([.$G$29]=1;MID(BASE(ABS(DECIMAL([.$H20]&amp;[.$I20]&amp;[.$J20]&amp;[.$L20]&amp;[.$M20]&amp;[.$N20]&amp;[.$O20]&amp;[.$Q20]&amp;[.$R20]&amp;[.$S20]&amp;[.$T20]&amp;[.$V20]&amp;[.$W20]&amp;[.$X20]&amp;[.$Y20];2)-2^16);2;16);ABS([.M$3]-16);1);&quot;&quot;);&quot;.&quot;);&quot;&quot;)">
            <text:p/>
          </table:table-cell>
          <table:table-cell table:style-name="ce5" table:formula="of:=IF([.M21]&lt;&gt;&quot;&quot;;IF([.N20]&lt;&gt;&quot;.&quot;;IF([.$G$29]=1;MID(BASE(ABS(DECIMAL([.$H20]&amp;[.$I20]&amp;[.$J20]&amp;[.$L20]&amp;[.$M20]&amp;[.$N20]&amp;[.$O20]&amp;[.$Q20]&amp;[.$R20]&amp;[.$S20]&amp;[.$T20]&amp;[.$V20]&amp;[.$W20]&amp;[.$X20]&amp;[.$Y20];2)-2^16);2;16);ABS([.N$3]-16);1);&quot;&quot;);&quot;.&quot;);&quot;&quot;)">
            <text:p/>
          </table:table-cell>
          <table:table-cell table:style-name="ce5" table:formula="of:=IF([.N21]&lt;&gt;&quot;&quot;;IF([.O20]&lt;&gt;&quot;.&quot;;IF([.$G$29]=1;MID(BASE(ABS(DECIMAL([.$H20]&amp;[.$I20]&amp;[.$J20]&amp;[.$L20]&amp;[.$M20]&amp;[.$N20]&amp;[.$O20]&amp;[.$Q20]&amp;[.$R20]&amp;[.$S20]&amp;[.$T20]&amp;[.$V20]&amp;[.$W20]&amp;[.$X20]&amp;[.$Y20];2)-2^16);2;16);ABS([.O$3]-16);1);&quot;&quot;);&quot;.&quot;);&quot;&quot;)">
            <text:p/>
          </table:table-cell>
          <table:table-cell table:style-name="ce5" table:formula="of:=IF([.O21]&lt;&gt;&quot;&quot;;IF([.P20]&lt;&gt;&quot;.&quot;;IF([.$G$29]=1;MID(BASE(ABS(DECIMAL([.$H20]&amp;[.$I20]&amp;[.$J20]&amp;[.$L20]&amp;[.$M20]&amp;[.$N20]&amp;[.$O20]&amp;[.$Q20]&amp;[.$R20]&amp;[.$S20]&amp;[.$T20]&amp;[.$V20]&amp;[.$W20]&amp;[.$X20]&amp;[.$Y20];2)-2^16);2;16);ABS([.P$3]-16);1);&quot;&quot;);&quot;.&quot;);&quot;&quot;)">
            <text:p/>
          </table:table-cell>
          <table:table-cell table:style-name="ce5" table:formula="of:=IF([.P21]&lt;&gt;&quot;&quot;;IF([.Q20]&lt;&gt;&quot;.&quot;;IF([.$G$29]=1;MID(BASE(ABS(DECIMAL([.$H20]&amp;[.$I20]&amp;[.$J20]&amp;[.$L20]&amp;[.$M20]&amp;[.$N20]&amp;[.$O20]&amp;[.$Q20]&amp;[.$R20]&amp;[.$S20]&amp;[.$T20]&amp;[.$V20]&amp;[.$W20]&amp;[.$X20]&amp;[.$Y20];2)-2^16);2;16);ABS([.Q$3]-16);1);&quot;&quot;);&quot;.&quot;);&quot;&quot;)">
            <text:p/>
          </table:table-cell>
          <table:table-cell table:style-name="ce5" table:formula="of:=IF([.Q21]&lt;&gt;&quot;&quot;;IF([.R20]&lt;&gt;&quot;.&quot;;IF([.$G$29]=1;MID(BASE(ABS(DECIMAL([.$H20]&amp;[.$I20]&amp;[.$J20]&amp;[.$L20]&amp;[.$M20]&amp;[.$N20]&amp;[.$O20]&amp;[.$Q20]&amp;[.$R20]&amp;[.$S20]&amp;[.$T20]&amp;[.$V20]&amp;[.$W20]&amp;[.$X20]&amp;[.$Y20];2)-2^16);2;16);ABS([.R$3]-16);1);&quot;&quot;);&quot;.&quot;);&quot;&quot;)">
            <text:p/>
          </table:table-cell>
          <table:table-cell table:style-name="ce5" table:formula="of:=IF([.R21]&lt;&gt;&quot;&quot;;IF([.S20]&lt;&gt;&quot;.&quot;;IF([.$G$29]=1;MID(BASE(ABS(DECIMAL([.$H20]&amp;[.$I20]&amp;[.$J20]&amp;[.$L20]&amp;[.$M20]&amp;[.$N20]&amp;[.$O20]&amp;[.$Q20]&amp;[.$R20]&amp;[.$S20]&amp;[.$T20]&amp;[.$V20]&amp;[.$W20]&amp;[.$X20]&amp;[.$Y20];2)-2^16);2;16);ABS([.S$3]-16);1);&quot;&quot;);&quot;.&quot;);&quot;&quot;)">
            <text:p/>
          </table:table-cell>
          <table:table-cell table:style-name="ce5" table:formula="of:=IF([.S21]&lt;&gt;&quot;&quot;;IF([.T20]&lt;&gt;&quot;.&quot;;IF([.$G$29]=1;MID(BASE(ABS(DECIMAL([.$H20]&amp;[.$I20]&amp;[.$J20]&amp;[.$L20]&amp;[.$M20]&amp;[.$N20]&amp;[.$O20]&amp;[.$Q20]&amp;[.$R20]&amp;[.$S20]&amp;[.$T20]&amp;[.$V20]&amp;[.$W20]&amp;[.$X20]&amp;[.$Y20];2)-2^16);2;16);ABS([.T$3]-16);1);&quot;&quot;);&quot;.&quot;);&quot;&quot;)">
            <text:p/>
          </table:table-cell>
          <table:table-cell table:style-name="ce5" table:formula="of:=IF([.T21]&lt;&gt;&quot;&quot;;IF([.U20]&lt;&gt;&quot;.&quot;;IF([.$G$29]=1;MID(BASE(ABS(DECIMAL([.$H20]&amp;[.$I20]&amp;[.$J20]&amp;[.$L20]&amp;[.$M20]&amp;[.$N20]&amp;[.$O20]&amp;[.$Q20]&amp;[.$R20]&amp;[.$S20]&amp;[.$T20]&amp;[.$V20]&amp;[.$W20]&amp;[.$X20]&amp;[.$Y20];2)-2^16);2;16);ABS([.U$3]-16);1);&quot;&quot;);&quot;.&quot;);&quot;&quot;)">
            <text:p/>
          </table:table-cell>
          <table:table-cell table:style-name="ce5" table:formula="of:=IF([.U21]&lt;&gt;&quot;&quot;;IF([.V20]&lt;&gt;&quot;.&quot;;IF([.$G$29]=1;MID(BASE(ABS(DECIMAL([.$H20]&amp;[.$I20]&amp;[.$J20]&amp;[.$L20]&amp;[.$M20]&amp;[.$N20]&amp;[.$O20]&amp;[.$Q20]&amp;[.$R20]&amp;[.$S20]&amp;[.$T20]&amp;[.$V20]&amp;[.$W20]&amp;[.$X20]&amp;[.$Y20];2)-2^16);2;16);ABS([.V$3]-16);1);&quot;&quot;);&quot;.&quot;);&quot;&quot;)">
            <text:p/>
          </table:table-cell>
          <table:table-cell table:style-name="ce5" table:formula="of:=IF([.V21]&lt;&gt;&quot;&quot;;IF([.W20]&lt;&gt;&quot;.&quot;;IF([.$G$29]=1;MID(BASE(ABS(DECIMAL([.$H20]&amp;[.$I20]&amp;[.$J20]&amp;[.$L20]&amp;[.$M20]&amp;[.$N20]&amp;[.$O20]&amp;[.$Q20]&amp;[.$R20]&amp;[.$S20]&amp;[.$T20]&amp;[.$V20]&amp;[.$W20]&amp;[.$X20]&amp;[.$Y20];2)-2^16);2;16);ABS([.W$3]-16);1);&quot;&quot;);&quot;.&quot;);&quot;&quot;)">
            <text:p/>
          </table:table-cell>
          <table:table-cell table:style-name="ce5" table:formula="of:=IF([.W21]&lt;&gt;&quot;&quot;;IF([.X20]&lt;&gt;&quot;.&quot;;IF([.$G$29]=1;MID(BASE(ABS(DECIMAL([.$H20]&amp;[.$I20]&amp;[.$J20]&amp;[.$L20]&amp;[.$M20]&amp;[.$N20]&amp;[.$O20]&amp;[.$Q20]&amp;[.$R20]&amp;[.$S20]&amp;[.$T20]&amp;[.$V20]&amp;[.$W20]&amp;[.$X20]&amp;[.$Y20];2)-2^16);2;16);ABS([.X$3]-16);1);&quot;&quot;);&quot;.&quot;);&quot;&quot;)">
            <text:p/>
          </table:table-cell>
          <table:table-cell table:style-name="ce5" table:formula="of:=IF([.X21]&lt;&gt;&quot;&quot;;IF([.Y20]&lt;&gt;&quot;.&quot;;IF([.$G$29]=1;MID(BASE(ABS(DECIMAL([.$H20]&amp;[.$I20]&amp;[.$J20]&amp;[.$L20]&amp;[.$M20]&amp;[.$N20]&amp;[.$O20]&amp;[.$Q20]&amp;[.$R20]&amp;[.$S20]&amp;[.$T20]&amp;[.$V20]&amp;[.$W20]&amp;[.$X20]&amp;[.$Y20];2)-2^16);2;16);ABS([.Y$3]-16);1);&quot;&quot;);&quot;.&quot;);&quot;&quot;)">
            <text:p/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17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20:.Y20])+1;2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17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20:.Y20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20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17]+[.H17];2)" office:value-type="float" office:value="0" calcext:value-type="float">
            <text:p>0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style-name="ce5" table:number-columns-repeated="19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26]&lt;&gt;&quot;.&quot;;IF([.G26]+[.G27]&lt;&gt;0;IF([.G26]+[.G27]+[.H25]=3;1;MOD([.G26]+[.G27]+[.H25]-1;2));0);[.H25])" office:value-type="float" office:value="0" calcext:value-type="float">
            <text:p>0</text:p>
          </table:table-cell>
          <table:table-cell table:style-name="ce8" table:formula="of:=IF([.H26]&lt;&gt;&quot;.&quot;;IF([.H26]+[.H27]&lt;&gt;0;IF([.H26]+[.H27]+[.I25]=3;1;MOD([.H26]+[.H27]+[.I25]-1;2));0);[.I25])" office:value-type="float" office:value="1" calcext:value-type="float">
            <text:p>1</text:p>
          </table:table-cell>
          <table:table-cell table:style-name="ce8" table:formula="of:=IF([.I26]&lt;&gt;&quot;.&quot;;IF([.I26]+[.I27]&lt;&gt;0;IF([.I26]+[.I27]+[.J25]=3;1;MOD([.I26]+[.I27]+[.J25]-1;2));0);[.J25])" office:value-type="float" office:value="0" calcext:value-type="float">
            <text:p>0</text:p>
          </table:table-cell>
          <table:table-cell table:style-name="ce8" table:formula="of:=IF([.J26]&lt;&gt;&quot;.&quot;;IF([.J26]+[.J27]&lt;&gt;0;IF([.J26]+[.J27]+[.K25]=3;1;MOD([.J26]+[.J27]+[.K25]-1;2));0);[.K25])" office:value-type="float" office:value="0" calcext:value-type="float">
            <text:p>0</text:p>
          </table:table-cell>
          <table:table-cell table:style-name="ce8" table:formula="of:=IF([.K26]&lt;&gt;&quot;.&quot;;IF([.K26]+[.K27]&lt;&gt;0;IF([.K26]+[.K27]+[.L25]=3;1;MOD([.K26]+[.K27]+[.L25]-1;2));0);[.L25])" office:value-type="float" office:value="0" calcext:value-type="float">
            <text:p>0</text:p>
          </table:table-cell>
          <table:table-cell table:style-name="ce8" table:formula="of:=IF([.L26]&lt;&gt;&quot;.&quot;;IF([.L26]+[.L27]&lt;&gt;0;IF([.L26]+[.L27]+[.M25]=3;1;MOD([.L26]+[.L27]+[.M25]-1;2));0);[.M25])" office:value-type="float" office:value="0" calcext:value-type="float">
            <text:p>0</text:p>
          </table:table-cell>
          <table:table-cell table:style-name="ce8" table:formula="of:=IF([.M26]&lt;&gt;&quot;.&quot;;IF([.M26]+[.M27]&lt;&gt;0;IF([.M26]+[.M27]+[.N25]=3;1;MOD([.M26]+[.M27]+[.N25]-1;2));0);[.N25])" office:value-type="float" office:value="0" calcext:value-type="float">
            <text:p>0</text:p>
          </table:table-cell>
          <table:table-cell table:style-name="ce8" table:formula="of:=IF([.N26]&lt;&gt;&quot;.&quot;;IF([.N26]+[.N27]&lt;&gt;0;IF([.N26]+[.N27]+[.O25]=3;1;MOD([.N26]+[.N27]+[.O25]-1;2));0);[.O25])" office:value-type="float" office:value="1" calcext:value-type="float">
            <text:p>1</text:p>
          </table:table-cell>
          <table:table-cell table:style-name="ce8" table:formula="of:=IF([.O26]&lt;&gt;&quot;.&quot;;IF([.O26]+[.O27]&lt;&gt;0;IF([.O26]+[.O27]+[.P25]=3;1;MOD([.O26]+[.O27]+[.P25]-1;2));0);[.P25])" office:value-type="float" office:value="1" calcext:value-type="float">
            <text:p>1</text:p>
          </table:table-cell>
          <table:table-cell table:style-name="ce8" table:formula="of:=IF([.P26]&lt;&gt;&quot;.&quot;;IF([.P26]+[.P27]&lt;&gt;0;IF([.P26]+[.P27]+[.Q25]=3;1;MOD([.P26]+[.P27]+[.Q25]-1;2));0);[.Q25])" office:value-type="float" office:value="0" calcext:value-type="float">
            <text:p>0</text:p>
          </table:table-cell>
          <table:table-cell table:style-name="ce8" table:formula="of:=IF([.Q26]&lt;&gt;&quot;.&quot;;IF([.Q26]+[.Q27]&lt;&gt;0;IF([.Q26]+[.Q27]+[.R25]=3;1;MOD([.Q26]+[.Q27]+[.R25]-1;2));0);[.R25])" office:value-type="float" office:value="0" calcext:value-type="float">
            <text:p>0</text:p>
          </table:table-cell>
          <table:table-cell table:style-name="ce8" table:formula="of:=IF([.R26]&lt;&gt;&quot;.&quot;;IF([.R26]+[.R27]&lt;&gt;0;IF([.R26]+[.R27]+[.S25]=3;1;MOD([.R26]+[.R27]+[.S25]-1;2));0);[.S25])" office:value-type="float" office:value="1" calcext:value-type="float">
            <text:p>1</text:p>
          </table:table-cell>
          <table:table-cell table:style-name="ce8" table:formula="of:=IF([.S26]&lt;&gt;&quot;.&quot;;IF([.S26]+[.S27]&lt;&gt;0;IF([.S26]+[.S27]+[.T25]=3;1;MOD([.S26]+[.S27]+[.T25]-1;2));0);[.T25])" office:value-type="float" office:value="0" calcext:value-type="float">
            <text:p>0</text:p>
          </table:table-cell>
          <table:table-cell table:style-name="ce8" table:formula="of:=IF([.T26]&lt;&gt;&quot;.&quot;;IF([.T26]+[.T27]&lt;&gt;0;IF([.T26]+[.T27]+[.U25]=3;1;MOD([.T26]+[.T27]+[.U25]-1;2));0);[.U25])" office:value-type="float" office:value="0" calcext:value-type="float">
            <text:p>0</text:p>
          </table:table-cell>
          <table:table-cell table:style-name="ce8" table:formula="of:=IF([.U26]&lt;&gt;&quot;.&quot;;IF([.U26]+[.U27]&lt;&gt;0;IF([.U26]+[.U27]+[.V25]=3;1;MOD([.U26]+[.U27]+[.V25]-1;2));0);[.V25])" office:value-type="float" office:value="0" calcext:value-type="float">
            <text:p>0</text:p>
          </table:table-cell>
          <table:table-cell table:style-name="ce8" table:formula="of:=IF([.V26]&lt;&gt;&quot;.&quot;;IF([.V26]+[.V27]&lt;&gt;0;IF([.V26]+[.V27]+[.W25]=3;1;MOD([.V26]+[.V27]+[.W25]-1;2));0);[.W25])" office:value-type="float" office:value="0" calcext:value-type="float">
            <text:p>0</text:p>
          </table:table-cell>
          <table:table-cell table:style-name="ce8" table:formula="of:=IF([.W26]&lt;&gt;&quot;.&quot;;IF([.W26]+[.W27]&lt;&gt;0;IF([.W26]+[.W27]+[.X25]=3;1;MOD([.W26]+[.W27]+[.X25]-1;2));0);[.X25])" office:value-type="float" office:value="0" calcext:value-type="float">
            <text:p>0</text:p>
          </table:table-cell>
          <table:table-cell table:style-name="ce8" table:formula="of:=IF([.X26]&lt;&gt;&quot;.&quot;;IF([.X26]+[.X27]&lt;&gt;0;IF([.X26]+[.X27]+[.Y25]=3;1;MOD([.X26]+[.X27]+[.Y25]-1;2));0);[.Y25])" office:value-type="float" office:value="0" calcext:value-type="float">
            <text:p>0</text:p>
          </table:table-cell>
          <table:table-cell table:style-name="ce8" table:formula="of:=IF([.Y26]&lt;&gt;&quot;.&quot;;IF([.Y26]+[.Y27]&lt;&gt;0;IF([.Y26]+[.Y27]+[.Z25]=3;1;MOD([.Y26]+[.Y27]+[.Z25]-1;2));0);[.Z25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2</text:p>
          </table:table-cell>
          <table:table-cell table:style-name="ce1"/>
          <table:table-cell table:style-name="ce5" table:formula="of:=[.G5]" office:value-type="string" office:string-value="0" calcext:value-type="string">
            <text:p>0</text:p>
          </table:table-cell>
          <table:table-cell table:style-name="ce5" table:formula="of:=[.H5]" office:value-type="string" office:string-value="1" calcext:value-type="string">
            <text:p>1</text:p>
          </table:table-cell>
          <table:table-cell table:style-name="ce5" table:formula="of:=[.I5]" office:value-type="string" office:string-value="0" calcext:value-type="string">
            <text:p>0</text:p>
          </table:table-cell>
          <table:table-cell table:style-name="ce5" table:formula="of:=[.J5]" office:value-type="string" office:string-value="1" calcext:value-type="string">
            <text:p>1</text:p>
          </table:table-cell>
          <table:table-cell table:style-name="ce5" table:formula="of:=[.K5]" office:value-type="string" office:string-value="." calcext:value-type="string">
            <text:p>.</text:p>
          </table:table-cell>
          <table:table-cell table:style-name="ce5" table:formula="of:=[.L5]" office:value-type="string" office:string-value="1" calcext:value-type="string">
            <text:p>1</text:p>
          </table:table-cell>
          <table:table-cell table:style-name="ce5" table:formula="of:=[.M5]" office:value-type="string" office:string-value="0" calcext:value-type="string">
            <text:p>0</text:p>
          </table:table-cell>
          <table:table-cell table:style-name="ce5" table:formula="of:=[.N5]" office:value-type="string" office:string-value="1" calcext:value-type="string">
            <text:p>1</text:p>
          </table:table-cell>
          <table:table-cell table:style-name="ce5" table:formula="of:=[.O5]" office:value-type="string" office:string-value="1" calcext:value-type="string">
            <text:p>1</text:p>
          </table:table-cell>
          <table:table-cell table:style-name="ce5" table:formula="of:=[.P5]" office:value-type="string" office:string-value="." calcext:value-type="string">
            <text:p>.</text:p>
          </table:table-cell>
          <table:table-cell table:style-name="ce5" table:formula="of:=[.Q5]" office:value-type="string" office:string-value="0" calcext:value-type="string">
            <text:p>0</text:p>
          </table:table-cell>
          <table:table-cell table:style-name="ce5" table:formula="of:=[.R5]" office:value-type="string" office:string-value="1" calcext:value-type="string">
            <text:p>1</text:p>
          </table:table-cell>
          <table:table-cell table:style-name="ce5" table:formula="of:=[.S5]" office:value-type="string" office:string-value="0" calcext:value-type="string">
            <text:p>0</text:p>
          </table:table-cell>
          <table:table-cell table:style-name="ce5" table:formula="of:=[.T5]" office:value-type="string" office:string-value="0" calcext:value-type="string">
            <text:p>0</text:p>
          </table:table-cell>
          <table:table-cell table:style-name="ce5" table:formula="of:=[.U5]" office:value-type="string" office:string-value="." calcext:value-type="string">
            <text:p>.</text:p>
          </table:table-cell>
          <table:table-cell table:style-name="ce5" table:formula="of:=[.V5]" office:value-type="string" office:string-value="0" calcext:value-type="string">
            <text:p>0</text:p>
          </table:table-cell>
          <table:table-cell table:style-name="ce5" table:formula="of:=[.W5]" office:value-type="string" office:string-value="1" calcext:value-type="string">
            <text:p>1</text:p>
          </table:table-cell>
          <table:table-cell table:style-name="ce5" table:formula="of:=[.X5]" office:value-type="string" office:string-value="1" calcext:value-type="string">
            <text:p>1</text:p>
          </table:table-cell>
          <table:table-cell table:style-name="ce5" table:formula="of:=[.Y5]" office:value-type="string" office:string-value="0" calcext:value-type="string">
            <text:p>0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2</text:p>
          </table:table-cell>
          <table:table-cell table:style-name="ce1"/>
          <table:table-cell table:style-name="ce1" table:formula="of:=[.C5]" office:value-type="float" office:value="23366" calcext:value-type="float">
            <text:p>233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3</text:p>
          </table:table-cell>
          <table:table-cell table:style-name="ce3"/>
          <table:table-cell table:style-name="ce8" table:formula="of:=[.G6]" office:value-type="string" office:string-value="0" calcext:value-type="string">
            <text:p>0</text:p>
          </table:table-cell>
          <table:table-cell table:style-name="ce8" table:formula="of:=[.H6]" office:value-type="string" office:string-value="1" calcext:value-type="string">
            <text:p>1</text:p>
          </table:table-cell>
          <table:table-cell table:style-name="ce8" table:formula="of:=[.I6]" office:value-type="string" office:string-value="1" calcext:value-type="string">
            <text:p>1</text:p>
          </table:table-cell>
          <table:table-cell table:style-name="ce8" table:formula="of:=[.J6]" office:value-type="string" office:string-value="0" calcext:value-type="string">
            <text:p>0</text:p>
          </table:table-cell>
          <table:table-cell table:style-name="ce8" table:formula="of:=[.K6]" office:value-type="string" office:string-value="." calcext:value-type="string">
            <text:p>.</text:p>
          </table:table-cell>
          <table:table-cell table:style-name="ce8" table:formula="of:=[.L6]" office:value-type="string" office:string-value="0" calcext:value-type="string">
            <text:p>0</text:p>
          </table:table-cell>
          <table:table-cell table:style-name="ce8" table:formula="of:=[.M6]" office:value-type="string" office:string-value="0" calcext:value-type="string">
            <text:p>0</text:p>
          </table:table-cell>
          <table:table-cell table:style-name="ce8" table:formula="of:=[.N6]" office:value-type="string" office:string-value="0" calcext:value-type="string">
            <text:p>0</text:p>
          </table:table-cell>
          <table:table-cell table:style-name="ce8" table:formula="of:=[.O6]" office:value-type="string" office:string-value="1" calcext:value-type="string">
            <text:p>1</text:p>
          </table:table-cell>
          <table:table-cell table:style-name="ce8" table:formula="of:=[.P6]" office:value-type="string" office:string-value="." calcext:value-type="string">
            <text:p>.</text:p>
          </table:table-cell>
          <table:table-cell table:style-name="ce8" table:formula="of:=[.Q6]" office:value-type="string" office:string-value="0" calcext:value-type="string">
            <text:p>0</text:p>
          </table:table-cell>
          <table:table-cell table:style-name="ce8" table:formula="of:=[.R6]" office:value-type="string" office:string-value="1" calcext:value-type="string">
            <text:p>1</text:p>
          </table:table-cell>
          <table:table-cell table:style-name="ce8" table:formula="of:=[.S6]" office:value-type="string" office:string-value="1" calcext:value-type="string">
            <text:p>1</text:p>
          </table:table-cell>
          <table:table-cell table:style-name="ce8" table:formula="of:=[.T6]" office:value-type="string" office:string-value="1" calcext:value-type="string">
            <text:p>1</text:p>
          </table:table-cell>
          <table:table-cell table:style-name="ce8" table:formula="of:=[.U6]" office:value-type="string" office:string-value="." calcext:value-type="string">
            <text:p>.</text:p>
          </table:table-cell>
          <table:table-cell table:style-name="ce8" table:formula="of:=[.V6]" office:value-type="string" office:string-value="1" calcext:value-type="string">
            <text:p>1</text:p>
          </table:table-cell>
          <table:table-cell table:style-name="ce8" table:formula="of:=[.W6]" office:value-type="string" office:string-value="0" calcext:value-type="string">
            <text:p>0</text:p>
          </table:table-cell>
          <table:table-cell table:style-name="ce8" table:formula="of:=[.X6]" office:value-type="string" office:string-value="0" calcext:value-type="string">
            <text:p>0</text:p>
          </table:table-cell>
          <table:table-cell table:style-name="ce8" table:formula="of:=[.Y6]" office:value-type="string" office:string-value="1" calcext:value-type="string">
            <text:p>1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3</text:p>
          </table:table-cell>
          <table:table-cell table:style-name="ce3"/>
          <table:table-cell table:style-name="ce3" table:formula="of:=[.C6]" office:value-type="float" office:value="24953" calcext:value-type="float">
            <text:p>24953</text:p>
          </table:table-cell>
          <table:table-cell/>
          <table:table-cell table:formula="of:=VLOOKUP(IF([.W30]=0;[.W30]&amp;[.H30];[.W30]&amp;&quot;-&quot;&amp;[.G26]);[.AH3:.AI6];2;0)" office:value-type="string" office:string-value="При сложении положительных чисел получен отрицательный результат ПЕРЕПОЛНЕНИЕ!" calcext:value-type="string">
            <text:p>При сложении положительных чисел получен отрицательный результат ПЕРЕПОЛНЕНИЕ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11]=&quot;.&quot;; &quot;.&quot;;MOD([.G27]+[.G26]+[.H25];2))" office:value-type="float" office:value="1" calcext:value-type="float">
            <text:p>1</text:p>
          </table:table-cell>
          <table:table-cell table:style-name="ce5" table:formula="of:=IF([.H11]=&quot;.&quot;; &quot;.&quot;;MOD([.H27]+[.H26]+[.I25];2))" office:value-type="float" office:value="0" calcext:value-type="float">
            <text:p>0</text:p>
          </table:table-cell>
          <table:table-cell table:style-name="ce5" table:formula="of:=IF([.I11]=&quot;.&quot;; &quot;.&quot;;MOD([.I27]+[.I26]+[.J25];2))" office:value-type="float" office:value="1" calcext:value-type="float">
            <text:p>1</text:p>
          </table:table-cell>
          <table:table-cell table:style-name="ce5" table:formula="of:=IF([.J11]=&quot;.&quot;; &quot;.&quot;;MOD([.J27]+[.J26]+[.K25];2))" office:value-type="float" office:value="1" calcext:value-type="float">
            <text:p>1</text:p>
          </table:table-cell>
          <table:table-cell table:style-name="ce5" table:formula="of:=IF([.K11]=&quot;.&quot;; &quot;.&quot;;MOD([.K27]+[.K26]+[.L25];2))" office:value-type="string" office:string-value="." calcext:value-type="string">
            <text:p>.</text:p>
          </table:table-cell>
          <table:table-cell table:style-name="ce5" table:formula="of:=IF([.L11]=&quot;.&quot;; &quot;.&quot;;MOD([.L27]+[.L26]+[.M25];2))" office:value-type="float" office:value="1" calcext:value-type="float">
            <text:p>1</text:p>
          </table:table-cell>
          <table:table-cell table:style-name="ce5" table:formula="of:=IF([.M11]=&quot;.&quot;; &quot;.&quot;;MOD([.M27]+[.M26]+[.N25];2))" office:value-type="float" office:value="1" calcext:value-type="float">
            <text:p>1</text:p>
          </table:table-cell>
          <table:table-cell table:style-name="ce5" table:formula="of:=IF([.N11]=&quot;.&quot;; &quot;.&quot;;MOD([.N27]+[.N26]+[.O25];2))" office:value-type="float" office:value="0" calcext:value-type="float">
            <text:p>0</text:p>
          </table:table-cell>
          <table:table-cell table:style-name="ce5" table:formula="of:=IF([.O11]=&quot;.&quot;; &quot;.&quot;;MOD([.O27]+[.O26]+[.P25];2))" office:value-type="float" office:value="0" calcext:value-type="float">
            <text:p>0</text:p>
          </table:table-cell>
          <table:table-cell table:style-name="ce5" table:formula="of:=IF([.P11]=&quot;.&quot;; &quot;.&quot;;MOD([.P27]+[.P26]+[.Q25];2))" office:value-type="string" office:string-value="." calcext:value-type="string">
            <text:p>.</text:p>
          </table:table-cell>
          <table:table-cell table:style-name="ce5" table:formula="of:=IF([.Q11]=&quot;.&quot;; &quot;.&quot;;MOD([.Q27]+[.Q26]+[.R25];2))" office:value-type="float" office:value="1" calcext:value-type="float">
            <text:p>1</text:p>
          </table:table-cell>
          <table:table-cell table:style-name="ce5" table:formula="of:=IF([.R11]=&quot;.&quot;; &quot;.&quot;;MOD([.R27]+[.R26]+[.S25];2))" office:value-type="float" office:value="0" calcext:value-type="float">
            <text:p>0</text:p>
          </table:table-cell>
          <table:table-cell table:style-name="ce5" table:formula="of:=IF([.S11]=&quot;.&quot;; &quot;.&quot;;MOD([.S27]+[.S26]+[.T25];2))" office:value-type="float" office:value="1" calcext:value-type="float">
            <text:p>1</text:p>
          </table:table-cell>
          <table:table-cell table:style-name="ce5" table:formula="of:=IF([.T11]=&quot;.&quot;; &quot;.&quot;;MOD([.T27]+[.T26]+[.U25];2))" office:value-type="float" office:value="1" calcext:value-type="float">
            <text:p>1</text:p>
          </table:table-cell>
          <table:table-cell table:style-name="ce5" table:formula="of:=IF([.U11]=&quot;.&quot;; &quot;.&quot;;MOD([.U27]+[.U26]+[.V25];2))" office:value-type="string" office:string-value="." calcext:value-type="string">
            <text:p>.</text:p>
          </table:table-cell>
          <table:table-cell table:style-name="ce5" table:formula="of:=IF([.V11]=&quot;.&quot;; &quot;.&quot;;MOD([.V27]+[.V26]+[.W25];2))" office:value-type="float" office:value="1" calcext:value-type="float">
            <text:p>1</text:p>
          </table:table-cell>
          <table:table-cell table:style-name="ce5" table:formula="of:=IF([.W11]=&quot;.&quot;; &quot;.&quot;;MOD([.W27]+[.W26]+[.X25];2))" office:value-type="float" office:value="1" calcext:value-type="float">
            <text:p>1</text:p>
          </table:table-cell>
          <table:table-cell table:style-name="ce5" table:formula="of:=IF([.X11]=&quot;.&quot;; &quot;.&quot;;MOD([.X27]+[.X26]+[.Y25];2))" office:value-type="float" office:value="1" calcext:value-type="float">
            <text:p>1</text:p>
          </table:table-cell>
          <table:table-cell table:style-name="ce5" table:formula="of:=IF([.Y11]=&quot;.&quot;; &quot;.&quot;;MOD([.Y27]+[.Y26]+[.Z25];2))" office:value-type="float" office:value="1" calcext:value-type="float">
            <text:p>1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28]=0;DECIMAL([.H28]&amp;[.I28]&amp;[.J28]&amp;[.L28]&amp;[.M28]&amp;[.N28]&amp;[.O28]&amp;[.Q28]&amp;[.R28]&amp;[.S28]&amp;[.T28]&amp;[.V28]&amp;[.W28]&amp;[.X28]&amp;[.Y28]; 2);0-DECIMAL([.H29]&amp;[.I29]&amp;[.J29]&amp;[.L29]&amp;[.M29]&amp;[.N29]&amp;[.O29]&amp;[.Q29]&amp;[.R29]&amp;[.S29]&amp;[.T29]&amp;[.V29]&amp;[.W29]&amp;[.X29]&amp;[.Y29]; 2))" office:value-type="float" office:value="-17217" calcext:value-type="float">
            <text:p>-17217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27]+[.AE26]" office:value-type="float" office:value="48319" calcext:value-type="float">
            <text:p>483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28]=0;&quot;&quot;;1)" office:value-type="float" office:value="1" calcext:value-type="float">
            <text:p>1</text:p>
          </table:table-cell>
          <table:table-cell table:style-name="ce5" table:formula="of:=IF([.G29]&lt;&gt;&quot;&quot;;IF([.H28]&lt;&gt;&quot;.&quot;;IF([.$G$29]=1;MID(BASE(ABS(DECIMAL([.$H28]&amp;[.$I28]&amp;[.$J28]&amp;[.$L28]&amp;[.$M28]&amp;[.$N28]&amp;[.$O28]&amp;[.$Q28]&amp;[.$R28]&amp;[.$S28]&amp;[.$T28]&amp;[.$V28]&amp;[.$W28]&amp;[.$X28]&amp;[.$Y28];2)-2^16);2;16);ABS([.H$3]-16);1);&quot;&quot;);&quot;.&quot;);&quot;&quot;)" office:value-type="string" office:string-value="1" calcext:value-type="string">
            <text:p>1</text:p>
          </table:table-cell>
          <table:table-cell table:style-name="ce5" table:formula="of:=IF([.H29]&lt;&gt;&quot;&quot;;IF([.I28]&lt;&gt;&quot;.&quot;;IF([.$G$29]=1;MID(BASE(ABS(DECIMAL([.$H28]&amp;[.$I28]&amp;[.$J28]&amp;[.$L28]&amp;[.$M28]&amp;[.$N28]&amp;[.$O28]&amp;[.$Q28]&amp;[.$R28]&amp;[.$S28]&amp;[.$T28]&amp;[.$V28]&amp;[.$W28]&amp;[.$X28]&amp;[.$Y28];2)-2^16);2;16);ABS([.I$3]-16);1);&quot;&quot;);&quot;.&quot;);&quot;&quot;)" office:value-type="string" office:string-value="0" calcext:value-type="string">
            <text:p>0</text:p>
          </table:table-cell>
          <table:table-cell table:style-name="ce5" table:formula="of:=IF([.I29]&lt;&gt;&quot;&quot;;IF([.J28]&lt;&gt;&quot;.&quot;;IF([.$G$29]=1;MID(BASE(ABS(DECIMAL([.$H28]&amp;[.$I28]&amp;[.$J28]&amp;[.$L28]&amp;[.$M28]&amp;[.$N28]&amp;[.$O28]&amp;[.$Q28]&amp;[.$R28]&amp;[.$S28]&amp;[.$T28]&amp;[.$V28]&amp;[.$W28]&amp;[.$X28]&amp;[.$Y28];2)-2^16);2;16);ABS([.J$3]-16);1);&quot;&quot;);&quot;.&quot;);&quot;&quot;)" office:value-type="string" office:string-value="0" calcext:value-type="string">
            <text:p>0</text:p>
          </table:table-cell>
          <table:table-cell table:style-name="ce5" table:formula="of:=IF([.J29]&lt;&gt;&quot;&quot;;IF([.K28]&lt;&gt;&quot;.&quot;;IF([.$G$29]=1;MID(BASE(ABS(DECIMAL([.$H28]&amp;[.$I28]&amp;[.$J28]&amp;[.$L28]&amp;[.$M28]&amp;[.$N28]&amp;[.$O28]&amp;[.$Q28]&amp;[.$R28]&amp;[.$S28]&amp;[.$T28]&amp;[.$V28]&amp;[.$W28]&amp;[.$X28]&amp;[.$Y28];2)-2^16);2;16);ABS([.K$3]-16);1);&quot;&quot;);&quot;.&quot;);&quot;&quot;)" office:value-type="string" office:string-value="." calcext:value-type="string">
            <text:p>.</text:p>
          </table:table-cell>
          <table:table-cell table:style-name="ce5" table:formula="of:=IF([.K29]&lt;&gt;&quot;&quot;;IF([.L28]&lt;&gt;&quot;.&quot;;IF([.$G$29]=1;MID(BASE(ABS(DECIMAL([.$H28]&amp;[.$I28]&amp;[.$J28]&amp;[.$L28]&amp;[.$M28]&amp;[.$N28]&amp;[.$O28]&amp;[.$Q28]&amp;[.$R28]&amp;[.$S28]&amp;[.$T28]&amp;[.$V28]&amp;[.$W28]&amp;[.$X28]&amp;[.$Y28];2)-2^16);2;16);ABS([.L$3]-16);1);&quot;&quot;);&quot;.&quot;);&quot;&quot;)" office:value-type="string" office:string-value="0" calcext:value-type="string">
            <text:p>0</text:p>
          </table:table-cell>
          <table:table-cell table:style-name="ce5" table:formula="of:=IF([.L29]&lt;&gt;&quot;&quot;;IF([.M28]&lt;&gt;&quot;.&quot;;IF([.$G$29]=1;MID(BASE(ABS(DECIMAL([.$H28]&amp;[.$I28]&amp;[.$J28]&amp;[.$L28]&amp;[.$M28]&amp;[.$N28]&amp;[.$O28]&amp;[.$Q28]&amp;[.$R28]&amp;[.$S28]&amp;[.$T28]&amp;[.$V28]&amp;[.$W28]&amp;[.$X28]&amp;[.$Y28];2)-2^16);2;16);ABS([.M$3]-16);1);&quot;&quot;);&quot;.&quot;);&quot;&quot;)" office:value-type="string" office:string-value="0" calcext:value-type="string">
            <text:p>0</text:p>
          </table:table-cell>
          <table:table-cell table:style-name="ce5" table:formula="of:=IF([.M29]&lt;&gt;&quot;&quot;;IF([.N28]&lt;&gt;&quot;.&quot;;IF([.$G$29]=1;MID(BASE(ABS(DECIMAL([.$H28]&amp;[.$I28]&amp;[.$J28]&amp;[.$L28]&amp;[.$M28]&amp;[.$N28]&amp;[.$O28]&amp;[.$Q28]&amp;[.$R28]&amp;[.$S28]&amp;[.$T28]&amp;[.$V28]&amp;[.$W28]&amp;[.$X28]&amp;[.$Y28];2)-2^16);2;16);ABS([.N$3]-16);1);&quot;&quot;);&quot;.&quot;);&quot;&quot;)" office:value-type="string" office:string-value="1" calcext:value-type="string">
            <text:p>1</text:p>
          </table:table-cell>
          <table:table-cell table:style-name="ce5" table:formula="of:=IF([.N29]&lt;&gt;&quot;&quot;;IF([.O28]&lt;&gt;&quot;.&quot;;IF([.$G$29]=1;MID(BASE(ABS(DECIMAL([.$H28]&amp;[.$I28]&amp;[.$J28]&amp;[.$L28]&amp;[.$M28]&amp;[.$N28]&amp;[.$O28]&amp;[.$Q28]&amp;[.$R28]&amp;[.$S28]&amp;[.$T28]&amp;[.$V28]&amp;[.$W28]&amp;[.$X28]&amp;[.$Y28];2)-2^16);2;16);ABS([.O$3]-16);1);&quot;&quot;);&quot;.&quot;);&quot;&quot;)" office:value-type="string" office:string-value="1" calcext:value-type="string">
            <text:p>1</text:p>
          </table:table-cell>
          <table:table-cell table:style-name="ce5" table:formula="of:=IF([.O29]&lt;&gt;&quot;&quot;;IF([.P28]&lt;&gt;&quot;.&quot;;IF([.$G$29]=1;MID(BASE(ABS(DECIMAL([.$H28]&amp;[.$I28]&amp;[.$J28]&amp;[.$L28]&amp;[.$M28]&amp;[.$N28]&amp;[.$O28]&amp;[.$Q28]&amp;[.$R28]&amp;[.$S28]&amp;[.$T28]&amp;[.$V28]&amp;[.$W28]&amp;[.$X28]&amp;[.$Y28];2)-2^16);2;16);ABS([.P$3]-16);1);&quot;&quot;);&quot;.&quot;);&quot;&quot;)" office:value-type="string" office:string-value="." calcext:value-type="string">
            <text:p>.</text:p>
          </table:table-cell>
          <table:table-cell table:style-name="ce5" table:formula="of:=IF([.P29]&lt;&gt;&quot;&quot;;IF([.Q28]&lt;&gt;&quot;.&quot;;IF([.$G$29]=1;MID(BASE(ABS(DECIMAL([.$H28]&amp;[.$I28]&amp;[.$J28]&amp;[.$L28]&amp;[.$M28]&amp;[.$N28]&amp;[.$O28]&amp;[.$Q28]&amp;[.$R28]&amp;[.$S28]&amp;[.$T28]&amp;[.$V28]&amp;[.$W28]&amp;[.$X28]&amp;[.$Y28];2)-2^16);2;16);ABS([.Q$3]-16);1);&quot;&quot;);&quot;.&quot;);&quot;&quot;)" office:value-type="string" office:string-value="0" calcext:value-type="string">
            <text:p>0</text:p>
          </table:table-cell>
          <table:table-cell table:style-name="ce5" table:formula="of:=IF([.Q29]&lt;&gt;&quot;&quot;;IF([.R28]&lt;&gt;&quot;.&quot;;IF([.$G$29]=1;MID(BASE(ABS(DECIMAL([.$H28]&amp;[.$I28]&amp;[.$J28]&amp;[.$L28]&amp;[.$M28]&amp;[.$N28]&amp;[.$O28]&amp;[.$Q28]&amp;[.$R28]&amp;[.$S28]&amp;[.$T28]&amp;[.$V28]&amp;[.$W28]&amp;[.$X28]&amp;[.$Y28];2)-2^16);2;16);ABS([.R$3]-16);1);&quot;&quot;);&quot;.&quot;);&quot;&quot;)" office:value-type="string" office:string-value="1" calcext:value-type="string">
            <text:p>1</text:p>
          </table:table-cell>
          <table:table-cell table:style-name="ce5" table:formula="of:=IF([.R29]&lt;&gt;&quot;&quot;;IF([.S28]&lt;&gt;&quot;.&quot;;IF([.$G$29]=1;MID(BASE(ABS(DECIMAL([.$H28]&amp;[.$I28]&amp;[.$J28]&amp;[.$L28]&amp;[.$M28]&amp;[.$N28]&amp;[.$O28]&amp;[.$Q28]&amp;[.$R28]&amp;[.$S28]&amp;[.$T28]&amp;[.$V28]&amp;[.$W28]&amp;[.$X28]&amp;[.$Y28];2)-2^16);2;16);ABS([.S$3]-16);1);&quot;&quot;);&quot;.&quot;);&quot;&quot;)" office:value-type="string" office:string-value="0" calcext:value-type="string">
            <text:p>0</text:p>
          </table:table-cell>
          <table:table-cell table:style-name="ce5" table:formula="of:=IF([.S29]&lt;&gt;&quot;&quot;;IF([.T28]&lt;&gt;&quot;.&quot;;IF([.$G$29]=1;MID(BASE(ABS(DECIMAL([.$H28]&amp;[.$I28]&amp;[.$J28]&amp;[.$L28]&amp;[.$M28]&amp;[.$N28]&amp;[.$O28]&amp;[.$Q28]&amp;[.$R28]&amp;[.$S28]&amp;[.$T28]&amp;[.$V28]&amp;[.$W28]&amp;[.$X28]&amp;[.$Y28];2)-2^16);2;16);ABS([.T$3]-16);1);&quot;&quot;);&quot;.&quot;);&quot;&quot;)" office:value-type="string" office:string-value="0" calcext:value-type="string">
            <text:p>0</text:p>
          </table:table-cell>
          <table:table-cell table:style-name="ce5" table:formula="of:=IF([.T29]&lt;&gt;&quot;&quot;;IF([.U28]&lt;&gt;&quot;.&quot;;IF([.$G$29]=1;MID(BASE(ABS(DECIMAL([.$H28]&amp;[.$I28]&amp;[.$J28]&amp;[.$L28]&amp;[.$M28]&amp;[.$N28]&amp;[.$O28]&amp;[.$Q28]&amp;[.$R28]&amp;[.$S28]&amp;[.$T28]&amp;[.$V28]&amp;[.$W28]&amp;[.$X28]&amp;[.$Y28];2)-2^16);2;16);ABS([.U$3]-16);1);&quot;&quot;);&quot;.&quot;);&quot;&quot;)" office:value-type="string" office:string-value="." calcext:value-type="string">
            <text:p>.</text:p>
          </table:table-cell>
          <table:table-cell table:style-name="ce5" table:formula="of:=IF([.U29]&lt;&gt;&quot;&quot;;IF([.V28]&lt;&gt;&quot;.&quot;;IF([.$G$29]=1;MID(BASE(ABS(DECIMAL([.$H28]&amp;[.$I28]&amp;[.$J28]&amp;[.$L28]&amp;[.$M28]&amp;[.$N28]&amp;[.$O28]&amp;[.$Q28]&amp;[.$R28]&amp;[.$S28]&amp;[.$T28]&amp;[.$V28]&amp;[.$W28]&amp;[.$X28]&amp;[.$Y28];2)-2^16);2;16);ABS([.V$3]-16);1);&quot;&quot;);&quot;.&quot;);&quot;&quot;)" office:value-type="string" office:string-value="0" calcext:value-type="string">
            <text:p>0</text:p>
          </table:table-cell>
          <table:table-cell table:style-name="ce5" table:formula="of:=IF([.V29]&lt;&gt;&quot;&quot;;IF([.W28]&lt;&gt;&quot;.&quot;;IF([.$G$29]=1;MID(BASE(ABS(DECIMAL([.$H28]&amp;[.$I28]&amp;[.$J28]&amp;[.$L28]&amp;[.$M28]&amp;[.$N28]&amp;[.$O28]&amp;[.$Q28]&amp;[.$R28]&amp;[.$S28]&amp;[.$T28]&amp;[.$V28]&amp;[.$W28]&amp;[.$X28]&amp;[.$Y28];2)-2^16);2;16);ABS([.W$3]-16);1);&quot;&quot;);&quot;.&quot;);&quot;&quot;)" office:value-type="string" office:string-value="0" calcext:value-type="string">
            <text:p>0</text:p>
          </table:table-cell>
          <table:table-cell table:style-name="ce5" table:formula="of:=IF([.W29]&lt;&gt;&quot;&quot;;IF([.X28]&lt;&gt;&quot;.&quot;;IF([.$G$29]=1;MID(BASE(ABS(DECIMAL([.$H28]&amp;[.$I28]&amp;[.$J28]&amp;[.$L28]&amp;[.$M28]&amp;[.$N28]&amp;[.$O28]&amp;[.$Q28]&amp;[.$R28]&amp;[.$S28]&amp;[.$T28]&amp;[.$V28]&amp;[.$W28]&amp;[.$X28]&amp;[.$Y28];2)-2^16);2;16);ABS([.X$3]-16);1);&quot;&quot;);&quot;.&quot;);&quot;&quot;)" office:value-type="string" office:string-value="0" calcext:value-type="string">
            <text:p>0</text:p>
          </table:table-cell>
          <table:table-cell table:style-name="ce5" table:formula="of:=IF([.X29]&lt;&gt;&quot;&quot;;IF([.Y28]&lt;&gt;&quot;.&quot;;IF([.$G$29]=1;MID(BASE(ABS(DECIMAL([.$H28]&amp;[.$I28]&amp;[.$J28]&amp;[.$L28]&amp;[.$M28]&amp;[.$N28]&amp;[.$O28]&amp;[.$Q28]&amp;[.$R28]&amp;[.$S28]&amp;[.$T28]&amp;[.$V28]&amp;[.$W28]&amp;[.$X28]&amp;[.$Y28];2)-2^16);2;16);ABS([.Y$3]-16);1);&quot;&quot;);&quot;.&quot;);&quot;&quot;)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25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28:.Y28])+1;2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25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28:.Y28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28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25]+[.H25];2)" office:value-type="float" office:value="1" calcext:value-type="float">
            <text:p>1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style-name="ce5" table:number-columns-repeated="19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34]&lt;&gt;&quot;.&quot;;IF([.G34]+[.G35]&lt;&gt;0;IF([.G34]+[.G35]+[.H33]=3;1;MOD([.G34]+[.G35]+[.H33]-1;2));0);[.H33])" office:value-type="float" office:value="1" calcext:value-type="float">
            <text:p>1</text:p>
          </table:table-cell>
          <table:table-cell table:style-name="ce8" table:formula="of:=IF([.H34]&lt;&gt;&quot;.&quot;;IF([.H34]+[.H35]&lt;&gt;0;IF([.H34]+[.H35]+[.I33]=3;1;MOD([.H34]+[.H35]+[.I33]-1;2));0);[.I33])" office:value-type="float" office:value="1" calcext:value-type="float">
            <text:p>1</text:p>
          </table:table-cell>
          <table:table-cell table:style-name="ce8" table:formula="of:=IF([.I34]&lt;&gt;&quot;.&quot;;IF([.I34]+[.I35]&lt;&gt;0;IF([.I34]+[.I35]+[.J33]=3;1;MOD([.I34]+[.I35]+[.J33]-1;2));0);[.J33])" office:value-type="float" office:value="1" calcext:value-type="float">
            <text:p>1</text:p>
          </table:table-cell>
          <table:table-cell table:style-name="ce8" table:formula="of:=IF([.J34]&lt;&gt;&quot;.&quot;;IF([.J34]+[.J35]&lt;&gt;0;IF([.J34]+[.J35]+[.K33]=3;1;MOD([.J34]+[.J35]+[.K33]-1;2));0);[.K33])" office:value-type="float" office:value="1" calcext:value-type="float">
            <text:p>1</text:p>
          </table:table-cell>
          <table:table-cell table:style-name="ce8" table:formula="of:=IF([.K34]&lt;&gt;&quot;.&quot;;IF([.K34]+[.K35]&lt;&gt;0;IF([.K34]+[.K35]+[.L33]=3;1;MOD([.K34]+[.K35]+[.L33]-1;2));0);[.L33])" office:value-type="float" office:value="1" calcext:value-type="float">
            <text:p>1</text:p>
          </table:table-cell>
          <table:table-cell table:style-name="ce8" table:formula="of:=IF([.L34]&lt;&gt;&quot;.&quot;;IF([.L34]+[.L35]&lt;&gt;0;IF([.L34]+[.L35]+[.M33]=3;1;MOD([.L34]+[.L35]+[.M33]-1;2));0);[.M33])" office:value-type="float" office:value="1" calcext:value-type="float">
            <text:p>1</text:p>
          </table:table-cell>
          <table:table-cell table:style-name="ce8" table:formula="of:=IF([.M34]&lt;&gt;&quot;.&quot;;IF([.M34]+[.M35]&lt;&gt;0;IF([.M34]+[.M35]+[.N33]=3;1;MOD([.M34]+[.M35]+[.N33]-1;2));0);[.N33])" office:value-type="float" office:value="0" calcext:value-type="float">
            <text:p>0</text:p>
          </table:table-cell>
          <table:table-cell table:style-name="ce8" table:formula="of:=IF([.N34]&lt;&gt;&quot;.&quot;;IF([.N34]+[.N35]&lt;&gt;0;IF([.N34]+[.N35]+[.O33]=3;1;MOD([.N34]+[.N35]+[.O33]-1;2));0);[.O33])" office:value-type="float" office:value="1" calcext:value-type="float">
            <text:p>1</text:p>
          </table:table-cell>
          <table:table-cell table:style-name="ce8" table:formula="of:=IF([.O34]&lt;&gt;&quot;.&quot;;IF([.O34]+[.O35]&lt;&gt;0;IF([.O34]+[.O35]+[.P33]=3;1;MOD([.O34]+[.O35]+[.P33]-1;2));0);[.P33])" office:value-type="float" office:value="1" calcext:value-type="float">
            <text:p>1</text:p>
          </table:table-cell>
          <table:table-cell table:style-name="ce8" table:formula="of:=IF([.P34]&lt;&gt;&quot;.&quot;;IF([.P34]+[.P35]&lt;&gt;0;IF([.P34]+[.P35]+[.Q33]=3;1;MOD([.P34]+[.P35]+[.Q33]-1;2));0);[.Q33])" office:value-type="float" office:value="1" calcext:value-type="float">
            <text:p>1</text:p>
          </table:table-cell>
          <table:table-cell table:style-name="ce8" table:formula="of:=IF([.Q34]&lt;&gt;&quot;.&quot;;IF([.Q34]+[.Q35]&lt;&gt;0;IF([.Q34]+[.Q35]+[.R33]=3;1;MOD([.Q34]+[.Q35]+[.R33]-1;2));0);[.R33])" office:value-type="float" office:value="1" calcext:value-type="float">
            <text:p>1</text:p>
          </table:table-cell>
          <table:table-cell table:style-name="ce8" table:formula="of:=IF([.R34]&lt;&gt;&quot;.&quot;;IF([.R34]+[.R35]&lt;&gt;0;IF([.R34]+[.R35]+[.S33]=3;1;MOD([.R34]+[.R35]+[.S33]-1;2));0);[.S33])" office:value-type="float" office:value="1" calcext:value-type="float">
            <text:p>1</text:p>
          </table:table-cell>
          <table:table-cell table:style-name="ce8" table:formula="of:=IF([.S34]&lt;&gt;&quot;.&quot;;IF([.S34]+[.S35]&lt;&gt;0;IF([.S34]+[.S35]+[.T33]=3;1;MOD([.S34]+[.S35]+[.T33]-1;2));0);[.T33])" office:value-type="float" office:value="0" calcext:value-type="float">
            <text:p>0</text:p>
          </table:table-cell>
          <table:table-cell table:style-name="ce8" table:formula="of:=IF([.T34]&lt;&gt;&quot;.&quot;;IF([.T34]+[.T35]&lt;&gt;0;IF([.T34]+[.T35]+[.U33]=3;1;MOD([.T34]+[.T35]+[.U33]-1;2));0);[.U33])" office:value-type="float" office:value="0" calcext:value-type="float">
            <text:p>0</text:p>
          </table:table-cell>
          <table:table-cell table:style-name="ce8" table:formula="of:=IF([.U34]&lt;&gt;&quot;.&quot;;IF([.U34]+[.U35]&lt;&gt;0;IF([.U34]+[.U35]+[.V33]=3;1;MOD([.U34]+[.U35]+[.V33]-1;2));0);[.V33])" office:value-type="float" office:value="1" calcext:value-type="float">
            <text:p>1</text:p>
          </table:table-cell>
          <table:table-cell table:style-name="ce8" table:formula="of:=IF([.V34]&lt;&gt;&quot;.&quot;;IF([.V34]+[.V35]&lt;&gt;0;IF([.V34]+[.V35]+[.W33]=3;1;MOD([.V34]+[.V35]+[.W33]-1;2));0);[.W33])" office:value-type="float" office:value="1" calcext:value-type="float">
            <text:p>1</text:p>
          </table:table-cell>
          <table:table-cell table:style-name="ce8" table:formula="of:=IF([.W34]&lt;&gt;&quot;.&quot;;IF([.W34]+[.W35]&lt;&gt;0;IF([.W34]+[.W35]+[.X33]=3;1;MOD([.W34]+[.W35]+[.X33]-1;2));0);[.X33])" office:value-type="float" office:value="1" calcext:value-type="float">
            <text:p>1</text:p>
          </table:table-cell>
          <table:table-cell table:style-name="ce8" table:formula="of:=IF([.X34]&lt;&gt;&quot;.&quot;;IF([.X34]+[.X35]&lt;&gt;0;IF([.X34]+[.X35]+[.Y33]=3;1;MOD([.X34]+[.X35]+[.Y33]-1;2));0);[.Y33])" office:value-type="float" office:value="0" calcext:value-type="float">
            <text:p>0</text:p>
          </table:table-cell>
          <table:table-cell table:style-name="ce8" table:formula="of:=IF([.Y34]&lt;&gt;&quot;.&quot;;IF([.Y34]+[.Y35]&lt;&gt;0;IF([.Y34]+[.Y35]+[.Z33]=3;1;MOD([.Y34]+[.Y35]+[.Z33]-1;2));0);[.Z33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2</text:p>
          </table:table-cell>
          <table:table-cell table:style-name="ce1"/>
          <table:table-cell table:style-name="ce5" table:formula="of:=[.G5]" office:value-type="string" office:string-value="0" calcext:value-type="string">
            <text:p>0</text:p>
          </table:table-cell>
          <table:table-cell table:style-name="ce5" table:formula="of:=[.H5]" office:value-type="string" office:string-value="1" calcext:value-type="string">
            <text:p>1</text:p>
          </table:table-cell>
          <table:table-cell table:style-name="ce5" table:formula="of:=[.I5]" office:value-type="string" office:string-value="0" calcext:value-type="string">
            <text:p>0</text:p>
          </table:table-cell>
          <table:table-cell table:style-name="ce5" table:formula="of:=[.J5]" office:value-type="string" office:string-value="1" calcext:value-type="string">
            <text:p>1</text:p>
          </table:table-cell>
          <table:table-cell table:style-name="ce5" table:formula="of:=[.K5]" office:value-type="string" office:string-value="." calcext:value-type="string">
            <text:p>.</text:p>
          </table:table-cell>
          <table:table-cell table:style-name="ce5" table:formula="of:=[.L5]" office:value-type="string" office:string-value="1" calcext:value-type="string">
            <text:p>1</text:p>
          </table:table-cell>
          <table:table-cell table:style-name="ce5" table:formula="of:=[.M5]" office:value-type="string" office:string-value="0" calcext:value-type="string">
            <text:p>0</text:p>
          </table:table-cell>
          <table:table-cell table:style-name="ce5" table:formula="of:=[.N5]" office:value-type="string" office:string-value="1" calcext:value-type="string">
            <text:p>1</text:p>
          </table:table-cell>
          <table:table-cell table:style-name="ce5" table:formula="of:=[.O5]" office:value-type="string" office:string-value="1" calcext:value-type="string">
            <text:p>1</text:p>
          </table:table-cell>
          <table:table-cell table:style-name="ce5" table:formula="of:=[.P5]" office:value-type="string" office:string-value="." calcext:value-type="string">
            <text:p>.</text:p>
          </table:table-cell>
          <table:table-cell table:style-name="ce5" table:formula="of:=[.Q5]" office:value-type="string" office:string-value="0" calcext:value-type="string">
            <text:p>0</text:p>
          </table:table-cell>
          <table:table-cell table:style-name="ce5" table:formula="of:=[.R5]" office:value-type="string" office:string-value="1" calcext:value-type="string">
            <text:p>1</text:p>
          </table:table-cell>
          <table:table-cell table:style-name="ce5" table:formula="of:=[.S5]" office:value-type="string" office:string-value="0" calcext:value-type="string">
            <text:p>0</text:p>
          </table:table-cell>
          <table:table-cell table:style-name="ce5" table:formula="of:=[.T5]" office:value-type="string" office:string-value="0" calcext:value-type="string">
            <text:p>0</text:p>
          </table:table-cell>
          <table:table-cell table:style-name="ce5" table:formula="of:=[.U5]" office:value-type="string" office:string-value="." calcext:value-type="string">
            <text:p>.</text:p>
          </table:table-cell>
          <table:table-cell table:style-name="ce5" table:formula="of:=[.V5]" office:value-type="string" office:string-value="0" calcext:value-type="string">
            <text:p>0</text:p>
          </table:table-cell>
          <table:table-cell table:style-name="ce5" table:formula="of:=[.W5]" office:value-type="string" office:string-value="1" calcext:value-type="string">
            <text:p>1</text:p>
          </table:table-cell>
          <table:table-cell table:style-name="ce5" table:formula="of:=[.X5]" office:value-type="string" office:string-value="1" calcext:value-type="string">
            <text:p>1</text:p>
          </table:table-cell>
          <table:table-cell table:style-name="ce5" table:formula="of:=[.Y5]" office:value-type="string" office:string-value="0" calcext:value-type="string">
            <text:p>0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2</text:p>
          </table:table-cell>
          <table:table-cell table:style-name="ce1"/>
          <table:table-cell table:style-name="ce1" table:formula="of:=[.C5]" office:value-type="float" office:value="23366" calcext:value-type="float">
            <text:p>233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7</text:p>
          </table:table-cell>
          <table:table-cell table:style-name="ce3"/>
          <table:table-cell table:style-name="ce8" table:formula="of:=[.G10]" office:value-type="string" office:string-value="1" calcext:value-type="string">
            <text:p>1</text:p>
          </table:table-cell>
          <table:table-cell table:style-name="ce8" table:formula="of:=[.H10]" office:value-type="string" office:string-value="1" calcext:value-type="string">
            <text:p>1</text:p>
          </table:table-cell>
          <table:table-cell table:style-name="ce8" table:formula="of:=[.I10]" office:value-type="string" office:string-value="1" calcext:value-type="string">
            <text:p>1</text:p>
          </table:table-cell>
          <table:table-cell table:style-name="ce8" table:formula="of:=[.J10]" office:value-type="string" office:string-value="1" calcext:value-type="string">
            <text:p>1</text:p>
          </table:table-cell>
          <table:table-cell table:style-name="ce8" table:formula="of:=[.K10]" office:value-type="string" office:string-value="." calcext:value-type="string">
            <text:p>.</text:p>
          </table:table-cell>
          <table:table-cell table:style-name="ce8" table:formula="of:=[.L10]" office:value-type="string" office:string-value="1" calcext:value-type="string">
            <text:p>1</text:p>
          </table:table-cell>
          <table:table-cell table:style-name="ce8" table:formula="of:=[.M10]" office:value-type="string" office:string-value="0" calcext:value-type="string">
            <text:p>0</text:p>
          </table:table-cell>
          <table:table-cell table:style-name="ce8" table:formula="of:=[.N10]" office:value-type="string" office:string-value="0" calcext:value-type="string">
            <text:p>0</text:p>
          </table:table-cell>
          <table:table-cell table:style-name="ce8" table:formula="of:=[.O10]" office:value-type="string" office:string-value="1" calcext:value-type="string">
            <text:p>1</text:p>
          </table:table-cell>
          <table:table-cell table:style-name="ce8" table:formula="of:=[.P10]" office:value-type="string" office:string-value="." calcext:value-type="string">
            <text:p>.</text:p>
          </table:table-cell>
          <table:table-cell table:style-name="ce8" table:formula="of:=[.Q10]" office:value-type="string" office:string-value="1" calcext:value-type="string">
            <text:p>1</text:p>
          </table:table-cell>
          <table:table-cell table:style-name="ce8" table:formula="of:=[.R10]" office:value-type="string" office:string-value="1" calcext:value-type="string">
            <text:p>1</text:p>
          </table:table-cell>
          <table:table-cell table:style-name="ce8" table:formula="of:=[.S10]" office:value-type="string" office:string-value="0" calcext:value-type="string">
            <text:p>0</text:p>
          </table:table-cell>
          <table:table-cell table:style-name="ce8" table:formula="of:=[.T10]" office:value-type="string" office:string-value="0" calcext:value-type="string">
            <text:p>0</text:p>
          </table:table-cell>
          <table:table-cell table:style-name="ce8" table:formula="of:=[.U10]" office:value-type="string" office:string-value="." calcext:value-type="string">
            <text:p>.</text:p>
          </table:table-cell>
          <table:table-cell table:style-name="ce8" table:formula="of:=[.V10]" office:value-type="string" office:string-value="1" calcext:value-type="string">
            <text:p>1</text:p>
          </table:table-cell>
          <table:table-cell table:style-name="ce8" table:formula="of:=[.W10]" office:value-type="string" office:string-value="1" calcext:value-type="string">
            <text:p>1</text:p>
          </table:table-cell>
          <table:table-cell table:style-name="ce8" table:formula="of:=[.X10]" office:value-type="string" office:string-value="0" calcext:value-type="string">
            <text:p>0</text:p>
          </table:table-cell>
          <table:table-cell table:style-name="ce8" table:formula="of:=[.Y10]" office:value-type="string" office:string-value="1" calcext:value-type="string">
            <text:p>1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7</text:p>
          </table:table-cell>
          <table:table-cell table:style-name="ce3"/>
          <table:table-cell table:style-name="ce3" table:formula="of:=[.C10]" office:value-type="float" office:value="-1587" calcext:value-type="float">
            <text:p>-1587</text:p>
          </table:table-cell>
          <table:table-cell/>
          <table:table-cell table:formula="of:=VLOOKUP(IF([.W38]=0;[.W38]&amp;[.H38];[.W38]&amp;&quot;-&quot;&amp;[.G34]);[.AH3:.AI6];2;0)" office:value-type="string" office:string-value="Результат корректный. Перенос из старшего разряда не учитывается" calcext:value-type="string">
            <text:p>Результат корректный. Перенос из старшего разряда не учитывается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19]=&quot;.&quot;; &quot;.&quot;;MOD([.G35]+[.G34]+[.H33];2))" office:value-type="float" office:value="0" calcext:value-type="float">
            <text:p>0</text:p>
          </table:table-cell>
          <table:table-cell table:style-name="ce5" table:formula="of:=IF([.H19]=&quot;.&quot;; &quot;.&quot;;MOD([.H35]+[.H34]+[.I33];2))" office:value-type="float" office:value="1" calcext:value-type="float">
            <text:p>1</text:p>
          </table:table-cell>
          <table:table-cell table:style-name="ce5" table:formula="of:=IF([.I19]=&quot;.&quot;; &quot;.&quot;;MOD([.I35]+[.I34]+[.J33];2))" office:value-type="float" office:value="0" calcext:value-type="float">
            <text:p>0</text:p>
          </table:table-cell>
          <table:table-cell table:style-name="ce5" table:formula="of:=IF([.J19]=&quot;.&quot;; &quot;.&quot;;MOD([.J35]+[.J34]+[.K33];2))" office:value-type="float" office:value="1" calcext:value-type="float">
            <text:p>1</text:p>
          </table:table-cell>
          <table:table-cell table:style-name="ce5" table:formula="of:=IF([.K19]=&quot;.&quot;; &quot;.&quot;;MOD([.K35]+[.K34]+[.L33];2))" office:value-type="string" office:string-value="." calcext:value-type="string">
            <text:p>.</text:p>
          </table:table-cell>
          <table:table-cell table:style-name="ce5" table:formula="of:=IF([.L19]=&quot;.&quot;; &quot;.&quot;;MOD([.L35]+[.L34]+[.M33];2))" office:value-type="float" office:value="0" calcext:value-type="float">
            <text:p>0</text:p>
          </table:table-cell>
          <table:table-cell table:style-name="ce5" table:formula="of:=IF([.M19]=&quot;.&quot;; &quot;.&quot;;MOD([.M35]+[.M34]+[.N33];2))" office:value-type="float" office:value="1" calcext:value-type="float">
            <text:p>1</text:p>
          </table:table-cell>
          <table:table-cell table:style-name="ce5" table:formula="of:=IF([.N19]=&quot;.&quot;; &quot;.&quot;;MOD([.N35]+[.N34]+[.O33];2))" office:value-type="float" office:value="0" calcext:value-type="float">
            <text:p>0</text:p>
          </table:table-cell>
          <table:table-cell table:style-name="ce5" table:formula="of:=IF([.O19]=&quot;.&quot;; &quot;.&quot;;MOD([.O35]+[.O34]+[.P33];2))" office:value-type="float" office:value="1" calcext:value-type="float">
            <text:p>1</text:p>
          </table:table-cell>
          <table:table-cell table:style-name="ce5" table:formula="of:=IF([.P19]=&quot;.&quot;; &quot;.&quot;;MOD([.P35]+[.P34]+[.Q33];2))" office:value-type="string" office:string-value="." calcext:value-type="string">
            <text:p>.</text:p>
          </table:table-cell>
          <table:table-cell table:style-name="ce5" table:formula="of:=IF([.Q19]=&quot;.&quot;; &quot;.&quot;;MOD([.Q35]+[.Q34]+[.R33];2))" office:value-type="float" office:value="0" calcext:value-type="float">
            <text:p>0</text:p>
          </table:table-cell>
          <table:table-cell table:style-name="ce5" table:formula="of:=IF([.R19]=&quot;.&quot;; &quot;.&quot;;MOD([.R35]+[.R34]+[.S33];2))" office:value-type="float" office:value="0" calcext:value-type="float">
            <text:p>0</text:p>
          </table:table-cell>
          <table:table-cell table:style-name="ce5" table:formula="of:=IF([.S19]=&quot;.&quot;; &quot;.&quot;;MOD([.S35]+[.S34]+[.T33];2))" office:value-type="float" office:value="0" calcext:value-type="float">
            <text:p>0</text:p>
          </table:table-cell>
          <table:table-cell table:style-name="ce5" table:formula="of:=IF([.T19]=&quot;.&quot;; &quot;.&quot;;MOD([.T35]+[.T34]+[.U33];2))" office:value-type="float" office:value="1" calcext:value-type="float">
            <text:p>1</text:p>
          </table:table-cell>
          <table:table-cell table:style-name="ce5" table:formula="of:=IF([.U19]=&quot;.&quot;; &quot;.&quot;;MOD([.U35]+[.U34]+[.V33];2))" office:value-type="string" office:string-value="." calcext:value-type="string">
            <text:p>.</text:p>
          </table:table-cell>
          <table:table-cell table:style-name="ce5" table:formula="of:=IF([.V19]=&quot;.&quot;; &quot;.&quot;;MOD([.V35]+[.V34]+[.W33];2))" office:value-type="float" office:value="0" calcext:value-type="float">
            <text:p>0</text:p>
          </table:table-cell>
          <table:table-cell table:style-name="ce5" table:formula="of:=IF([.W19]=&quot;.&quot;; &quot;.&quot;;MOD([.W35]+[.W34]+[.X33];2))" office:value-type="float" office:value="0" calcext:value-type="float">
            <text:p>0</text:p>
          </table:table-cell>
          <table:table-cell table:style-name="ce5" table:formula="of:=IF([.X19]=&quot;.&quot;; &quot;.&quot;;MOD([.X35]+[.X34]+[.Y33];2))" office:value-type="float" office:value="1" calcext:value-type="float">
            <text:p>1</text:p>
          </table:table-cell>
          <table:table-cell table:style-name="ce5" table:formula="of:=IF([.Y19]=&quot;.&quot;; &quot;.&quot;;MOD([.Y35]+[.Y34]+[.Z33];2))" office:value-type="float" office:value="1" calcext:value-type="float">
            <text:p>1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36]=0;DECIMAL([.H36]&amp;[.I36]&amp;[.J36]&amp;[.L36]&amp;[.M36]&amp;[.N36]&amp;[.O36]&amp;[.Q36]&amp;[.R36]&amp;[.S36]&amp;[.T36]&amp;[.V36]&amp;[.W36]&amp;[.X36]&amp;[.Y36]; 2);0-DECIMAL([.H37]&amp;[.I37]&amp;[.J37]&amp;[.L37]&amp;[.M37]&amp;[.N37]&amp;[.O37]&amp;[.Q37]&amp;[.R37]&amp;[.S37]&amp;[.T37]&amp;[.V37]&amp;[.W37]&amp;[.X37]&amp;[.Y37]; 2))" office:value-type="float" office:value="21779" calcext:value-type="float">
            <text:p>21779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35]+[.AE34]" office:value-type="float" office:value="21779" calcext:value-type="float">
            <text:p>2177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36]=0;&quot;&quot;;1)">
            <text:p/>
          </table:table-cell>
          <table:table-cell table:style-name="ce5" table:formula="of:=IF([.G37]&lt;&gt;&quot;&quot;;IF([.H36]&lt;&gt;&quot;.&quot;;IF([.$G$29]=1;MID(BASE(ABS(DECIMAL([.$H36]&amp;[.$I36]&amp;[.$J36]&amp;[.$L36]&amp;[.$M36]&amp;[.$N36]&amp;[.$O36]&amp;[.$Q36]&amp;[.$R36]&amp;[.$S36]&amp;[.$T36]&amp;[.$V36]&amp;[.$W36]&amp;[.$X36]&amp;[.$Y36];2)-2^16);2;16);ABS([.H$3]-16);1);&quot;&quot;);&quot;.&quot;);&quot;&quot;)">
            <text:p/>
          </table:table-cell>
          <table:table-cell table:style-name="ce5" table:formula="of:=IF([.H37]&lt;&gt;&quot;&quot;;IF([.I36]&lt;&gt;&quot;.&quot;;IF([.$G$29]=1;MID(BASE(ABS(DECIMAL([.$H36]&amp;[.$I36]&amp;[.$J36]&amp;[.$L36]&amp;[.$M36]&amp;[.$N36]&amp;[.$O36]&amp;[.$Q36]&amp;[.$R36]&amp;[.$S36]&amp;[.$T36]&amp;[.$V36]&amp;[.$W36]&amp;[.$X36]&amp;[.$Y36];2)-2^16);2;16);ABS([.I$3]-16);1);&quot;&quot;);&quot;.&quot;);&quot;&quot;)">
            <text:p/>
          </table:table-cell>
          <table:table-cell table:style-name="ce5" table:formula="of:=IF([.I37]&lt;&gt;&quot;&quot;;IF([.J36]&lt;&gt;&quot;.&quot;;IF([.$G$29]=1;MID(BASE(ABS(DECIMAL([.$H36]&amp;[.$I36]&amp;[.$J36]&amp;[.$L36]&amp;[.$M36]&amp;[.$N36]&amp;[.$O36]&amp;[.$Q36]&amp;[.$R36]&amp;[.$S36]&amp;[.$T36]&amp;[.$V36]&amp;[.$W36]&amp;[.$X36]&amp;[.$Y36];2)-2^16);2;16);ABS([.J$3]-16);1);&quot;&quot;);&quot;.&quot;);&quot;&quot;)">
            <text:p/>
          </table:table-cell>
          <table:table-cell table:style-name="ce5" table:formula="of:=IF([.J37]&lt;&gt;&quot;&quot;;IF([.K36]&lt;&gt;&quot;.&quot;;IF([.$G$29]=1;MID(BASE(ABS(DECIMAL([.$H36]&amp;[.$I36]&amp;[.$J36]&amp;[.$L36]&amp;[.$M36]&amp;[.$N36]&amp;[.$O36]&amp;[.$Q36]&amp;[.$R36]&amp;[.$S36]&amp;[.$T36]&amp;[.$V36]&amp;[.$W36]&amp;[.$X36]&amp;[.$Y36];2)-2^16);2;16);ABS([.K$3]-16);1);&quot;&quot;);&quot;.&quot;);&quot;&quot;)">
            <text:p/>
          </table:table-cell>
          <table:table-cell table:style-name="ce5" table:formula="of:=IF([.K37]&lt;&gt;&quot;&quot;;IF([.L36]&lt;&gt;&quot;.&quot;;IF([.$G$29]=1;MID(BASE(ABS(DECIMAL([.$H36]&amp;[.$I36]&amp;[.$J36]&amp;[.$L36]&amp;[.$M36]&amp;[.$N36]&amp;[.$O36]&amp;[.$Q36]&amp;[.$R36]&amp;[.$S36]&amp;[.$T36]&amp;[.$V36]&amp;[.$W36]&amp;[.$X36]&amp;[.$Y36];2)-2^16);2;16);ABS([.L$3]-16);1);&quot;&quot;);&quot;.&quot;);&quot;&quot;)">
            <text:p/>
          </table:table-cell>
          <table:table-cell table:style-name="ce5" table:formula="of:=IF([.L37]&lt;&gt;&quot;&quot;;IF([.M36]&lt;&gt;&quot;.&quot;;IF([.$G$29]=1;MID(BASE(ABS(DECIMAL([.$H36]&amp;[.$I36]&amp;[.$J36]&amp;[.$L36]&amp;[.$M36]&amp;[.$N36]&amp;[.$O36]&amp;[.$Q36]&amp;[.$R36]&amp;[.$S36]&amp;[.$T36]&amp;[.$V36]&amp;[.$W36]&amp;[.$X36]&amp;[.$Y36];2)-2^16);2;16);ABS([.M$3]-16);1);&quot;&quot;);&quot;.&quot;);&quot;&quot;)">
            <text:p/>
          </table:table-cell>
          <table:table-cell table:style-name="ce5" table:formula="of:=IF([.M37]&lt;&gt;&quot;&quot;;IF([.N36]&lt;&gt;&quot;.&quot;;IF([.$G$29]=1;MID(BASE(ABS(DECIMAL([.$H36]&amp;[.$I36]&amp;[.$J36]&amp;[.$L36]&amp;[.$M36]&amp;[.$N36]&amp;[.$O36]&amp;[.$Q36]&amp;[.$R36]&amp;[.$S36]&amp;[.$T36]&amp;[.$V36]&amp;[.$W36]&amp;[.$X36]&amp;[.$Y36];2)-2^16);2;16);ABS([.N$3]-16);1);&quot;&quot;);&quot;.&quot;);&quot;&quot;)">
            <text:p/>
          </table:table-cell>
          <table:table-cell table:style-name="ce5" table:formula="of:=IF([.N37]&lt;&gt;&quot;&quot;;IF([.O36]&lt;&gt;&quot;.&quot;;IF([.$G$29]=1;MID(BASE(ABS(DECIMAL([.$H36]&amp;[.$I36]&amp;[.$J36]&amp;[.$L36]&amp;[.$M36]&amp;[.$N36]&amp;[.$O36]&amp;[.$Q36]&amp;[.$R36]&amp;[.$S36]&amp;[.$T36]&amp;[.$V36]&amp;[.$W36]&amp;[.$X36]&amp;[.$Y36];2)-2^16);2;16);ABS([.O$3]-16);1);&quot;&quot;);&quot;.&quot;);&quot;&quot;)">
            <text:p/>
          </table:table-cell>
          <table:table-cell table:style-name="ce5" table:formula="of:=IF([.O37]&lt;&gt;&quot;&quot;;IF([.P36]&lt;&gt;&quot;.&quot;;IF([.$G$29]=1;MID(BASE(ABS(DECIMAL([.$H36]&amp;[.$I36]&amp;[.$J36]&amp;[.$L36]&amp;[.$M36]&amp;[.$N36]&amp;[.$O36]&amp;[.$Q36]&amp;[.$R36]&amp;[.$S36]&amp;[.$T36]&amp;[.$V36]&amp;[.$W36]&amp;[.$X36]&amp;[.$Y36];2)-2^16);2;16);ABS([.P$3]-16);1);&quot;&quot;);&quot;.&quot;);&quot;&quot;)">
            <text:p/>
          </table:table-cell>
          <table:table-cell table:style-name="ce5" table:formula="of:=IF([.P37]&lt;&gt;&quot;&quot;;IF([.Q36]&lt;&gt;&quot;.&quot;;IF([.$G$29]=1;MID(BASE(ABS(DECIMAL([.$H36]&amp;[.$I36]&amp;[.$J36]&amp;[.$L36]&amp;[.$M36]&amp;[.$N36]&amp;[.$O36]&amp;[.$Q36]&amp;[.$R36]&amp;[.$S36]&amp;[.$T36]&amp;[.$V36]&amp;[.$W36]&amp;[.$X36]&amp;[.$Y36];2)-2^16);2;16);ABS([.Q$3]-16);1);&quot;&quot;);&quot;.&quot;);&quot;&quot;)">
            <text:p/>
          </table:table-cell>
          <table:table-cell table:style-name="ce5" table:formula="of:=IF([.Q37]&lt;&gt;&quot;&quot;;IF([.R36]&lt;&gt;&quot;.&quot;;IF([.$G$29]=1;MID(BASE(ABS(DECIMAL([.$H36]&amp;[.$I36]&amp;[.$J36]&amp;[.$L36]&amp;[.$M36]&amp;[.$N36]&amp;[.$O36]&amp;[.$Q36]&amp;[.$R36]&amp;[.$S36]&amp;[.$T36]&amp;[.$V36]&amp;[.$W36]&amp;[.$X36]&amp;[.$Y36];2)-2^16);2;16);ABS([.R$3]-16);1);&quot;&quot;);&quot;.&quot;);&quot;&quot;)">
            <text:p/>
          </table:table-cell>
          <table:table-cell table:style-name="ce5" table:formula="of:=IF([.R37]&lt;&gt;&quot;&quot;;IF([.S36]&lt;&gt;&quot;.&quot;;IF([.$G$29]=1;MID(BASE(ABS(DECIMAL([.$H36]&amp;[.$I36]&amp;[.$J36]&amp;[.$L36]&amp;[.$M36]&amp;[.$N36]&amp;[.$O36]&amp;[.$Q36]&amp;[.$R36]&amp;[.$S36]&amp;[.$T36]&amp;[.$V36]&amp;[.$W36]&amp;[.$X36]&amp;[.$Y36];2)-2^16);2;16);ABS([.S$3]-16);1);&quot;&quot;);&quot;.&quot;);&quot;&quot;)">
            <text:p/>
          </table:table-cell>
          <table:table-cell table:style-name="ce5" table:formula="of:=IF([.S37]&lt;&gt;&quot;&quot;;IF([.T36]&lt;&gt;&quot;.&quot;;IF([.$G$29]=1;MID(BASE(ABS(DECIMAL([.$H36]&amp;[.$I36]&amp;[.$J36]&amp;[.$L36]&amp;[.$M36]&amp;[.$N36]&amp;[.$O36]&amp;[.$Q36]&amp;[.$R36]&amp;[.$S36]&amp;[.$T36]&amp;[.$V36]&amp;[.$W36]&amp;[.$X36]&amp;[.$Y36];2)-2^16);2;16);ABS([.T$3]-16);1);&quot;&quot;);&quot;.&quot;);&quot;&quot;)">
            <text:p/>
          </table:table-cell>
          <table:table-cell table:style-name="ce5" table:formula="of:=IF([.T37]&lt;&gt;&quot;&quot;;IF([.U36]&lt;&gt;&quot;.&quot;;IF([.$G$29]=1;MID(BASE(ABS(DECIMAL([.$H36]&amp;[.$I36]&amp;[.$J36]&amp;[.$L36]&amp;[.$M36]&amp;[.$N36]&amp;[.$O36]&amp;[.$Q36]&amp;[.$R36]&amp;[.$S36]&amp;[.$T36]&amp;[.$V36]&amp;[.$W36]&amp;[.$X36]&amp;[.$Y36];2)-2^16);2;16);ABS([.U$3]-16);1);&quot;&quot;);&quot;.&quot;);&quot;&quot;)">
            <text:p/>
          </table:table-cell>
          <table:table-cell table:style-name="ce5" table:formula="of:=IF([.U37]&lt;&gt;&quot;&quot;;IF([.V36]&lt;&gt;&quot;.&quot;;IF([.$G$29]=1;MID(BASE(ABS(DECIMAL([.$H36]&amp;[.$I36]&amp;[.$J36]&amp;[.$L36]&amp;[.$M36]&amp;[.$N36]&amp;[.$O36]&amp;[.$Q36]&amp;[.$R36]&amp;[.$S36]&amp;[.$T36]&amp;[.$V36]&amp;[.$W36]&amp;[.$X36]&amp;[.$Y36];2)-2^16);2;16);ABS([.V$3]-16);1);&quot;&quot;);&quot;.&quot;);&quot;&quot;)">
            <text:p/>
          </table:table-cell>
          <table:table-cell table:style-name="ce5" table:formula="of:=IF([.V37]&lt;&gt;&quot;&quot;;IF([.W36]&lt;&gt;&quot;.&quot;;IF([.$G$29]=1;MID(BASE(ABS(DECIMAL([.$H36]&amp;[.$I36]&amp;[.$J36]&amp;[.$L36]&amp;[.$M36]&amp;[.$N36]&amp;[.$O36]&amp;[.$Q36]&amp;[.$R36]&amp;[.$S36]&amp;[.$T36]&amp;[.$V36]&amp;[.$W36]&amp;[.$X36]&amp;[.$Y36];2)-2^16);2;16);ABS([.W$3]-16);1);&quot;&quot;);&quot;.&quot;);&quot;&quot;)">
            <text:p/>
          </table:table-cell>
          <table:table-cell table:style-name="ce5" table:formula="of:=IF([.W37]&lt;&gt;&quot;&quot;;IF([.X36]&lt;&gt;&quot;.&quot;;IF([.$G$29]=1;MID(BASE(ABS(DECIMAL([.$H36]&amp;[.$I36]&amp;[.$J36]&amp;[.$L36]&amp;[.$M36]&amp;[.$N36]&amp;[.$O36]&amp;[.$Q36]&amp;[.$R36]&amp;[.$S36]&amp;[.$T36]&amp;[.$V36]&amp;[.$W36]&amp;[.$X36]&amp;[.$Y36];2)-2^16);2;16);ABS([.X$3]-16);1);&quot;&quot;);&quot;.&quot;);&quot;&quot;)">
            <text:p/>
          </table:table-cell>
          <table:table-cell table:style-name="ce5" table:formula="of:=IF([.X37]&lt;&gt;&quot;&quot;;IF([.Y36]&lt;&gt;&quot;.&quot;;IF([.$G$29]=1;MID(BASE(ABS(DECIMAL([.$H36]&amp;[.$I36]&amp;[.$J36]&amp;[.$L36]&amp;[.$M36]&amp;[.$N36]&amp;[.$O36]&amp;[.$Q36]&amp;[.$R36]&amp;[.$S36]&amp;[.$T36]&amp;[.$V36]&amp;[.$W36]&amp;[.$X36]&amp;[.$Y36];2)-2^16);2;16);ABS([.Y$3]-16);1);&quot;&quot;);&quot;.&quot;);&quot;&quot;)">
            <text:p/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33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36:.Y36])+1;2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33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36:.Y36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36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33]+[.H33];2)" office:value-type="float" office:value="0" calcext:value-type="float">
            <text:p>0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style-name="ce5" table:number-columns-repeated="19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42]&lt;&gt;&quot;.&quot;;IF([.G42]+[.G43]&lt;&gt;0;IF([.G42]+[.G43]+[.H41]=3;1;MOD([.G42]+[.G43]+[.H41]-1;2));0);[.H41])" office:value-type="float" office:value="1" calcext:value-type="float">
            <text:p>1</text:p>
          </table:table-cell>
          <table:table-cell table:style-name="ce8" table:formula="of:=IF([.H42]&lt;&gt;&quot;.&quot;;IF([.H42]+[.H43]&lt;&gt;0;IF([.H42]+[.H43]+[.I41]=3;1;MOD([.H42]+[.H43]+[.I41]-1;2));0);[.I41])" office:value-type="float" office:value="1" calcext:value-type="float">
            <text:p>1</text:p>
          </table:table-cell>
          <table:table-cell table:style-name="ce8" table:formula="of:=IF([.I42]&lt;&gt;&quot;.&quot;;IF([.I42]+[.I43]&lt;&gt;0;IF([.I42]+[.I43]+[.J41]=3;1;MOD([.I42]+[.I43]+[.J41]-1;2));0);[.J41])" office:value-type="float" office:value="1" calcext:value-type="float">
            <text:p>1</text:p>
          </table:table-cell>
          <table:table-cell table:style-name="ce8" table:formula="of:=IF([.J42]&lt;&gt;&quot;.&quot;;IF([.J42]+[.J43]&lt;&gt;0;IF([.J42]+[.J43]+[.K41]=3;1;MOD([.J42]+[.J43]+[.K41]-1;2));0);[.K41])" office:value-type="float" office:value="0" calcext:value-type="float">
            <text:p>0</text:p>
          </table:table-cell>
          <table:table-cell table:style-name="ce8" table:formula="of:=IF([.K42]&lt;&gt;&quot;.&quot;;IF([.K42]+[.K43]&lt;&gt;0;IF([.K42]+[.K43]+[.L41]=3;1;MOD([.K42]+[.K43]+[.L41]-1;2));0);[.L41])" office:value-type="float" office:value="0" calcext:value-type="float">
            <text:p>0</text:p>
          </table:table-cell>
          <table:table-cell table:style-name="ce8" table:formula="of:=IF([.L42]&lt;&gt;&quot;.&quot;;IF([.L42]+[.L43]&lt;&gt;0;IF([.L42]+[.L43]+[.M41]=3;1;MOD([.L42]+[.L43]+[.M41]-1;2));0);[.M41])" office:value-type="float" office:value="0" calcext:value-type="float">
            <text:p>0</text:p>
          </table:table-cell>
          <table:table-cell table:style-name="ce8" table:formula="of:=IF([.M42]&lt;&gt;&quot;.&quot;;IF([.M42]+[.M43]&lt;&gt;0;IF([.M42]+[.M43]+[.N41]=3;1;MOD([.M42]+[.M43]+[.N41]-1;2));0);[.N41])" office:value-type="float" office:value="0" calcext:value-type="float">
            <text:p>0</text:p>
          </table:table-cell>
          <table:table-cell table:style-name="ce8" table:formula="of:=IF([.N42]&lt;&gt;&quot;.&quot;;IF([.N42]+[.N43]&lt;&gt;0;IF([.N42]+[.N43]+[.O41]=3;1;MOD([.N42]+[.N43]+[.O41]-1;2));0);[.O41])" office:value-type="float" office:value="0" calcext:value-type="float">
            <text:p>0</text:p>
          </table:table-cell>
          <table:table-cell table:style-name="ce8" table:formula="of:=IF([.O42]&lt;&gt;&quot;.&quot;;IF([.O42]+[.O43]&lt;&gt;0;IF([.O42]+[.O43]+[.P41]=3;1;MOD([.O42]+[.O43]+[.P41]-1;2));0);[.P41])" office:value-type="float" office:value="1" calcext:value-type="float">
            <text:p>1</text:p>
          </table:table-cell>
          <table:table-cell table:style-name="ce8" table:formula="of:=IF([.P42]&lt;&gt;&quot;.&quot;;IF([.P42]+[.P43]&lt;&gt;0;IF([.P42]+[.P43]+[.Q41]=3;1;MOD([.P42]+[.P43]+[.Q41]-1;2));0);[.Q41])" office:value-type="float" office:value="1" calcext:value-type="float">
            <text:p>1</text:p>
          </table:table-cell>
          <table:table-cell table:style-name="ce8" table:formula="of:=IF([.Q42]&lt;&gt;&quot;.&quot;;IF([.Q42]+[.Q43]&lt;&gt;0;IF([.Q42]+[.Q43]+[.R41]=3;1;MOD([.Q42]+[.Q43]+[.R41]-1;2));0);[.R41])" office:value-type="float" office:value="1" calcext:value-type="float">
            <text:p>1</text:p>
          </table:table-cell>
          <table:table-cell table:style-name="ce8" table:formula="of:=IF([.R42]&lt;&gt;&quot;.&quot;;IF([.R42]+[.R43]&lt;&gt;0;IF([.R42]+[.R43]+[.S41]=3;1;MOD([.R42]+[.R43]+[.S41]-1;2));0);[.S41])" office:value-type="float" office:value="1" calcext:value-type="float">
            <text:p>1</text:p>
          </table:table-cell>
          <table:table-cell table:style-name="ce8" table:formula="of:=IF([.S42]&lt;&gt;&quot;.&quot;;IF([.S42]+[.S43]&lt;&gt;0;IF([.S42]+[.S43]+[.T41]=3;1;MOD([.S42]+[.S43]+[.T41]-1;2));0);[.T41])" office:value-type="float" office:value="1" calcext:value-type="float">
            <text:p>1</text:p>
          </table:table-cell>
          <table:table-cell table:style-name="ce8" table:formula="of:=IF([.T42]&lt;&gt;&quot;.&quot;;IF([.T42]+[.T43]&lt;&gt;0;IF([.T42]+[.T43]+[.U41]=3;1;MOD([.T42]+[.T43]+[.U41]-1;2));0);[.U41])" office:value-type="float" office:value="1" calcext:value-type="float">
            <text:p>1</text:p>
          </table:table-cell>
          <table:table-cell table:style-name="ce8" table:formula="of:=IF([.U42]&lt;&gt;&quot;.&quot;;IF([.U42]+[.U43]&lt;&gt;0;IF([.U42]+[.U43]+[.V41]=3;1;MOD([.U42]+[.U43]+[.V41]-1;2));0);[.V41])" office:value-type="float" office:value="1" calcext:value-type="float">
            <text:p>1</text:p>
          </table:table-cell>
          <table:table-cell table:style-name="ce8" table:formula="of:=IF([.V42]&lt;&gt;&quot;.&quot;;IF([.V42]+[.V43]&lt;&gt;0;IF([.V42]+[.V43]+[.W41]=3;1;MOD([.V42]+[.V43]+[.W41]-1;2));0);[.W41])" office:value-type="float" office:value="1" calcext:value-type="float">
            <text:p>1</text:p>
          </table:table-cell>
          <table:table-cell table:style-name="ce8" table:formula="of:=IF([.W42]&lt;&gt;&quot;.&quot;;IF([.W42]+[.W43]&lt;&gt;0;IF([.W42]+[.W43]+[.X41]=3;1;MOD([.W42]+[.W43]+[.X41]-1;2));0);[.X41])" office:value-type="float" office:value="0" calcext:value-type="float">
            <text:p>0</text:p>
          </table:table-cell>
          <table:table-cell table:style-name="ce8" table:formula="of:=IF([.X42]&lt;&gt;&quot;.&quot;;IF([.X42]+[.X43]&lt;&gt;0;IF([.X42]+[.X43]+[.Y41]=3;1;MOD([.X42]+[.X43]+[.Y41]-1;2));0);[.Y41])" office:value-type="float" office:value="0" calcext:value-type="float">
            <text:p>0</text:p>
          </table:table-cell>
          <table:table-cell table:style-name="ce8" table:formula="of:=IF([.Y42]&lt;&gt;&quot;.&quot;;IF([.Y42]+[.Y43]&lt;&gt;0;IF([.Y42]+[.Y43]+[.Z41]=3;1;MOD([.Y42]+[.Y43]+[.Z41]-1;2));0);[.Z41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7</text:p>
          </table:table-cell>
          <table:table-cell table:style-name="ce1"/>
          <table:table-cell table:style-name="ce5" table:formula="of:=[.G10]" office:value-type="string" office:string-value="1" calcext:value-type="string">
            <text:p>1</text:p>
          </table:table-cell>
          <table:table-cell table:style-name="ce5" table:formula="of:=[.H10]" office:value-type="string" office:string-value="1" calcext:value-type="string">
            <text:p>1</text:p>
          </table:table-cell>
          <table:table-cell table:style-name="ce5" table:formula="of:=[.I10]" office:value-type="string" office:string-value="1" calcext:value-type="string">
            <text:p>1</text:p>
          </table:table-cell>
          <table:table-cell table:style-name="ce5" table:formula="of:=[.J10]" office:value-type="string" office:string-value="1" calcext:value-type="string">
            <text:p>1</text:p>
          </table:table-cell>
          <table:table-cell table:style-name="ce5" table:formula="of:=[.K10]" office:value-type="string" office:string-value="." calcext:value-type="string">
            <text:p>.</text:p>
          </table:table-cell>
          <table:table-cell table:style-name="ce5" table:formula="of:=[.L10]" office:value-type="string" office:string-value="1" calcext:value-type="string">
            <text:p>1</text:p>
          </table:table-cell>
          <table:table-cell table:style-name="ce5" table:formula="of:=[.M10]" office:value-type="string" office:string-value="0" calcext:value-type="string">
            <text:p>0</text:p>
          </table:table-cell>
          <table:table-cell table:style-name="ce5" table:formula="of:=[.N10]" office:value-type="string" office:string-value="0" calcext:value-type="string">
            <text:p>0</text:p>
          </table:table-cell>
          <table:table-cell table:style-name="ce5" table:formula="of:=[.O10]" office:value-type="string" office:string-value="1" calcext:value-type="string">
            <text:p>1</text:p>
          </table:table-cell>
          <table:table-cell table:style-name="ce5" table:formula="of:=[.P10]" office:value-type="string" office:string-value="." calcext:value-type="string">
            <text:p>.</text:p>
          </table:table-cell>
          <table:table-cell table:style-name="ce5" table:formula="of:=[.Q10]" office:value-type="string" office:string-value="1" calcext:value-type="string">
            <text:p>1</text:p>
          </table:table-cell>
          <table:table-cell table:style-name="ce5" table:formula="of:=[.R10]" office:value-type="string" office:string-value="1" calcext:value-type="string">
            <text:p>1</text:p>
          </table:table-cell>
          <table:table-cell table:style-name="ce5" table:formula="of:=[.S10]" office:value-type="string" office:string-value="0" calcext:value-type="string">
            <text:p>0</text:p>
          </table:table-cell>
          <table:table-cell table:style-name="ce5" table:formula="of:=[.T10]" office:value-type="string" office:string-value="0" calcext:value-type="string">
            <text:p>0</text:p>
          </table:table-cell>
          <table:table-cell table:style-name="ce5" table:formula="of:=[.U10]" office:value-type="string" office:string-value="." calcext:value-type="string">
            <text:p>.</text:p>
          </table:table-cell>
          <table:table-cell table:style-name="ce5" table:formula="of:=[.V10]" office:value-type="string" office:string-value="1" calcext:value-type="string">
            <text:p>1</text:p>
          </table:table-cell>
          <table:table-cell table:style-name="ce5" table:formula="of:=[.W10]" office:value-type="string" office:string-value="1" calcext:value-type="string">
            <text:p>1</text:p>
          </table:table-cell>
          <table:table-cell table:style-name="ce5" table:formula="of:=[.X10]" office:value-type="string" office:string-value="0" calcext:value-type="string">
            <text:p>0</text:p>
          </table:table-cell>
          <table:table-cell table:style-name="ce5" table:formula="of:=[.Y10]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7</text:p>
          </table:table-cell>
          <table:table-cell table:style-name="ce1"/>
          <table:table-cell table:style-name="ce1" table:formula="of:=[.C10]" office:value-type="float" office:value="-1587" calcext:value-type="float">
            <text:p>-15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8</text:p>
          </table:table-cell>
          <table:table-cell table:style-name="ce3"/>
          <table:table-cell table:style-name="ce8" table:formula="of:=[.G11]" office:value-type="string" office:string-value="1" calcext:value-type="string">
            <text:p>1</text:p>
          </table:table-cell>
          <table:table-cell table:style-name="ce8" table:formula="of:=[.H11]" office:value-type="string" office:string-value="0" calcext:value-type="string">
            <text:p>0</text:p>
          </table:table-cell>
          <table:table-cell table:style-name="ce8" table:formula="of:=[.I11]" office:value-type="string" office:string-value="1" calcext:value-type="string">
            <text:p>1</text:p>
          </table:table-cell>
          <table:table-cell table:style-name="ce8" table:formula="of:=[.J11]" office:value-type="string" office:string-value="0" calcext:value-type="string">
            <text:p>0</text:p>
          </table:table-cell>
          <table:table-cell table:style-name="ce8" table:formula="of:=[.K11]" office:value-type="string" office:string-value="." calcext:value-type="string">
            <text:p>.</text:p>
          </table:table-cell>
          <table:table-cell table:style-name="ce8" table:formula="of:=[.L11]" office:value-type="string" office:string-value="0" calcext:value-type="string">
            <text:p>0</text:p>
          </table:table-cell>
          <table:table-cell table:style-name="ce8" table:formula="of:=[.M11]" office:value-type="string" office:string-value="1" calcext:value-type="string">
            <text:p>1</text:p>
          </table:table-cell>
          <table:table-cell table:style-name="ce8" table:formula="of:=[.N11]" office:value-type="string" office:string-value="0" calcext:value-type="string">
            <text:p>0</text:p>
          </table:table-cell>
          <table:table-cell table:style-name="ce8" table:formula="of:=[.O11]" office:value-type="string" office:string-value="0" calcext:value-type="string">
            <text:p>0</text:p>
          </table:table-cell>
          <table:table-cell table:style-name="ce8" table:formula="of:=[.P11]" office:value-type="string" office:string-value="." calcext:value-type="string">
            <text:p>.</text:p>
          </table:table-cell>
          <table:table-cell table:style-name="ce8" table:formula="of:=[.Q11]" office:value-type="string" office:string-value="1" calcext:value-type="string">
            <text:p>1</text:p>
          </table:table-cell>
          <table:table-cell table:style-name="ce8" table:formula="of:=[.R11]" office:value-type="string" office:string-value="0" calcext:value-type="string">
            <text:p>0</text:p>
          </table:table-cell>
          <table:table-cell table:style-name="ce8" table:formula="of:=[.S11]" office:value-type="string" office:string-value="1" calcext:value-type="string">
            <text:p>1</text:p>
          </table:table-cell>
          <table:table-cell table:style-name="ce8" table:formula="of:=[.T11]" office:value-type="string" office:string-value="1" calcext:value-type="string">
            <text:p>1</text:p>
          </table:table-cell>
          <table:table-cell table:style-name="ce8" table:formula="of:=[.U11]" office:value-type="string" office:string-value="." calcext:value-type="string">
            <text:p>.</text:p>
          </table:table-cell>
          <table:table-cell table:style-name="ce8" table:formula="of:=[.V11]" office:value-type="string" office:string-value="1" calcext:value-type="string">
            <text:p>1</text:p>
          </table:table-cell>
          <table:table-cell table:style-name="ce8" table:formula="of:=[.W11]" office:value-type="string" office:string-value="0" calcext:value-type="string">
            <text:p>0</text:p>
          </table:table-cell>
          <table:table-cell table:style-name="ce8" table:formula="of:=[.X11]" office:value-type="string" office:string-value="1" calcext:value-type="string">
            <text:p>1</text:p>
          </table:table-cell>
          <table:table-cell table:style-name="ce8" table:formula="of:=[.Y11]" office:value-type="string" office:string-value="0" calcext:value-type="string">
            <text:p>0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8</text:p>
          </table:table-cell>
          <table:table-cell table:style-name="ce3"/>
          <table:table-cell table:style-name="ce3" table:formula="of:=[.C11]" office:value-type="float" office:value="-23366" calcext:value-type="float">
            <text:p>-23366</text:p>
          </table:table-cell>
          <table:table-cell/>
          <table:table-cell table:formula="of:=VLOOKUP(IF([.W46]=0;[.W46]&amp;[.H46];[.W46]&amp;&quot;-&quot;&amp;[.G42]);[.AH3:.AI6];2;0)" office:value-type="string" office:string-value="Результат корректный. Перенос из старшего разряда не учитывается" calcext:value-type="string">
            <text:p>Результат корректный. Перенос из старшего разряда не учитывается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27]=&quot;.&quot;; &quot;.&quot;;MOD([.G43]+[.G42]+[.H41];2))" office:value-type="float" office:value="1" calcext:value-type="float">
            <text:p>1</text:p>
          </table:table-cell>
          <table:table-cell table:style-name="ce5" table:formula="of:=IF([.H27]=&quot;.&quot;; &quot;.&quot;;MOD([.H43]+[.H42]+[.I41];2))" office:value-type="float" office:value="0" calcext:value-type="float">
            <text:p>0</text:p>
          </table:table-cell>
          <table:table-cell table:style-name="ce5" table:formula="of:=IF([.I27]=&quot;.&quot;; &quot;.&quot;;MOD([.I43]+[.I42]+[.J41];2))" office:value-type="float" office:value="0" calcext:value-type="float">
            <text:p>0</text:p>
          </table:table-cell>
          <table:table-cell table:style-name="ce5" table:formula="of:=IF([.J27]=&quot;.&quot;; &quot;.&quot;;MOD([.J43]+[.J42]+[.K41];2))" office:value-type="float" office:value="1" calcext:value-type="float">
            <text:p>1</text:p>
          </table:table-cell>
          <table:table-cell table:style-name="ce5" table:formula="of:=IF([.K27]=&quot;.&quot;; &quot;.&quot;;MOD([.K43]+[.K42]+[.L41];2))" office:value-type="string" office:string-value="." calcext:value-type="string">
            <text:p>.</text:p>
          </table:table-cell>
          <table:table-cell table:style-name="ce5" table:formula="of:=IF([.L27]=&quot;.&quot;; &quot;.&quot;;MOD([.L43]+[.L42]+[.M41];2))" office:value-type="float" office:value="1" calcext:value-type="float">
            <text:p>1</text:p>
          </table:table-cell>
          <table:table-cell table:style-name="ce5" table:formula="of:=IF([.M27]=&quot;.&quot;; &quot;.&quot;;MOD([.M43]+[.M42]+[.N41];2))" office:value-type="float" office:value="1" calcext:value-type="float">
            <text:p>1</text:p>
          </table:table-cell>
          <table:table-cell table:style-name="ce5" table:formula="of:=IF([.N27]=&quot;.&quot;; &quot;.&quot;;MOD([.N43]+[.N42]+[.O41];2))" office:value-type="float" office:value="1" calcext:value-type="float">
            <text:p>1</text:p>
          </table:table-cell>
          <table:table-cell table:style-name="ce5" table:formula="of:=IF([.O27]=&quot;.&quot;; &quot;.&quot;;MOD([.O43]+[.O42]+[.P41];2))" office:value-type="float" office:value="0" calcext:value-type="float">
            <text:p>0</text:p>
          </table:table-cell>
          <table:table-cell table:style-name="ce5" table:formula="of:=IF([.P27]=&quot;.&quot;; &quot;.&quot;;MOD([.P43]+[.P42]+[.Q41];2))" office:value-type="string" office:string-value="." calcext:value-type="string">
            <text:p>.</text:p>
          </table:table-cell>
          <table:table-cell table:style-name="ce5" table:formula="of:=IF([.Q27]=&quot;.&quot;; &quot;.&quot;;MOD([.Q43]+[.Q42]+[.R41];2))" office:value-type="float" office:value="1" calcext:value-type="float">
            <text:p>1</text:p>
          </table:table-cell>
          <table:table-cell table:style-name="ce5" table:formula="of:=IF([.R27]=&quot;.&quot;; &quot;.&quot;;MOD([.R43]+[.R42]+[.S41];2))" office:value-type="float" office:value="0" calcext:value-type="float">
            <text:p>0</text:p>
          </table:table-cell>
          <table:table-cell table:style-name="ce5" table:formula="of:=IF([.S27]=&quot;.&quot;; &quot;.&quot;;MOD([.S43]+[.S42]+[.T41];2))" office:value-type="float" office:value="0" calcext:value-type="float">
            <text:p>0</text:p>
          </table:table-cell>
          <table:table-cell table:style-name="ce5" table:formula="of:=IF([.T27]=&quot;.&quot;; &quot;.&quot;;MOD([.T43]+[.T42]+[.U41];2))" office:value-type="float" office:value="0" calcext:value-type="float">
            <text:p>0</text:p>
          </table:table-cell>
          <table:table-cell table:style-name="ce5" table:formula="of:=IF([.U27]=&quot;.&quot;; &quot;.&quot;;MOD([.U43]+[.U42]+[.V41];2))" office:value-type="string" office:string-value="." calcext:value-type="string">
            <text:p>.</text:p>
          </table:table-cell>
          <table:table-cell table:style-name="ce5" table:formula="of:=IF([.V27]=&quot;.&quot;; &quot;.&quot;;MOD([.V43]+[.V42]+[.W41];2))" office:value-type="float" office:value="0" calcext:value-type="float">
            <text:p>0</text:p>
          </table:table-cell>
          <table:table-cell table:style-name="ce5" table:formula="of:=IF([.W27]=&quot;.&quot;; &quot;.&quot;;MOD([.W43]+[.W42]+[.X41];2))" office:value-type="float" office:value="1" calcext:value-type="float">
            <text:p>1</text:p>
          </table:table-cell>
          <table:table-cell table:style-name="ce5" table:formula="of:=IF([.X27]=&quot;.&quot;; &quot;.&quot;;MOD([.X43]+[.X42]+[.Y41];2))" office:value-type="float" office:value="1" calcext:value-type="float">
            <text:p>1</text:p>
          </table:table-cell>
          <table:table-cell table:style-name="ce5" table:formula="of:=IF([.Y27]=&quot;.&quot;; &quot;.&quot;;MOD([.Y43]+[.Y42]+[.Z41];2))" office:value-type="float" office:value="1" calcext:value-type="float">
            <text:p>1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44]=0;DECIMAL([.H44]&amp;[.I44]&amp;[.J44]&amp;[.L44]&amp;[.M44]&amp;[.N44]&amp;[.O44]&amp;[.Q44]&amp;[.R44]&amp;[.S44]&amp;[.T44]&amp;[.V44]&amp;[.W44]&amp;[.X44]&amp;[.Y44]; 2);0-DECIMAL([.H45]&amp;[.I45]&amp;[.J45]&amp;[.L45]&amp;[.M45]&amp;[.N45]&amp;[.O45]&amp;[.Q45]&amp;[.R45]&amp;[.S45]&amp;[.T45]&amp;[.V45]&amp;[.W45]&amp;[.X45]&amp;[.Y45]; 2))" office:value-type="float" office:value="-24953" calcext:value-type="float">
            <text:p>-24953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43]+[.AE42]" office:value-type="float" office:value="-24953" calcext:value-type="float">
            <text:p>-249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44]=0;&quot;&quot;;1)" office:value-type="float" office:value="1" calcext:value-type="float">
            <text:p>1</text:p>
          </table:table-cell>
          <table:table-cell table:style-name="ce5" table:formula="of:=IF([.G45]&lt;&gt;&quot;&quot;;IF([.H44]&lt;&gt;&quot;.&quot;;IF([.$G$29]=1;MID(BASE(ABS(DECIMAL([.$H44]&amp;[.$I44]&amp;[.$J44]&amp;[.$L44]&amp;[.$M44]&amp;[.$N44]&amp;[.$O44]&amp;[.$Q44]&amp;[.$R44]&amp;[.$S44]&amp;[.$T44]&amp;[.$V44]&amp;[.$W44]&amp;[.$X44]&amp;[.$Y44];2)-2^16);2;16);ABS([.H$3]-16);1);&quot;&quot;);&quot;.&quot;);&quot;&quot;)" office:value-type="string" office:string-value="1" calcext:value-type="string">
            <text:p>1</text:p>
          </table:table-cell>
          <table:table-cell table:style-name="ce5" table:formula="of:=IF([.H45]&lt;&gt;&quot;&quot;;IF([.I44]&lt;&gt;&quot;.&quot;;IF([.$G$29]=1;MID(BASE(ABS(DECIMAL([.$H44]&amp;[.$I44]&amp;[.$J44]&amp;[.$L44]&amp;[.$M44]&amp;[.$N44]&amp;[.$O44]&amp;[.$Q44]&amp;[.$R44]&amp;[.$S44]&amp;[.$T44]&amp;[.$V44]&amp;[.$W44]&amp;[.$X44]&amp;[.$Y44];2)-2^16);2;16);ABS([.I$3]-16);1);&quot;&quot;);&quot;.&quot;);&quot;&quot;)" office:value-type="string" office:string-value="1" calcext:value-type="string">
            <text:p>1</text:p>
          </table:table-cell>
          <table:table-cell table:style-name="ce5" table:formula="of:=IF([.I45]&lt;&gt;&quot;&quot;;IF([.J44]&lt;&gt;&quot;.&quot;;IF([.$G$29]=1;MID(BASE(ABS(DECIMAL([.$H44]&amp;[.$I44]&amp;[.$J44]&amp;[.$L44]&amp;[.$M44]&amp;[.$N44]&amp;[.$O44]&amp;[.$Q44]&amp;[.$R44]&amp;[.$S44]&amp;[.$T44]&amp;[.$V44]&amp;[.$W44]&amp;[.$X44]&amp;[.$Y44];2)-2^16);2;16);ABS([.J$3]-16);1);&quot;&quot;);&quot;.&quot;);&quot;&quot;)" office:value-type="string" office:string-value="0" calcext:value-type="string">
            <text:p>0</text:p>
          </table:table-cell>
          <table:table-cell table:style-name="ce5" table:formula="of:=IF([.J45]&lt;&gt;&quot;&quot;;IF([.K44]&lt;&gt;&quot;.&quot;;IF([.$G$29]=1;MID(BASE(ABS(DECIMAL([.$H44]&amp;[.$I44]&amp;[.$J44]&amp;[.$L44]&amp;[.$M44]&amp;[.$N44]&amp;[.$O44]&amp;[.$Q44]&amp;[.$R44]&amp;[.$S44]&amp;[.$T44]&amp;[.$V44]&amp;[.$W44]&amp;[.$X44]&amp;[.$Y44];2)-2^16);2;16);ABS([.K$3]-16);1);&quot;&quot;);&quot;.&quot;);&quot;&quot;)" office:value-type="string" office:string-value="." calcext:value-type="string">
            <text:p>.</text:p>
          </table:table-cell>
          <table:table-cell table:style-name="ce5" table:formula="of:=IF([.K45]&lt;&gt;&quot;&quot;;IF([.L44]&lt;&gt;&quot;.&quot;;IF([.$G$29]=1;MID(BASE(ABS(DECIMAL([.$H44]&amp;[.$I44]&amp;[.$J44]&amp;[.$L44]&amp;[.$M44]&amp;[.$N44]&amp;[.$O44]&amp;[.$Q44]&amp;[.$R44]&amp;[.$S44]&amp;[.$T44]&amp;[.$V44]&amp;[.$W44]&amp;[.$X44]&amp;[.$Y44];2)-2^16);2;16);ABS([.L$3]-16);1);&quot;&quot;);&quot;.&quot;);&quot;&quot;)" office:value-type="string" office:string-value="0" calcext:value-type="string">
            <text:p>0</text:p>
          </table:table-cell>
          <table:table-cell table:style-name="ce5" table:formula="of:=IF([.L45]&lt;&gt;&quot;&quot;;IF([.M44]&lt;&gt;&quot;.&quot;;IF([.$G$29]=1;MID(BASE(ABS(DECIMAL([.$H44]&amp;[.$I44]&amp;[.$J44]&amp;[.$L44]&amp;[.$M44]&amp;[.$N44]&amp;[.$O44]&amp;[.$Q44]&amp;[.$R44]&amp;[.$S44]&amp;[.$T44]&amp;[.$V44]&amp;[.$W44]&amp;[.$X44]&amp;[.$Y44];2)-2^16);2;16);ABS([.M$3]-16);1);&quot;&quot;);&quot;.&quot;);&quot;&quot;)" office:value-type="string" office:string-value="0" calcext:value-type="string">
            <text:p>0</text:p>
          </table:table-cell>
          <table:table-cell table:style-name="ce5" table:formula="of:=IF([.M45]&lt;&gt;&quot;&quot;;IF([.N44]&lt;&gt;&quot;.&quot;;IF([.$G$29]=1;MID(BASE(ABS(DECIMAL([.$H44]&amp;[.$I44]&amp;[.$J44]&amp;[.$L44]&amp;[.$M44]&amp;[.$N44]&amp;[.$O44]&amp;[.$Q44]&amp;[.$R44]&amp;[.$S44]&amp;[.$T44]&amp;[.$V44]&amp;[.$W44]&amp;[.$X44]&amp;[.$Y44];2)-2^16);2;16);ABS([.N$3]-16);1);&quot;&quot;);&quot;.&quot;);&quot;&quot;)" office:value-type="string" office:string-value="0" calcext:value-type="string">
            <text:p>0</text:p>
          </table:table-cell>
          <table:table-cell table:style-name="ce5" table:formula="of:=IF([.N45]&lt;&gt;&quot;&quot;;IF([.O44]&lt;&gt;&quot;.&quot;;IF([.$G$29]=1;MID(BASE(ABS(DECIMAL([.$H44]&amp;[.$I44]&amp;[.$J44]&amp;[.$L44]&amp;[.$M44]&amp;[.$N44]&amp;[.$O44]&amp;[.$Q44]&amp;[.$R44]&amp;[.$S44]&amp;[.$T44]&amp;[.$V44]&amp;[.$W44]&amp;[.$X44]&amp;[.$Y44];2)-2^16);2;16);ABS([.O$3]-16);1);&quot;&quot;);&quot;.&quot;);&quot;&quot;)" office:value-type="string" office:string-value="1" calcext:value-type="string">
            <text:p>1</text:p>
          </table:table-cell>
          <table:table-cell table:style-name="ce5" table:formula="of:=IF([.O45]&lt;&gt;&quot;&quot;;IF([.P44]&lt;&gt;&quot;.&quot;;IF([.$G$29]=1;MID(BASE(ABS(DECIMAL([.$H44]&amp;[.$I44]&amp;[.$J44]&amp;[.$L44]&amp;[.$M44]&amp;[.$N44]&amp;[.$O44]&amp;[.$Q44]&amp;[.$R44]&amp;[.$S44]&amp;[.$T44]&amp;[.$V44]&amp;[.$W44]&amp;[.$X44]&amp;[.$Y44];2)-2^16);2;16);ABS([.P$3]-16);1);&quot;&quot;);&quot;.&quot;);&quot;&quot;)" office:value-type="string" office:string-value="." calcext:value-type="string">
            <text:p>.</text:p>
          </table:table-cell>
          <table:table-cell table:style-name="ce5" table:formula="of:=IF([.P45]&lt;&gt;&quot;&quot;;IF([.Q44]&lt;&gt;&quot;.&quot;;IF([.$G$29]=1;MID(BASE(ABS(DECIMAL([.$H44]&amp;[.$I44]&amp;[.$J44]&amp;[.$L44]&amp;[.$M44]&amp;[.$N44]&amp;[.$O44]&amp;[.$Q44]&amp;[.$R44]&amp;[.$S44]&amp;[.$T44]&amp;[.$V44]&amp;[.$W44]&amp;[.$X44]&amp;[.$Y44];2)-2^16);2;16);ABS([.Q$3]-16);1);&quot;&quot;);&quot;.&quot;);&quot;&quot;)" office:value-type="string" office:string-value="0" calcext:value-type="string">
            <text:p>0</text:p>
          </table:table-cell>
          <table:table-cell table:style-name="ce5" table:formula="of:=IF([.Q45]&lt;&gt;&quot;&quot;;IF([.R44]&lt;&gt;&quot;.&quot;;IF([.$G$29]=1;MID(BASE(ABS(DECIMAL([.$H44]&amp;[.$I44]&amp;[.$J44]&amp;[.$L44]&amp;[.$M44]&amp;[.$N44]&amp;[.$O44]&amp;[.$Q44]&amp;[.$R44]&amp;[.$S44]&amp;[.$T44]&amp;[.$V44]&amp;[.$W44]&amp;[.$X44]&amp;[.$Y44];2)-2^16);2;16);ABS([.R$3]-16);1);&quot;&quot;);&quot;.&quot;);&quot;&quot;)" office:value-type="string" office:string-value="1" calcext:value-type="string">
            <text:p>1</text:p>
          </table:table-cell>
          <table:table-cell table:style-name="ce5" table:formula="of:=IF([.R45]&lt;&gt;&quot;&quot;;IF([.S44]&lt;&gt;&quot;.&quot;;IF([.$G$29]=1;MID(BASE(ABS(DECIMAL([.$H44]&amp;[.$I44]&amp;[.$J44]&amp;[.$L44]&amp;[.$M44]&amp;[.$N44]&amp;[.$O44]&amp;[.$Q44]&amp;[.$R44]&amp;[.$S44]&amp;[.$T44]&amp;[.$V44]&amp;[.$W44]&amp;[.$X44]&amp;[.$Y44];2)-2^16);2;16);ABS([.S$3]-16);1);&quot;&quot;);&quot;.&quot;);&quot;&quot;)" office:value-type="string" office:string-value="1" calcext:value-type="string">
            <text:p>1</text:p>
          </table:table-cell>
          <table:table-cell table:style-name="ce5" table:formula="of:=IF([.S45]&lt;&gt;&quot;&quot;;IF([.T44]&lt;&gt;&quot;.&quot;;IF([.$G$29]=1;MID(BASE(ABS(DECIMAL([.$H44]&amp;[.$I44]&amp;[.$J44]&amp;[.$L44]&amp;[.$M44]&amp;[.$N44]&amp;[.$O44]&amp;[.$Q44]&amp;[.$R44]&amp;[.$S44]&amp;[.$T44]&amp;[.$V44]&amp;[.$W44]&amp;[.$X44]&amp;[.$Y44];2)-2^16);2;16);ABS([.T$3]-16);1);&quot;&quot;);&quot;.&quot;);&quot;&quot;)" office:value-type="string" office:string-value="1" calcext:value-type="string">
            <text:p>1</text:p>
          </table:table-cell>
          <table:table-cell table:style-name="ce5" table:formula="of:=IF([.T45]&lt;&gt;&quot;&quot;;IF([.U44]&lt;&gt;&quot;.&quot;;IF([.$G$29]=1;MID(BASE(ABS(DECIMAL([.$H44]&amp;[.$I44]&amp;[.$J44]&amp;[.$L44]&amp;[.$M44]&amp;[.$N44]&amp;[.$O44]&amp;[.$Q44]&amp;[.$R44]&amp;[.$S44]&amp;[.$T44]&amp;[.$V44]&amp;[.$W44]&amp;[.$X44]&amp;[.$Y44];2)-2^16);2;16);ABS([.U$3]-16);1);&quot;&quot;);&quot;.&quot;);&quot;&quot;)" office:value-type="string" office:string-value="." calcext:value-type="string">
            <text:p>.</text:p>
          </table:table-cell>
          <table:table-cell table:style-name="ce5" table:formula="of:=IF([.U45]&lt;&gt;&quot;&quot;;IF([.V44]&lt;&gt;&quot;.&quot;;IF([.$G$29]=1;MID(BASE(ABS(DECIMAL([.$H44]&amp;[.$I44]&amp;[.$J44]&amp;[.$L44]&amp;[.$M44]&amp;[.$N44]&amp;[.$O44]&amp;[.$Q44]&amp;[.$R44]&amp;[.$S44]&amp;[.$T44]&amp;[.$V44]&amp;[.$W44]&amp;[.$X44]&amp;[.$Y44];2)-2^16);2;16);ABS([.V$3]-16);1);&quot;&quot;);&quot;.&quot;);&quot;&quot;)" office:value-type="string" office:string-value="1" calcext:value-type="string">
            <text:p>1</text:p>
          </table:table-cell>
          <table:table-cell table:style-name="ce5" table:formula="of:=IF([.V45]&lt;&gt;&quot;&quot;;IF([.W44]&lt;&gt;&quot;.&quot;;IF([.$G$29]=1;MID(BASE(ABS(DECIMAL([.$H44]&amp;[.$I44]&amp;[.$J44]&amp;[.$L44]&amp;[.$M44]&amp;[.$N44]&amp;[.$O44]&amp;[.$Q44]&amp;[.$R44]&amp;[.$S44]&amp;[.$T44]&amp;[.$V44]&amp;[.$W44]&amp;[.$X44]&amp;[.$Y44];2)-2^16);2;16);ABS([.W$3]-16);1);&quot;&quot;);&quot;.&quot;);&quot;&quot;)" office:value-type="string" office:string-value="0" calcext:value-type="string">
            <text:p>0</text:p>
          </table:table-cell>
          <table:table-cell table:style-name="ce5" table:formula="of:=IF([.W45]&lt;&gt;&quot;&quot;;IF([.X44]&lt;&gt;&quot;.&quot;;IF([.$G$29]=1;MID(BASE(ABS(DECIMAL([.$H44]&amp;[.$I44]&amp;[.$J44]&amp;[.$L44]&amp;[.$M44]&amp;[.$N44]&amp;[.$O44]&amp;[.$Q44]&amp;[.$R44]&amp;[.$S44]&amp;[.$T44]&amp;[.$V44]&amp;[.$W44]&amp;[.$X44]&amp;[.$Y44];2)-2^16);2;16);ABS([.X$3]-16);1);&quot;&quot;);&quot;.&quot;);&quot;&quot;)" office:value-type="string" office:string-value="0" calcext:value-type="string">
            <text:p>0</text:p>
          </table:table-cell>
          <table:table-cell table:style-name="ce5" table:formula="of:=IF([.X45]&lt;&gt;&quot;&quot;;IF([.Y44]&lt;&gt;&quot;.&quot;;IF([.$G$29]=1;MID(BASE(ABS(DECIMAL([.$H44]&amp;[.$I44]&amp;[.$J44]&amp;[.$L44]&amp;[.$M44]&amp;[.$N44]&amp;[.$O44]&amp;[.$Q44]&amp;[.$R44]&amp;[.$S44]&amp;[.$T44]&amp;[.$V44]&amp;[.$W44]&amp;[.$X44]&amp;[.$Y44];2)-2^16);2;16);ABS([.Y$3]-16);1);&quot;&quot;);&quot;.&quot;);&quot;&quot;)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41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44:.Y44])+1;2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41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44:.Y44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44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41]+[.H41];2)" office:value-type="float" office:value="0" calcext:value-type="float">
            <text:p>0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style-name="ce5" table:number-columns-repeated="19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50]&lt;&gt;&quot;.&quot;;IF([.G50]+[.G51]&lt;&gt;0;IF([.G50]+[.G51]+[.H49]=3;1;MOD([.G50]+[.G51]+[.H49]-1;2));0);[.H49])" office:value-type="float" office:value="1" calcext:value-type="float">
            <text:p>1</text:p>
          </table:table-cell>
          <table:table-cell table:style-name="ce8" table:formula="of:=IF([.H50]&lt;&gt;&quot;.&quot;;IF([.H50]+[.H51]&lt;&gt;0;IF([.H50]+[.H51]+[.I49]=3;1;MOD([.H50]+[.H51]+[.I49]-1;2));0);[.I49])" office:value-type="float" office:value="0" calcext:value-type="float">
            <text:p>0</text:p>
          </table:table-cell>
          <table:table-cell table:style-name="ce8" table:formula="of:=IF([.I50]&lt;&gt;&quot;.&quot;;IF([.I50]+[.I51]&lt;&gt;0;IF([.I50]+[.I51]+[.J49]=3;1;MOD([.I50]+[.I51]+[.J49]-1;2));0);[.J49])" office:value-type="float" office:value="1" calcext:value-type="float">
            <text:p>1</text:p>
          </table:table-cell>
          <table:table-cell table:style-name="ce8" table:formula="of:=IF([.J50]&lt;&gt;&quot;.&quot;;IF([.J50]+[.J51]&lt;&gt;0;IF([.J50]+[.J51]+[.K49]=3;1;MOD([.J50]+[.J51]+[.K49]-1;2));0);[.K49])" office:value-type="float" office:value="1" calcext:value-type="float">
            <text:p>1</text:p>
          </table:table-cell>
          <table:table-cell table:style-name="ce8" table:formula="of:=IF([.K50]&lt;&gt;&quot;.&quot;;IF([.K50]+[.K51]&lt;&gt;0;IF([.K50]+[.K51]+[.L49]=3;1;MOD([.K50]+[.K51]+[.L49]-1;2));0);[.L49])" office:value-type="float" office:value="1" calcext:value-type="float">
            <text:p>1</text:p>
          </table:table-cell>
          <table:table-cell table:style-name="ce8" table:formula="of:=IF([.L50]&lt;&gt;&quot;.&quot;;IF([.L50]+[.L51]&lt;&gt;0;IF([.L50]+[.L51]+[.M49]=3;1;MOD([.L50]+[.L51]+[.M49]-1;2));0);[.M49])" office:value-type="float" office:value="1" calcext:value-type="float">
            <text:p>1</text:p>
          </table:table-cell>
          <table:table-cell table:style-name="ce8" table:formula="of:=IF([.M50]&lt;&gt;&quot;.&quot;;IF([.M50]+[.M51]&lt;&gt;0;IF([.M50]+[.M51]+[.N49]=3;1;MOD([.M50]+[.M51]+[.N49]-1;2));0);[.N49])" office:value-type="float" office:value="1" calcext:value-type="float">
            <text:p>1</text:p>
          </table:table-cell>
          <table:table-cell table:style-name="ce8" table:formula="of:=IF([.N50]&lt;&gt;&quot;.&quot;;IF([.N50]+[.N51]&lt;&gt;0;IF([.N50]+[.N51]+[.O49]=3;1;MOD([.N50]+[.N51]+[.O49]-1;2));0);[.O49])" office:value-type="float" office:value="0" calcext:value-type="float">
            <text:p>0</text:p>
          </table:table-cell>
          <table:table-cell table:style-name="ce8" table:formula="of:=IF([.O50]&lt;&gt;&quot;.&quot;;IF([.O50]+[.O51]&lt;&gt;0;IF([.O50]+[.O51]+[.P49]=3;1;MOD([.O50]+[.O51]+[.P49]-1;2));0);[.P49])" office:value-type="float" office:value="0" calcext:value-type="float">
            <text:p>0</text:p>
          </table:table-cell>
          <table:table-cell table:style-name="ce8" table:formula="of:=IF([.P50]&lt;&gt;&quot;.&quot;;IF([.P50]+[.P51]&lt;&gt;0;IF([.P50]+[.P51]+[.Q49]=3;1;MOD([.P50]+[.P51]+[.Q49]-1;2));0);[.Q49])" office:value-type="float" office:value="1" calcext:value-type="float">
            <text:p>1</text:p>
          </table:table-cell>
          <table:table-cell table:style-name="ce8" table:formula="of:=IF([.Q50]&lt;&gt;&quot;.&quot;;IF([.Q50]+[.Q51]&lt;&gt;0;IF([.Q50]+[.Q51]+[.R49]=3;1;MOD([.Q50]+[.Q51]+[.R49]-1;2));0);[.R49])" office:value-type="float" office:value="1" calcext:value-type="float">
            <text:p>1</text:p>
          </table:table-cell>
          <table:table-cell table:style-name="ce8" table:formula="of:=IF([.R50]&lt;&gt;&quot;.&quot;;IF([.R50]+[.R51]&lt;&gt;0;IF([.R50]+[.R51]+[.S49]=3;1;MOD([.R50]+[.R51]+[.S49]-1;2));0);[.S49])" office:value-type="float" office:value="0" calcext:value-type="float">
            <text:p>0</text:p>
          </table:table-cell>
          <table:table-cell table:style-name="ce8" table:formula="of:=IF([.S50]&lt;&gt;&quot;.&quot;;IF([.S50]+[.S51]&lt;&gt;0;IF([.S50]+[.S51]+[.T49]=3;1;MOD([.S50]+[.S51]+[.T49]-1;2));0);[.T49])" office:value-type="float" office:value="1" calcext:value-type="float">
            <text:p>1</text:p>
          </table:table-cell>
          <table:table-cell table:style-name="ce8" table:formula="of:=IF([.T50]&lt;&gt;&quot;.&quot;;IF([.T50]+[.T51]&lt;&gt;0;IF([.T50]+[.T51]+[.U49]=3;1;MOD([.T50]+[.T51]+[.U49]-1;2));0);[.U49])" office:value-type="float" office:value="1" calcext:value-type="float">
            <text:p>1</text:p>
          </table:table-cell>
          <table:table-cell table:style-name="ce8" table:formula="of:=IF([.U50]&lt;&gt;&quot;.&quot;;IF([.U50]+[.U51]&lt;&gt;0;IF([.U50]+[.U51]+[.V49]=3;1;MOD([.U50]+[.U51]+[.V49]-1;2));0);[.V49])" office:value-type="float" office:value="1" calcext:value-type="float">
            <text:p>1</text:p>
          </table:table-cell>
          <table:table-cell table:style-name="ce8" table:formula="of:=IF([.V50]&lt;&gt;&quot;.&quot;;IF([.V50]+[.V51]&lt;&gt;0;IF([.V50]+[.V51]+[.W49]=3;1;MOD([.V50]+[.V51]+[.W49]-1;2));0);[.W49])" office:value-type="float" office:value="1" calcext:value-type="float">
            <text:p>1</text:p>
          </table:table-cell>
          <table:table-cell table:style-name="ce8" table:formula="of:=IF([.W50]&lt;&gt;&quot;.&quot;;IF([.W50]+[.W51]&lt;&gt;0;IF([.W50]+[.W51]+[.X49]=3;1;MOD([.W50]+[.W51]+[.X49]-1;2));0);[.X49])" office:value-type="float" office:value="1" calcext:value-type="float">
            <text:p>1</text:p>
          </table:table-cell>
          <table:table-cell table:style-name="ce8" table:formula="of:=IF([.X50]&lt;&gt;&quot;.&quot;;IF([.X50]+[.X51]&lt;&gt;0;IF([.X50]+[.X51]+[.Y49]=3;1;MOD([.X50]+[.X51]+[.Y49]-1;2));0);[.Y49])" office:value-type="float" office:value="1" calcext:value-type="float">
            <text:p>1</text:p>
          </table:table-cell>
          <table:table-cell table:style-name="ce8" table:formula="of:=IF([.Y50]&lt;&gt;&quot;.&quot;;IF([.Y50]+[.Y51]&lt;&gt;0;IF([.Y50]+[.Y51]+[.Z49]=3;1;MOD([.Y50]+[.Y51]+[.Z49]-1;2));0);[.Z49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8</text:p>
          </table:table-cell>
          <table:table-cell table:style-name="ce1"/>
          <table:table-cell table:style-name="ce5" table:formula="of:=[.G11]" office:value-type="string" office:string-value="1" calcext:value-type="string">
            <text:p>1</text:p>
          </table:table-cell>
          <table:table-cell table:style-name="ce5" table:formula="of:=[.H11]" office:value-type="string" office:string-value="0" calcext:value-type="string">
            <text:p>0</text:p>
          </table:table-cell>
          <table:table-cell table:style-name="ce5" table:formula="of:=[.I11]" office:value-type="string" office:string-value="1" calcext:value-type="string">
            <text:p>1</text:p>
          </table:table-cell>
          <table:table-cell table:style-name="ce5" table:formula="of:=[.J11]" office:value-type="string" office:string-value="0" calcext:value-type="string">
            <text:p>0</text:p>
          </table:table-cell>
          <table:table-cell table:style-name="ce5" table:formula="of:=[.K11]" office:value-type="string" office:string-value="." calcext:value-type="string">
            <text:p>.</text:p>
          </table:table-cell>
          <table:table-cell table:style-name="ce5" table:formula="of:=[.L11]" office:value-type="string" office:string-value="0" calcext:value-type="string">
            <text:p>0</text:p>
          </table:table-cell>
          <table:table-cell table:style-name="ce5" table:formula="of:=[.M11]" office:value-type="string" office:string-value="1" calcext:value-type="string">
            <text:p>1</text:p>
          </table:table-cell>
          <table:table-cell table:style-name="ce5" table:formula="of:=[.N11]" office:value-type="string" office:string-value="0" calcext:value-type="string">
            <text:p>0</text:p>
          </table:table-cell>
          <table:table-cell table:style-name="ce5" table:formula="of:=[.O11]" office:value-type="string" office:string-value="0" calcext:value-type="string">
            <text:p>0</text:p>
          </table:table-cell>
          <table:table-cell table:style-name="ce5" table:formula="of:=[.P11]" office:value-type="string" office:string-value="." calcext:value-type="string">
            <text:p>.</text:p>
          </table:table-cell>
          <table:table-cell table:style-name="ce5" table:formula="of:=[.Q11]" office:value-type="string" office:string-value="1" calcext:value-type="string">
            <text:p>1</text:p>
          </table:table-cell>
          <table:table-cell table:style-name="ce5" table:formula="of:=[.R11]" office:value-type="string" office:string-value="0" calcext:value-type="string">
            <text:p>0</text:p>
          </table:table-cell>
          <table:table-cell table:style-name="ce5" table:formula="of:=[.S11]" office:value-type="string" office:string-value="1" calcext:value-type="string">
            <text:p>1</text:p>
          </table:table-cell>
          <table:table-cell table:style-name="ce5" table:formula="of:=[.T11]" office:value-type="string" office:string-value="1" calcext:value-type="string">
            <text:p>1</text:p>
          </table:table-cell>
          <table:table-cell table:style-name="ce5" table:formula="of:=[.U11]" office:value-type="string" office:string-value="." calcext:value-type="string">
            <text:p>.</text:p>
          </table:table-cell>
          <table:table-cell table:style-name="ce5" table:formula="of:=[.V11]" office:value-type="string" office:string-value="1" calcext:value-type="string">
            <text:p>1</text:p>
          </table:table-cell>
          <table:table-cell table:style-name="ce5" table:formula="of:=[.W11]" office:value-type="string" office:string-value="0" calcext:value-type="string">
            <text:p>0</text:p>
          </table:table-cell>
          <table:table-cell table:style-name="ce5" table:formula="of:=[.X11]" office:value-type="string" office:string-value="1" calcext:value-type="string">
            <text:p>1</text:p>
          </table:table-cell>
          <table:table-cell table:style-name="ce5" table:formula="of:=[.Y11]" office:value-type="string" office:string-value="0" calcext:value-type="string">
            <text:p>0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8</text:p>
          </table:table-cell>
          <table:table-cell table:style-name="ce1"/>
          <table:table-cell table:style-name="ce1" table:formula="of:=[.C11]" office:value-type="float" office:value="-23366" calcext:value-type="float">
            <text:p>-233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9</text:p>
          </table:table-cell>
          <table:table-cell table:style-name="ce3"/>
          <table:table-cell table:style-name="ce8" table:formula="of:=[.G12]" office:value-type="string" office:string-value="1" calcext:value-type="string">
            <text:p>1</text:p>
          </table:table-cell>
          <table:table-cell table:style-name="ce8" table:formula="of:=[.H12]" office:value-type="string" office:string-value="0" calcext:value-type="string">
            <text:p>0</text:p>
          </table:table-cell>
          <table:table-cell table:style-name="ce8" table:formula="of:=[.I12]" office:value-type="string" office:string-value="0" calcext:value-type="string">
            <text:p>0</text:p>
          </table:table-cell>
          <table:table-cell table:style-name="ce8" table:formula="of:=[.J12]" office:value-type="string" office:string-value="1" calcext:value-type="string">
            <text:p>1</text:p>
          </table:table-cell>
          <table:table-cell table:style-name="ce8" table:formula="of:=[.K12]" office:value-type="string" office:string-value="." calcext:value-type="string">
            <text:p>.</text:p>
          </table:table-cell>
          <table:table-cell table:style-name="ce8" table:formula="of:=[.L12]" office:value-type="string" office:string-value="1" calcext:value-type="string">
            <text:p>1</text:p>
          </table:table-cell>
          <table:table-cell table:style-name="ce8" table:formula="of:=[.M12]" office:value-type="string" office:string-value="1" calcext:value-type="string">
            <text:p>1</text:p>
          </table:table-cell>
          <table:table-cell table:style-name="ce8" table:formula="of:=[.N12]" office:value-type="string" office:string-value="1" calcext:value-type="string">
            <text:p>1</text:p>
          </table:table-cell>
          <table:table-cell table:style-name="ce8" table:formula="of:=[.O12]" office:value-type="string" office:string-value="0" calcext:value-type="string">
            <text:p>0</text:p>
          </table:table-cell>
          <table:table-cell table:style-name="ce8" table:formula="of:=[.P12]" office:value-type="string" office:string-value="." calcext:value-type="string">
            <text:p>.</text:p>
          </table:table-cell>
          <table:table-cell table:style-name="ce8" table:formula="of:=[.Q12]" office:value-type="string" office:string-value="1" calcext:value-type="string">
            <text:p>1</text:p>
          </table:table-cell>
          <table:table-cell table:style-name="ce8" table:formula="of:=[.R12]" office:value-type="string" office:string-value="0" calcext:value-type="string">
            <text:p>0</text:p>
          </table:table-cell>
          <table:table-cell table:style-name="ce8" table:formula="of:=[.S12]" office:value-type="string" office:string-value="0" calcext:value-type="string">
            <text:p>0</text:p>
          </table:table-cell>
          <table:table-cell table:style-name="ce8" table:formula="of:=[.T12]" office:value-type="string" office:string-value="0" calcext:value-type="string">
            <text:p>0</text:p>
          </table:table-cell>
          <table:table-cell table:style-name="ce8" table:formula="of:=[.U12]" office:value-type="string" office:string-value="." calcext:value-type="string">
            <text:p>.</text:p>
          </table:table-cell>
          <table:table-cell table:style-name="ce8" table:formula="of:=[.V12]" office:value-type="string" office:string-value="0" calcext:value-type="string">
            <text:p>0</text:p>
          </table:table-cell>
          <table:table-cell table:style-name="ce8" table:formula="of:=[.W12]" office:value-type="string" office:string-value="1" calcext:value-type="string">
            <text:p>1</text:p>
          </table:table-cell>
          <table:table-cell table:style-name="ce8" table:formula="of:=[.X12]" office:value-type="string" office:string-value="1" calcext:value-type="string">
            <text:p>1</text:p>
          </table:table-cell>
          <table:table-cell table:style-name="ce8" table:formula="of:=[.Y12]" office:value-type="string" office:string-value="1" calcext:value-type="string">
            <text:p>1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9</text:p>
          </table:table-cell>
          <table:table-cell table:style-name="ce3"/>
          <table:table-cell table:style-name="ce3" table:formula="of:=[.C12]" office:value-type="float" office:value="-24953" calcext:value-type="float">
            <text:p>-24953</text:p>
          </table:table-cell>
          <table:table-cell/>
          <table:table-cell table:formula="of:=VLOOKUP(IF([.W54]=0;[.W54]&amp;[.H54];[.W54]&amp;&quot;-&quot;&amp;[.G50]);[.AH3:.AI6];2;0)" office:value-type="string" office:string-value="При сложении отрицательных чисел получен положительный результат ПЕРЕПОЛНЕНИЕ!" calcext:value-type="string">
            <text:p>При сложении отрицательных чисел получен положительный результат ПЕРЕПОЛНЕНИЕ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35]=&quot;.&quot;; &quot;.&quot;;MOD([.G51]+[.G50]+[.H49];2))" office:value-type="float" office:value="0" calcext:value-type="float">
            <text:p>0</text:p>
          </table:table-cell>
          <table:table-cell table:style-name="ce5" table:formula="of:=IF([.H35]=&quot;.&quot;; &quot;.&quot;;MOD([.H51]+[.H50]+[.I49];2))" office:value-type="float" office:value="1" calcext:value-type="float">
            <text:p>1</text:p>
          </table:table-cell>
          <table:table-cell table:style-name="ce5" table:formula="of:=IF([.I35]=&quot;.&quot;; &quot;.&quot;;MOD([.I51]+[.I50]+[.J49];2))" office:value-type="float" office:value="0" calcext:value-type="float">
            <text:p>0</text:p>
          </table:table-cell>
          <table:table-cell table:style-name="ce5" table:formula="of:=IF([.J35]=&quot;.&quot;; &quot;.&quot;;MOD([.J51]+[.J50]+[.K49];2))" office:value-type="float" office:value="0" calcext:value-type="float">
            <text:p>0</text:p>
          </table:table-cell>
          <table:table-cell table:style-name="ce5" table:formula="of:=IF([.K35]=&quot;.&quot;; &quot;.&quot;;MOD([.K51]+[.K50]+[.L49];2))" office:value-type="string" office:string-value="." calcext:value-type="string">
            <text:p>.</text:p>
          </table:table-cell>
          <table:table-cell table:style-name="ce5" table:formula="of:=IF([.L35]=&quot;.&quot;; &quot;.&quot;;MOD([.L51]+[.L50]+[.M49];2))" office:value-type="float" office:value="0" calcext:value-type="float">
            <text:p>0</text:p>
          </table:table-cell>
          <table:table-cell table:style-name="ce5" table:formula="of:=IF([.M35]=&quot;.&quot;; &quot;.&quot;;MOD([.M51]+[.M50]+[.N49];2))" office:value-type="float" office:value="0" calcext:value-type="float">
            <text:p>0</text:p>
          </table:table-cell>
          <table:table-cell table:style-name="ce5" table:formula="of:=IF([.N35]=&quot;.&quot;; &quot;.&quot;;MOD([.N51]+[.N50]+[.O49];2))" office:value-type="float" office:value="1" calcext:value-type="float">
            <text:p>1</text:p>
          </table:table-cell>
          <table:table-cell table:style-name="ce5" table:formula="of:=IF([.O35]=&quot;.&quot;; &quot;.&quot;;MOD([.O51]+[.O50]+[.P49];2))" office:value-type="float" office:value="1" calcext:value-type="float">
            <text:p>1</text:p>
          </table:table-cell>
          <table:table-cell table:style-name="ce5" table:formula="of:=IF([.P35]=&quot;.&quot;; &quot;.&quot;;MOD([.P51]+[.P50]+[.Q49];2))" office:value-type="string" office:string-value="." calcext:value-type="string">
            <text:p>.</text:p>
          </table:table-cell>
          <table:table-cell table:style-name="ce5" table:formula="of:=IF([.Q35]=&quot;.&quot;; &quot;.&quot;;MOD([.Q51]+[.Q50]+[.R49];2))" office:value-type="float" office:value="0" calcext:value-type="float">
            <text:p>0</text:p>
          </table:table-cell>
          <table:table-cell table:style-name="ce5" table:formula="of:=IF([.R35]=&quot;.&quot;; &quot;.&quot;;MOD([.R51]+[.R50]+[.S49];2))" office:value-type="float" office:value="1" calcext:value-type="float">
            <text:p>1</text:p>
          </table:table-cell>
          <table:table-cell table:style-name="ce5" table:formula="of:=IF([.S35]=&quot;.&quot;; &quot;.&quot;;MOD([.S51]+[.S50]+[.T49];2))" office:value-type="float" office:value="0" calcext:value-type="float">
            <text:p>0</text:p>
          </table:table-cell>
          <table:table-cell table:style-name="ce5" table:formula="of:=IF([.T35]=&quot;.&quot;; &quot;.&quot;;MOD([.T51]+[.T50]+[.U49];2))" office:value-type="float" office:value="0" calcext:value-type="float">
            <text:p>0</text:p>
          </table:table-cell>
          <table:table-cell table:style-name="ce5" table:formula="of:=IF([.U35]=&quot;.&quot;; &quot;.&quot;;MOD([.U51]+[.U50]+[.V49];2))" office:value-type="string" office:string-value="." calcext:value-type="string">
            <text:p>.</text:p>
          </table:table-cell>
          <table:table-cell table:style-name="ce5" table:formula="of:=IF([.V35]=&quot;.&quot;; &quot;.&quot;;MOD([.V51]+[.V50]+[.W49];2))" office:value-type="float" office:value="0" calcext:value-type="float">
            <text:p>0</text:p>
          </table:table-cell>
          <table:table-cell table:style-name="ce5" table:formula="of:=IF([.W35]=&quot;.&quot;; &quot;.&quot;;MOD([.W51]+[.W50]+[.X49];2))" office:value-type="float" office:value="0" calcext:value-type="float">
            <text:p>0</text:p>
          </table:table-cell>
          <table:table-cell table:style-name="ce5" table:formula="of:=IF([.X35]=&quot;.&quot;; &quot;.&quot;;MOD([.X51]+[.X50]+[.Y49];2))" office:value-type="float" office:value="0" calcext:value-type="float">
            <text:p>0</text:p>
          </table:table-cell>
          <table:table-cell table:style-name="ce5" table:formula="of:=IF([.Y35]=&quot;.&quot;; &quot;.&quot;;MOD([.Y51]+[.Y50]+[.Z49];2))" office:value-type="float" office:value="1" calcext:value-type="float">
            <text:p>1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52]=0;DECIMAL([.H52]&amp;[.I52]&amp;[.J52]&amp;[.L52]&amp;[.M52]&amp;[.N52]&amp;[.O52]&amp;[.Q52]&amp;[.R52]&amp;[.S52]&amp;[.T52]&amp;[.V52]&amp;[.W52]&amp;[.X52]&amp;[.Y52]; 2);0-DECIMAL([.H53]&amp;[.I53]&amp;[.J53]&amp;[.L53]&amp;[.M53]&amp;[.N53]&amp;[.O53]&amp;[.Q53]&amp;[.R53]&amp;[.S53]&amp;[.T53]&amp;[.V53]&amp;[.W53]&amp;[.X53]&amp;[.Y53]; 2))" office:value-type="float" office:value="17217" calcext:value-type="float">
            <text:p>17217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51]+[.AE50]" office:value-type="float" office:value="-48319" calcext:value-type="float">
            <text:p>-483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52]=0;&quot;&quot;;1)">
            <text:p/>
          </table:table-cell>
          <table:table-cell table:style-name="ce5" table:formula="of:=IF([.G53]&lt;&gt;&quot;&quot;;IF([.H52]&lt;&gt;&quot;.&quot;;IF([.$G$29]=1;MID(BASE(ABS(DECIMAL([.$H52]&amp;[.$I52]&amp;[.$J52]&amp;[.$L52]&amp;[.$M52]&amp;[.$N52]&amp;[.$O52]&amp;[.$Q52]&amp;[.$R52]&amp;[.$S52]&amp;[.$T52]&amp;[.$V52]&amp;[.$W52]&amp;[.$X52]&amp;[.$Y52];2)-2^16);2;16);ABS([.H$3]-16);1);&quot;&quot;);&quot;.&quot;);&quot;&quot;)">
            <text:p/>
          </table:table-cell>
          <table:table-cell table:style-name="ce5" table:formula="of:=IF([.H53]&lt;&gt;&quot;&quot;;IF([.I52]&lt;&gt;&quot;.&quot;;IF([.$G$29]=1;MID(BASE(ABS(DECIMAL([.$H52]&amp;[.$I52]&amp;[.$J52]&amp;[.$L52]&amp;[.$M52]&amp;[.$N52]&amp;[.$O52]&amp;[.$Q52]&amp;[.$R52]&amp;[.$S52]&amp;[.$T52]&amp;[.$V52]&amp;[.$W52]&amp;[.$X52]&amp;[.$Y52];2)-2^16);2;16);ABS([.I$3]-16);1);&quot;&quot;);&quot;.&quot;);&quot;&quot;)">
            <text:p/>
          </table:table-cell>
          <table:table-cell table:style-name="ce5" table:formula="of:=IF([.I53]&lt;&gt;&quot;&quot;;IF([.J52]&lt;&gt;&quot;.&quot;;IF([.$G$29]=1;MID(BASE(ABS(DECIMAL([.$H52]&amp;[.$I52]&amp;[.$J52]&amp;[.$L52]&amp;[.$M52]&amp;[.$N52]&amp;[.$O52]&amp;[.$Q52]&amp;[.$R52]&amp;[.$S52]&amp;[.$T52]&amp;[.$V52]&amp;[.$W52]&amp;[.$X52]&amp;[.$Y52];2)-2^16);2;16);ABS([.J$3]-16);1);&quot;&quot;);&quot;.&quot;);&quot;&quot;)">
            <text:p/>
          </table:table-cell>
          <table:table-cell table:style-name="ce5" table:formula="of:=IF([.J53]&lt;&gt;&quot;&quot;;IF([.K52]&lt;&gt;&quot;.&quot;;IF([.$G$29]=1;MID(BASE(ABS(DECIMAL([.$H52]&amp;[.$I52]&amp;[.$J52]&amp;[.$L52]&amp;[.$M52]&amp;[.$N52]&amp;[.$O52]&amp;[.$Q52]&amp;[.$R52]&amp;[.$S52]&amp;[.$T52]&amp;[.$V52]&amp;[.$W52]&amp;[.$X52]&amp;[.$Y52];2)-2^16);2;16);ABS([.K$3]-16);1);&quot;&quot;);&quot;.&quot;);&quot;&quot;)">
            <text:p/>
          </table:table-cell>
          <table:table-cell table:style-name="ce5" table:formula="of:=IF([.K53]&lt;&gt;&quot;&quot;;IF([.L52]&lt;&gt;&quot;.&quot;;IF([.$G$29]=1;MID(BASE(ABS(DECIMAL([.$H52]&amp;[.$I52]&amp;[.$J52]&amp;[.$L52]&amp;[.$M52]&amp;[.$N52]&amp;[.$O52]&amp;[.$Q52]&amp;[.$R52]&amp;[.$S52]&amp;[.$T52]&amp;[.$V52]&amp;[.$W52]&amp;[.$X52]&amp;[.$Y52];2)-2^16);2;16);ABS([.L$3]-16);1);&quot;&quot;);&quot;.&quot;);&quot;&quot;)">
            <text:p/>
          </table:table-cell>
          <table:table-cell table:style-name="ce5" table:formula="of:=IF([.L53]&lt;&gt;&quot;&quot;;IF([.M52]&lt;&gt;&quot;.&quot;;IF([.$G$29]=1;MID(BASE(ABS(DECIMAL([.$H52]&amp;[.$I52]&amp;[.$J52]&amp;[.$L52]&amp;[.$M52]&amp;[.$N52]&amp;[.$O52]&amp;[.$Q52]&amp;[.$R52]&amp;[.$S52]&amp;[.$T52]&amp;[.$V52]&amp;[.$W52]&amp;[.$X52]&amp;[.$Y52];2)-2^16);2;16);ABS([.M$3]-16);1);&quot;&quot;);&quot;.&quot;);&quot;&quot;)">
            <text:p/>
          </table:table-cell>
          <table:table-cell table:style-name="ce5" table:formula="of:=IF([.M53]&lt;&gt;&quot;&quot;;IF([.N52]&lt;&gt;&quot;.&quot;;IF([.$G$29]=1;MID(BASE(ABS(DECIMAL([.$H52]&amp;[.$I52]&amp;[.$J52]&amp;[.$L52]&amp;[.$M52]&amp;[.$N52]&amp;[.$O52]&amp;[.$Q52]&amp;[.$R52]&amp;[.$S52]&amp;[.$T52]&amp;[.$V52]&amp;[.$W52]&amp;[.$X52]&amp;[.$Y52];2)-2^16);2;16);ABS([.N$3]-16);1);&quot;&quot;);&quot;.&quot;);&quot;&quot;)">
            <text:p/>
          </table:table-cell>
          <table:table-cell table:style-name="ce5" table:formula="of:=IF([.N53]&lt;&gt;&quot;&quot;;IF([.O52]&lt;&gt;&quot;.&quot;;IF([.$G$29]=1;MID(BASE(ABS(DECIMAL([.$H52]&amp;[.$I52]&amp;[.$J52]&amp;[.$L52]&amp;[.$M52]&amp;[.$N52]&amp;[.$O52]&amp;[.$Q52]&amp;[.$R52]&amp;[.$S52]&amp;[.$T52]&amp;[.$V52]&amp;[.$W52]&amp;[.$X52]&amp;[.$Y52];2)-2^16);2;16);ABS([.O$3]-16);1);&quot;&quot;);&quot;.&quot;);&quot;&quot;)">
            <text:p/>
          </table:table-cell>
          <table:table-cell table:style-name="ce5" table:formula="of:=IF([.O53]&lt;&gt;&quot;&quot;;IF([.P52]&lt;&gt;&quot;.&quot;;IF([.$G$29]=1;MID(BASE(ABS(DECIMAL([.$H52]&amp;[.$I52]&amp;[.$J52]&amp;[.$L52]&amp;[.$M52]&amp;[.$N52]&amp;[.$O52]&amp;[.$Q52]&amp;[.$R52]&amp;[.$S52]&amp;[.$T52]&amp;[.$V52]&amp;[.$W52]&amp;[.$X52]&amp;[.$Y52];2)-2^16);2;16);ABS([.P$3]-16);1);&quot;&quot;);&quot;.&quot;);&quot;&quot;)">
            <text:p/>
          </table:table-cell>
          <table:table-cell table:style-name="ce5" table:formula="of:=IF([.P53]&lt;&gt;&quot;&quot;;IF([.Q52]&lt;&gt;&quot;.&quot;;IF([.$G$29]=1;MID(BASE(ABS(DECIMAL([.$H52]&amp;[.$I52]&amp;[.$J52]&amp;[.$L52]&amp;[.$M52]&amp;[.$N52]&amp;[.$O52]&amp;[.$Q52]&amp;[.$R52]&amp;[.$S52]&amp;[.$T52]&amp;[.$V52]&amp;[.$W52]&amp;[.$X52]&amp;[.$Y52];2)-2^16);2;16);ABS([.Q$3]-16);1);&quot;&quot;);&quot;.&quot;);&quot;&quot;)">
            <text:p/>
          </table:table-cell>
          <table:table-cell table:style-name="ce5" table:formula="of:=IF([.Q53]&lt;&gt;&quot;&quot;;IF([.R52]&lt;&gt;&quot;.&quot;;IF([.$G$29]=1;MID(BASE(ABS(DECIMAL([.$H52]&amp;[.$I52]&amp;[.$J52]&amp;[.$L52]&amp;[.$M52]&amp;[.$N52]&amp;[.$O52]&amp;[.$Q52]&amp;[.$R52]&amp;[.$S52]&amp;[.$T52]&amp;[.$V52]&amp;[.$W52]&amp;[.$X52]&amp;[.$Y52];2)-2^16);2;16);ABS([.R$3]-16);1);&quot;&quot;);&quot;.&quot;);&quot;&quot;)">
            <text:p/>
          </table:table-cell>
          <table:table-cell table:style-name="ce5" table:formula="of:=IF([.R53]&lt;&gt;&quot;&quot;;IF([.S52]&lt;&gt;&quot;.&quot;;IF([.$G$29]=1;MID(BASE(ABS(DECIMAL([.$H52]&amp;[.$I52]&amp;[.$J52]&amp;[.$L52]&amp;[.$M52]&amp;[.$N52]&amp;[.$O52]&amp;[.$Q52]&amp;[.$R52]&amp;[.$S52]&amp;[.$T52]&amp;[.$V52]&amp;[.$W52]&amp;[.$X52]&amp;[.$Y52];2)-2^16);2;16);ABS([.S$3]-16);1);&quot;&quot;);&quot;.&quot;);&quot;&quot;)">
            <text:p/>
          </table:table-cell>
          <table:table-cell table:style-name="ce5" table:formula="of:=IF([.S53]&lt;&gt;&quot;&quot;;IF([.T52]&lt;&gt;&quot;.&quot;;IF([.$G$29]=1;MID(BASE(ABS(DECIMAL([.$H52]&amp;[.$I52]&amp;[.$J52]&amp;[.$L52]&amp;[.$M52]&amp;[.$N52]&amp;[.$O52]&amp;[.$Q52]&amp;[.$R52]&amp;[.$S52]&amp;[.$T52]&amp;[.$V52]&amp;[.$W52]&amp;[.$X52]&amp;[.$Y52];2)-2^16);2;16);ABS([.T$3]-16);1);&quot;&quot;);&quot;.&quot;);&quot;&quot;)">
            <text:p/>
          </table:table-cell>
          <table:table-cell table:style-name="ce5" table:formula="of:=IF([.T53]&lt;&gt;&quot;&quot;;IF([.U52]&lt;&gt;&quot;.&quot;;IF([.$G$29]=1;MID(BASE(ABS(DECIMAL([.$H52]&amp;[.$I52]&amp;[.$J52]&amp;[.$L52]&amp;[.$M52]&amp;[.$N52]&amp;[.$O52]&amp;[.$Q52]&amp;[.$R52]&amp;[.$S52]&amp;[.$T52]&amp;[.$V52]&amp;[.$W52]&amp;[.$X52]&amp;[.$Y52];2)-2^16);2;16);ABS([.U$3]-16);1);&quot;&quot;);&quot;.&quot;);&quot;&quot;)">
            <text:p/>
          </table:table-cell>
          <table:table-cell table:style-name="ce5" table:formula="of:=IF([.U53]&lt;&gt;&quot;&quot;;IF([.V52]&lt;&gt;&quot;.&quot;;IF([.$G$29]=1;MID(BASE(ABS(DECIMAL([.$H52]&amp;[.$I52]&amp;[.$J52]&amp;[.$L52]&amp;[.$M52]&amp;[.$N52]&amp;[.$O52]&amp;[.$Q52]&amp;[.$R52]&amp;[.$S52]&amp;[.$T52]&amp;[.$V52]&amp;[.$W52]&amp;[.$X52]&amp;[.$Y52];2)-2^16);2;16);ABS([.V$3]-16);1);&quot;&quot;);&quot;.&quot;);&quot;&quot;)">
            <text:p/>
          </table:table-cell>
          <table:table-cell table:style-name="ce5" table:formula="of:=IF([.V53]&lt;&gt;&quot;&quot;;IF([.W52]&lt;&gt;&quot;.&quot;;IF([.$G$29]=1;MID(BASE(ABS(DECIMAL([.$H52]&amp;[.$I52]&amp;[.$J52]&amp;[.$L52]&amp;[.$M52]&amp;[.$N52]&amp;[.$O52]&amp;[.$Q52]&amp;[.$R52]&amp;[.$S52]&amp;[.$T52]&amp;[.$V52]&amp;[.$W52]&amp;[.$X52]&amp;[.$Y52];2)-2^16);2;16);ABS([.W$3]-16);1);&quot;&quot;);&quot;.&quot;);&quot;&quot;)">
            <text:p/>
          </table:table-cell>
          <table:table-cell table:style-name="ce5" table:formula="of:=IF([.W53]&lt;&gt;&quot;&quot;;IF([.X52]&lt;&gt;&quot;.&quot;;IF([.$G$29]=1;MID(BASE(ABS(DECIMAL([.$H52]&amp;[.$I52]&amp;[.$J52]&amp;[.$L52]&amp;[.$M52]&amp;[.$N52]&amp;[.$O52]&amp;[.$Q52]&amp;[.$R52]&amp;[.$S52]&amp;[.$T52]&amp;[.$V52]&amp;[.$W52]&amp;[.$X52]&amp;[.$Y52];2)-2^16);2;16);ABS([.X$3]-16);1);&quot;&quot;);&quot;.&quot;);&quot;&quot;)">
            <text:p/>
          </table:table-cell>
          <table:table-cell table:style-name="ce5" table:formula="of:=IF([.X53]&lt;&gt;&quot;&quot;;IF([.Y52]&lt;&gt;&quot;.&quot;;IF([.$G$29]=1;MID(BASE(ABS(DECIMAL([.$H52]&amp;[.$I52]&amp;[.$J52]&amp;[.$L52]&amp;[.$M52]&amp;[.$N52]&amp;[.$O52]&amp;[.$Q52]&amp;[.$R52]&amp;[.$S52]&amp;[.$T52]&amp;[.$V52]&amp;[.$W52]&amp;[.$X52]&amp;[.$Y52];2)-2^16);2;16);ABS([.Y$3]-16);1);&quot;&quot;);&quot;.&quot;);&quot;&quot;)">
            <text:p/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49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52:.Y52])+1;2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49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52:.Y52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52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49]+[.H49];2)" office:value-type="float" office:value="1" calcext:value-type="float">
            <text:p>1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style-name="ce5" table:number-columns-repeated="19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58]&lt;&gt;&quot;.&quot;;IF([.G58]+[.G59]&lt;&gt;0;IF([.G58]+[.G59]+[.H57]=3;1;MOD([.G58]+[.G59]+[.H57]-1;2));0);[.H57])" office:value-type="float" office:value="0" calcext:value-type="float">
            <text:p>0</text:p>
          </table:table-cell>
          <table:table-cell table:style-name="ce8" table:formula="of:=IF([.H58]&lt;&gt;&quot;.&quot;;IF([.H58]+[.H59]&lt;&gt;0;IF([.H58]+[.H59]+[.I57]=3;1;MOD([.H58]+[.H59]+[.I57]-1;2));0);[.I57])" office:value-type="float" office:value="0" calcext:value-type="float">
            <text:p>0</text:p>
          </table:table-cell>
          <table:table-cell table:style-name="ce8" table:formula="of:=IF([.I58]&lt;&gt;&quot;.&quot;;IF([.I58]+[.I59]&lt;&gt;0;IF([.I58]+[.I59]+[.J57]=3;1;MOD([.I58]+[.I59]+[.J57]-1;2));0);[.J57])" office:value-type="float" office:value="0" calcext:value-type="float">
            <text:p>0</text:p>
          </table:table-cell>
          <table:table-cell table:style-name="ce8" table:formula="of:=IF([.J58]&lt;&gt;&quot;.&quot;;IF([.J58]+[.J59]&lt;&gt;0;IF([.J58]+[.J59]+[.K57]=3;1;MOD([.J58]+[.J59]+[.K57]-1;2));0);[.K57])" office:value-type="float" office:value="0" calcext:value-type="float">
            <text:p>0</text:p>
          </table:table-cell>
          <table:table-cell table:style-name="ce8" table:formula="of:=IF([.K58]&lt;&gt;&quot;.&quot;;IF([.K58]+[.K59]&lt;&gt;0;IF([.K58]+[.K59]+[.L57]=3;1;MOD([.K58]+[.K59]+[.L57]-1;2));0);[.L57])" office:value-type="float" office:value="0" calcext:value-type="float">
            <text:p>0</text:p>
          </table:table-cell>
          <table:table-cell table:style-name="ce8" table:formula="of:=IF([.L58]&lt;&gt;&quot;.&quot;;IF([.L58]+[.L59]&lt;&gt;0;IF([.L58]+[.L59]+[.M57]=3;1;MOD([.L58]+[.L59]+[.M57]-1;2));0);[.M57])" office:value-type="float" office:value="0" calcext:value-type="float">
            <text:p>0</text:p>
          </table:table-cell>
          <table:table-cell table:style-name="ce8" table:formula="of:=IF([.M58]&lt;&gt;&quot;.&quot;;IF([.M58]+[.M59]&lt;&gt;0;IF([.M58]+[.M59]+[.N57]=3;1;MOD([.M58]+[.M59]+[.N57]-1;2));0);[.N57])" office:value-type="float" office:value="1" calcext:value-type="float">
            <text:p>1</text:p>
          </table:table-cell>
          <table:table-cell table:style-name="ce8" table:formula="of:=IF([.N58]&lt;&gt;&quot;.&quot;;IF([.N58]+[.N59]&lt;&gt;0;IF([.N58]+[.N59]+[.O57]=3;1;MOD([.N58]+[.N59]+[.O57]-1;2));0);[.O57])" office:value-type="float" office:value="0" calcext:value-type="float">
            <text:p>0</text:p>
          </table:table-cell>
          <table:table-cell table:style-name="ce8" table:formula="of:=IF([.O58]&lt;&gt;&quot;.&quot;;IF([.O58]+[.O59]&lt;&gt;0;IF([.O58]+[.O59]+[.P57]=3;1;MOD([.O58]+[.O59]+[.P57]-1;2));0);[.P57])" office:value-type="float" office:value="0" calcext:value-type="float">
            <text:p>0</text:p>
          </table:table-cell>
          <table:table-cell table:style-name="ce8" table:formula="of:=IF([.P58]&lt;&gt;&quot;.&quot;;IF([.P58]+[.P59]&lt;&gt;0;IF([.P58]+[.P59]+[.Q57]=3;1;MOD([.P58]+[.P59]+[.Q57]-1;2));0);[.Q57])" office:value-type="float" office:value="0" calcext:value-type="float">
            <text:p>0</text:p>
          </table:table-cell>
          <table:table-cell table:style-name="ce8" table:formula="of:=IF([.Q58]&lt;&gt;&quot;.&quot;;IF([.Q58]+[.Q59]&lt;&gt;0;IF([.Q58]+[.Q59]+[.R57]=3;1;MOD([.Q58]+[.Q59]+[.R57]-1;2));0);[.R57])" office:value-type="float" office:value="0" calcext:value-type="float">
            <text:p>0</text:p>
          </table:table-cell>
          <table:table-cell table:style-name="ce8" table:formula="of:=IF([.R58]&lt;&gt;&quot;.&quot;;IF([.R58]+[.R59]&lt;&gt;0;IF([.R58]+[.R59]+[.S57]=3;1;MOD([.R58]+[.R59]+[.S57]-1;2));0);[.S57])" office:value-type="float" office:value="0" calcext:value-type="float">
            <text:p>0</text:p>
          </table:table-cell>
          <table:table-cell table:style-name="ce8" table:formula="of:=IF([.S58]&lt;&gt;&quot;.&quot;;IF([.S58]+[.S59]&lt;&gt;0;IF([.S58]+[.S59]+[.T57]=3;1;MOD([.S58]+[.S59]+[.T57]-1;2));0);[.T57])" office:value-type="float" office:value="1" calcext:value-type="float">
            <text:p>1</text:p>
          </table:table-cell>
          <table:table-cell table:style-name="ce8" table:formula="of:=IF([.T58]&lt;&gt;&quot;.&quot;;IF([.T58]+[.T59]&lt;&gt;0;IF([.T58]+[.T59]+[.U57]=3;1;MOD([.T58]+[.T59]+[.U57]-1;2));0);[.U57])" office:value-type="float" office:value="1" calcext:value-type="float">
            <text:p>1</text:p>
          </table:table-cell>
          <table:table-cell table:style-name="ce8" table:formula="of:=IF([.U58]&lt;&gt;&quot;.&quot;;IF([.U58]+[.U59]&lt;&gt;0;IF([.U58]+[.U59]+[.V57]=3;1;MOD([.U58]+[.U59]+[.V57]-1;2));0);[.V57])" office:value-type="float" office:value="0" calcext:value-type="float">
            <text:p>0</text:p>
          </table:table-cell>
          <table:table-cell table:style-name="ce8" table:formula="of:=IF([.V58]&lt;&gt;&quot;.&quot;;IF([.V58]+[.V59]&lt;&gt;0;IF([.V58]+[.V59]+[.W57]=3;1;MOD([.V58]+[.V59]+[.W57]-1;2));0);[.W57])" office:value-type="float" office:value="0" calcext:value-type="float">
            <text:p>0</text:p>
          </table:table-cell>
          <table:table-cell table:style-name="ce8" table:formula="of:=IF([.W58]&lt;&gt;&quot;.&quot;;IF([.W58]+[.W59]&lt;&gt;0;IF([.W58]+[.W59]+[.X57]=3;1;MOD([.W58]+[.W59]+[.X57]-1;2));0);[.X57])" office:value-type="float" office:value="0" calcext:value-type="float">
            <text:p>0</text:p>
          </table:table-cell>
          <table:table-cell table:style-name="ce8" table:formula="of:=IF([.X58]&lt;&gt;&quot;.&quot;;IF([.X58]+[.X59]&lt;&gt;0;IF([.X58]+[.X59]+[.Y57]=3;1;MOD([.X58]+[.X59]+[.Y57]-1;2));0);[.Y57])" office:value-type="float" office:value="1" calcext:value-type="float">
            <text:p>1</text:p>
          </table:table-cell>
          <table:table-cell table:style-name="ce8" table:formula="of:=IF([.Y58]&lt;&gt;&quot;.&quot;;IF([.Y58]+[.Y59]&lt;&gt;0;IF([.Y58]+[.Y59]+[.Z57]=3;1;MOD([.Y58]+[.Y59]+[.Z57]-1;2));0);[.Z5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1</text:p>
          </table:table-cell>
          <table:table-cell table:style-name="ce1"/>
          <table:table-cell table:style-name="ce5" table:formula="of:=[.G4]" office:value-type="string" office:string-value="0" calcext:value-type="string">
            <text:p>0</text:p>
          </table:table-cell>
          <table:table-cell table:style-name="ce5" table:formula="of:=[.H4]" office:value-type="string" office:string-value="0" calcext:value-type="string">
            <text:p>0</text:p>
          </table:table-cell>
          <table:table-cell table:style-name="ce5" table:formula="of:=[.I4]" office:value-type="string" office:string-value="0" calcext:value-type="string">
            <text:p>0</text:p>
          </table:table-cell>
          <table:table-cell table:style-name="ce5" table:formula="of:=[.J4]" office:value-type="string" office:string-value="0" calcext:value-type="string">
            <text:p>0</text:p>
          </table:table-cell>
          <table:table-cell table:style-name="ce5" table:formula="of:=[.K4]" office:value-type="string" office:string-value="." calcext:value-type="string">
            <text:p>.</text:p>
          </table:table-cell>
          <table:table-cell table:style-name="ce5" table:formula="of:=[.L4]" office:value-type="string" office:string-value="0" calcext:value-type="string">
            <text:p>0</text:p>
          </table:table-cell>
          <table:table-cell table:style-name="ce5" table:formula="of:=[.M4]" office:value-type="string" office:string-value="1" calcext:value-type="string">
            <text:p>1</text:p>
          </table:table-cell>
          <table:table-cell table:style-name="ce5" table:formula="of:=[.N4]" office:value-type="string" office:string-value="1" calcext:value-type="string">
            <text:p>1</text:p>
          </table:table-cell>
          <table:table-cell table:style-name="ce5" table:formula="of:=[.O4]" office:value-type="string" office:string-value="0" calcext:value-type="string">
            <text:p>0</text:p>
          </table:table-cell>
          <table:table-cell table:style-name="ce5" table:formula="of:=[.P4]" office:value-type="string" office:string-value="." calcext:value-type="string">
            <text:p>.</text:p>
          </table:table-cell>
          <table:table-cell table:style-name="ce5" table:formula="of:=[.Q4]" office:value-type="string" office:string-value="0" calcext:value-type="string">
            <text:p>0</text:p>
          </table:table-cell>
          <table:table-cell table:style-name="ce5" table:formula="of:=[.R4]" office:value-type="string" office:string-value="0" calcext:value-type="string">
            <text:p>0</text:p>
          </table:table-cell>
          <table:table-cell table:style-name="ce5" table:formula="of:=[.S4]" office:value-type="string" office:string-value="1" calcext:value-type="string">
            <text:p>1</text:p>
          </table:table-cell>
          <table:table-cell table:style-name="ce5" table:formula="of:=[.T4]" office:value-type="string" office:string-value="1" calcext:value-type="string">
            <text:p>1</text:p>
          </table:table-cell>
          <table:table-cell table:style-name="ce5" table:formula="of:=[.U4]" office:value-type="string" office:string-value="." calcext:value-type="string">
            <text:p>.</text:p>
          </table:table-cell>
          <table:table-cell table:style-name="ce5" table:formula="of:=[.V4]" office:value-type="string" office:string-value="0" calcext:value-type="string">
            <text:p>0</text:p>
          </table:table-cell>
          <table:table-cell table:style-name="ce5" table:formula="of:=[.W4]" office:value-type="string" office:string-value="0" calcext:value-type="string">
            <text:p>0</text:p>
          </table:table-cell>
          <table:table-cell table:style-name="ce5" table:formula="of:=[.X4]" office:value-type="string" office:string-value="1" calcext:value-type="string">
            <text:p>1</text:p>
          </table:table-cell>
          <table:table-cell table:style-name="ce5" table:formula="of:=[.Y4]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1"/>
          <table:table-cell table:style-name="ce1" table:formula="of:=[.C4]"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8</text:p>
          </table:table-cell>
          <table:table-cell table:style-name="ce3"/>
          <table:table-cell table:style-name="ce8" table:formula="of:=[.G11]" office:value-type="string" office:string-value="1" calcext:value-type="string">
            <text:p>1</text:p>
          </table:table-cell>
          <table:table-cell table:style-name="ce8" table:formula="of:=[.H11]" office:value-type="string" office:string-value="0" calcext:value-type="string">
            <text:p>0</text:p>
          </table:table-cell>
          <table:table-cell table:style-name="ce8" table:formula="of:=[.I11]" office:value-type="string" office:string-value="1" calcext:value-type="string">
            <text:p>1</text:p>
          </table:table-cell>
          <table:table-cell table:style-name="ce8" table:formula="of:=[.J11]" office:value-type="string" office:string-value="0" calcext:value-type="string">
            <text:p>0</text:p>
          </table:table-cell>
          <table:table-cell table:style-name="ce8" table:formula="of:=[.K11]" office:value-type="string" office:string-value="." calcext:value-type="string">
            <text:p>.</text:p>
          </table:table-cell>
          <table:table-cell table:style-name="ce8" table:formula="of:=[.L11]" office:value-type="string" office:string-value="0" calcext:value-type="string">
            <text:p>0</text:p>
          </table:table-cell>
          <table:table-cell table:style-name="ce8" table:formula="of:=[.M11]" office:value-type="string" office:string-value="1" calcext:value-type="string">
            <text:p>1</text:p>
          </table:table-cell>
          <table:table-cell table:style-name="ce8" table:formula="of:=[.N11]" office:value-type="string" office:string-value="0" calcext:value-type="string">
            <text:p>0</text:p>
          </table:table-cell>
          <table:table-cell table:style-name="ce8" table:formula="of:=[.O11]" office:value-type="string" office:string-value="0" calcext:value-type="string">
            <text:p>0</text:p>
          </table:table-cell>
          <table:table-cell table:style-name="ce8" table:formula="of:=[.P11]" office:value-type="string" office:string-value="." calcext:value-type="string">
            <text:p>.</text:p>
          </table:table-cell>
          <table:table-cell table:style-name="ce8" table:formula="of:=[.Q11]" office:value-type="string" office:string-value="1" calcext:value-type="string">
            <text:p>1</text:p>
          </table:table-cell>
          <table:table-cell table:style-name="ce8" table:formula="of:=[.R11]" office:value-type="string" office:string-value="0" calcext:value-type="string">
            <text:p>0</text:p>
          </table:table-cell>
          <table:table-cell table:style-name="ce8" table:formula="of:=[.S11]" office:value-type="string" office:string-value="1" calcext:value-type="string">
            <text:p>1</text:p>
          </table:table-cell>
          <table:table-cell table:style-name="ce8" table:formula="of:=[.T11]" office:value-type="string" office:string-value="1" calcext:value-type="string">
            <text:p>1</text:p>
          </table:table-cell>
          <table:table-cell table:style-name="ce8" table:formula="of:=[.U11]" office:value-type="string" office:string-value="." calcext:value-type="string">
            <text:p>.</text:p>
          </table:table-cell>
          <table:table-cell table:style-name="ce8" table:formula="of:=[.V11]" office:value-type="string" office:string-value="1" calcext:value-type="string">
            <text:p>1</text:p>
          </table:table-cell>
          <table:table-cell table:style-name="ce8" table:formula="of:=[.W11]" office:value-type="string" office:string-value="0" calcext:value-type="string">
            <text:p>0</text:p>
          </table:table-cell>
          <table:table-cell table:style-name="ce8" table:formula="of:=[.X11]" office:value-type="string" office:string-value="1" calcext:value-type="string">
            <text:p>1</text:p>
          </table:table-cell>
          <table:table-cell table:style-name="ce8" table:formula="of:=[.Y11]" office:value-type="string" office:string-value="0" calcext:value-type="string">
            <text:p>0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8</text:p>
          </table:table-cell>
          <table:table-cell table:style-name="ce3"/>
          <table:table-cell table:style-name="ce3" table:formula="of:=[.C11]" office:value-type="float" office:value="-23366" calcext:value-type="float">
            <text:p>-23366</text:p>
          </table:table-cell>
          <table:table-cell/>
          <table:table-cell table:formula="of:=VLOOKUP(IF([.W62]=0;[.W62]&amp;[.H62];[.W62]&amp;&quot;-&quot;&amp;[.G58]);[.AH3:.AI6];2;0)" office:value-type="string" office:string-value="Результат корректный" calcext:value-type="string">
            <text:p>Результат корректный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43]=&quot;.&quot;; &quot;.&quot;;MOD([.G59]+[.G58]+[.H57];2))" office:value-type="float" office:value="1" calcext:value-type="float">
            <text:p>1</text:p>
          </table:table-cell>
          <table:table-cell table:style-name="ce5" table:formula="of:=IF([.H43]=&quot;.&quot;; &quot;.&quot;;MOD([.H59]+[.H58]+[.I57];2))" office:value-type="float" office:value="0" calcext:value-type="float">
            <text:p>0</text:p>
          </table:table-cell>
          <table:table-cell table:style-name="ce5" table:formula="of:=IF([.I43]=&quot;.&quot;; &quot;.&quot;;MOD([.I59]+[.I58]+[.J57];2))" office:value-type="float" office:value="1" calcext:value-type="float">
            <text:p>1</text:p>
          </table:table-cell>
          <table:table-cell table:style-name="ce5" table:formula="of:=IF([.J43]=&quot;.&quot;; &quot;.&quot;;MOD([.J59]+[.J58]+[.K57];2))" office:value-type="float" office:value="0" calcext:value-type="float">
            <text:p>0</text:p>
          </table:table-cell>
          <table:table-cell table:style-name="ce5" table:formula="of:=IF([.K43]=&quot;.&quot;; &quot;.&quot;;MOD([.K59]+[.K58]+[.L57];2))" office:value-type="string" office:string-value="." calcext:value-type="string">
            <text:p>.</text:p>
          </table:table-cell>
          <table:table-cell table:style-name="ce5" table:formula="of:=IF([.L43]=&quot;.&quot;; &quot;.&quot;;MOD([.L59]+[.L58]+[.M57];2))" office:value-type="float" office:value="1" calcext:value-type="float">
            <text:p>1</text:p>
          </table:table-cell>
          <table:table-cell table:style-name="ce5" table:formula="of:=IF([.M43]=&quot;.&quot;; &quot;.&quot;;MOD([.M59]+[.M58]+[.N57];2))" office:value-type="float" office:value="0" calcext:value-type="float">
            <text:p>0</text:p>
          </table:table-cell>
          <table:table-cell table:style-name="ce5" table:formula="of:=IF([.N43]=&quot;.&quot;; &quot;.&quot;;MOD([.N59]+[.N58]+[.O57];2))" office:value-type="float" office:value="1" calcext:value-type="float">
            <text:p>1</text:p>
          </table:table-cell>
          <table:table-cell table:style-name="ce5" table:formula="of:=IF([.O43]=&quot;.&quot;; &quot;.&quot;;MOD([.O59]+[.O58]+[.P57];2))" office:value-type="float" office:value="0" calcext:value-type="float">
            <text:p>0</text:p>
          </table:table-cell>
          <table:table-cell table:style-name="ce5" table:formula="of:=IF([.P43]=&quot;.&quot;; &quot;.&quot;;MOD([.P59]+[.P58]+[.Q57];2))" office:value-type="string" office:string-value="." calcext:value-type="string">
            <text:p>.</text:p>
          </table:table-cell>
          <table:table-cell table:style-name="ce5" table:formula="of:=IF([.Q43]=&quot;.&quot;; &quot;.&quot;;MOD([.Q59]+[.Q58]+[.R57];2))" office:value-type="float" office:value="1" calcext:value-type="float">
            <text:p>1</text:p>
          </table:table-cell>
          <table:table-cell table:style-name="ce5" table:formula="of:=IF([.R43]=&quot;.&quot;; &quot;.&quot;;MOD([.R59]+[.R58]+[.S57];2))" office:value-type="float" office:value="1" calcext:value-type="float">
            <text:p>1</text:p>
          </table:table-cell>
          <table:table-cell table:style-name="ce5" table:formula="of:=IF([.S43]=&quot;.&quot;; &quot;.&quot;;MOD([.S59]+[.S58]+[.T57];2))" office:value-type="float" office:value="1" calcext:value-type="float">
            <text:p>1</text:p>
          </table:table-cell>
          <table:table-cell table:style-name="ce5" table:formula="of:=IF([.T43]=&quot;.&quot;; &quot;.&quot;;MOD([.T59]+[.T58]+[.U57];2))" office:value-type="float" office:value="0" calcext:value-type="float">
            <text:p>0</text:p>
          </table:table-cell>
          <table:table-cell table:style-name="ce5" table:formula="of:=IF([.U43]=&quot;.&quot;; &quot;.&quot;;MOD([.U59]+[.U58]+[.V57];2))" office:value-type="string" office:string-value="." calcext:value-type="string">
            <text:p>.</text:p>
          </table:table-cell>
          <table:table-cell table:style-name="ce5" table:formula="of:=IF([.V43]=&quot;.&quot;; &quot;.&quot;;MOD([.V59]+[.V58]+[.W57];2))" office:value-type="float" office:value="1" calcext:value-type="float">
            <text:p>1</text:p>
          </table:table-cell>
          <table:table-cell table:style-name="ce5" table:formula="of:=IF([.W43]=&quot;.&quot;; &quot;.&quot;;MOD([.W59]+[.W58]+[.X57];2))" office:value-type="float" office:value="1" calcext:value-type="float">
            <text:p>1</text:p>
          </table:table-cell>
          <table:table-cell table:style-name="ce5" table:formula="of:=IF([.X43]=&quot;.&quot;; &quot;.&quot;;MOD([.X59]+[.X58]+[.Y57];2))" office:value-type="float" office:value="0" calcext:value-type="float">
            <text:p>0</text:p>
          </table:table-cell>
          <table:table-cell table:style-name="ce5" table:formula="of:=IF([.Y43]=&quot;.&quot;; &quot;.&quot;;MOD([.Y59]+[.Y58]+[.Z57];2))" office:value-type="float" office:value="1" calcext:value-type="float">
            <text:p>1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60]=0;DECIMAL([.H60]&amp;[.I60]&amp;[.J60]&amp;[.L60]&amp;[.M60]&amp;[.N60]&amp;[.O60]&amp;[.Q60]&amp;[.R60]&amp;[.S60]&amp;[.T60]&amp;[.V60]&amp;[.W60]&amp;[.X60]&amp;[.Y60]; 2);0-DECIMAL([.H61]&amp;[.I61]&amp;[.J61]&amp;[.L61]&amp;[.M61]&amp;[.N61]&amp;[.O61]&amp;[.Q61]&amp;[.R61]&amp;[.S61]&amp;[.T61]&amp;[.V61]&amp;[.W61]&amp;[.X61]&amp;[.Y61]; 2))" office:value-type="float" office:value="-21779" calcext:value-type="float">
            <text:p>-21779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59]+[.AE58]" office:value-type="float" office:value="-21779" calcext:value-type="float">
            <text:p>-2177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60]=0;&quot;&quot;;1)" office:value-type="float" office:value="1" calcext:value-type="float">
            <text:p>1</text:p>
          </table:table-cell>
          <table:table-cell table:style-name="ce5" table:formula="of:=IF([.G61]&lt;&gt;&quot;&quot;;IF([.H60]&lt;&gt;&quot;.&quot;;IF([.$G$29]=1;MID(BASE(ABS(DECIMAL([.$H60]&amp;[.$I60]&amp;[.$J60]&amp;[.$L60]&amp;[.$M60]&amp;[.$N60]&amp;[.$O60]&amp;[.$Q60]&amp;[.$R60]&amp;[.$S60]&amp;[.$T60]&amp;[.$V60]&amp;[.$W60]&amp;[.$X60]&amp;[.$Y60];2)-2^16);2;16);ABS([.H$3]-16);1);&quot;&quot;);&quot;.&quot;);&quot;&quot;)" office:value-type="string" office:string-value="1" calcext:value-type="string">
            <text:p>1</text:p>
          </table:table-cell>
          <table:table-cell table:style-name="ce5" table:formula="of:=IF([.H61]&lt;&gt;&quot;&quot;;IF([.I60]&lt;&gt;&quot;.&quot;;IF([.$G$29]=1;MID(BASE(ABS(DECIMAL([.$H60]&amp;[.$I60]&amp;[.$J60]&amp;[.$L60]&amp;[.$M60]&amp;[.$N60]&amp;[.$O60]&amp;[.$Q60]&amp;[.$R60]&amp;[.$S60]&amp;[.$T60]&amp;[.$V60]&amp;[.$W60]&amp;[.$X60]&amp;[.$Y60];2)-2^16);2;16);ABS([.I$3]-16);1);&quot;&quot;);&quot;.&quot;);&quot;&quot;)" office:value-type="string" office:string-value="0" calcext:value-type="string">
            <text:p>0</text:p>
          </table:table-cell>
          <table:table-cell table:style-name="ce5" table:formula="of:=IF([.I61]&lt;&gt;&quot;&quot;;IF([.J60]&lt;&gt;&quot;.&quot;;IF([.$G$29]=1;MID(BASE(ABS(DECIMAL([.$H60]&amp;[.$I60]&amp;[.$J60]&amp;[.$L60]&amp;[.$M60]&amp;[.$N60]&amp;[.$O60]&amp;[.$Q60]&amp;[.$R60]&amp;[.$S60]&amp;[.$T60]&amp;[.$V60]&amp;[.$W60]&amp;[.$X60]&amp;[.$Y60];2)-2^16);2;16);ABS([.J$3]-16);1);&quot;&quot;);&quot;.&quot;);&quot;&quot;)" office:value-type="string" office:string-value="1" calcext:value-type="string">
            <text:p>1</text:p>
          </table:table-cell>
          <table:table-cell table:style-name="ce5" table:formula="of:=IF([.J61]&lt;&gt;&quot;&quot;;IF([.K60]&lt;&gt;&quot;.&quot;;IF([.$G$29]=1;MID(BASE(ABS(DECIMAL([.$H60]&amp;[.$I60]&amp;[.$J60]&amp;[.$L60]&amp;[.$M60]&amp;[.$N60]&amp;[.$O60]&amp;[.$Q60]&amp;[.$R60]&amp;[.$S60]&amp;[.$T60]&amp;[.$V60]&amp;[.$W60]&amp;[.$X60]&amp;[.$Y60];2)-2^16);2;16);ABS([.K$3]-16);1);&quot;&quot;);&quot;.&quot;);&quot;&quot;)" office:value-type="string" office:string-value="." calcext:value-type="string">
            <text:p>.</text:p>
          </table:table-cell>
          <table:table-cell table:style-name="ce5" table:formula="of:=IF([.K61]&lt;&gt;&quot;&quot;;IF([.L60]&lt;&gt;&quot;.&quot;;IF([.$G$29]=1;MID(BASE(ABS(DECIMAL([.$H60]&amp;[.$I60]&amp;[.$J60]&amp;[.$L60]&amp;[.$M60]&amp;[.$N60]&amp;[.$O60]&amp;[.$Q60]&amp;[.$R60]&amp;[.$S60]&amp;[.$T60]&amp;[.$V60]&amp;[.$W60]&amp;[.$X60]&amp;[.$Y60];2)-2^16);2;16);ABS([.L$3]-16);1);&quot;&quot;);&quot;.&quot;);&quot;&quot;)" office:value-type="string" office:string-value="0" calcext:value-type="string">
            <text:p>0</text:p>
          </table:table-cell>
          <table:table-cell table:style-name="ce5" table:formula="of:=IF([.L61]&lt;&gt;&quot;&quot;;IF([.M60]&lt;&gt;&quot;.&quot;;IF([.$G$29]=1;MID(BASE(ABS(DECIMAL([.$H60]&amp;[.$I60]&amp;[.$J60]&amp;[.$L60]&amp;[.$M60]&amp;[.$N60]&amp;[.$O60]&amp;[.$Q60]&amp;[.$R60]&amp;[.$S60]&amp;[.$T60]&amp;[.$V60]&amp;[.$W60]&amp;[.$X60]&amp;[.$Y60];2)-2^16);2;16);ABS([.M$3]-16);1);&quot;&quot;);&quot;.&quot;);&quot;&quot;)" office:value-type="string" office:string-value="1" calcext:value-type="string">
            <text:p>1</text:p>
          </table:table-cell>
          <table:table-cell table:style-name="ce5" table:formula="of:=IF([.M61]&lt;&gt;&quot;&quot;;IF([.N60]&lt;&gt;&quot;.&quot;;IF([.$G$29]=1;MID(BASE(ABS(DECIMAL([.$H60]&amp;[.$I60]&amp;[.$J60]&amp;[.$L60]&amp;[.$M60]&amp;[.$N60]&amp;[.$O60]&amp;[.$Q60]&amp;[.$R60]&amp;[.$S60]&amp;[.$T60]&amp;[.$V60]&amp;[.$W60]&amp;[.$X60]&amp;[.$Y60];2)-2^16);2;16);ABS([.N$3]-16);1);&quot;&quot;);&quot;.&quot;);&quot;&quot;)" office:value-type="string" office:string-value="0" calcext:value-type="string">
            <text:p>0</text:p>
          </table:table-cell>
          <table:table-cell table:style-name="ce5" table:formula="of:=IF([.N61]&lt;&gt;&quot;&quot;;IF([.O60]&lt;&gt;&quot;.&quot;;IF([.$G$29]=1;MID(BASE(ABS(DECIMAL([.$H60]&amp;[.$I60]&amp;[.$J60]&amp;[.$L60]&amp;[.$M60]&amp;[.$N60]&amp;[.$O60]&amp;[.$Q60]&amp;[.$R60]&amp;[.$S60]&amp;[.$T60]&amp;[.$V60]&amp;[.$W60]&amp;[.$X60]&amp;[.$Y60];2)-2^16);2;16);ABS([.O$3]-16);1);&quot;&quot;);&quot;.&quot;);&quot;&quot;)" office:value-type="string" office:string-value="1" calcext:value-type="string">
            <text:p>1</text:p>
          </table:table-cell>
          <table:table-cell table:style-name="ce5" table:formula="of:=IF([.O61]&lt;&gt;&quot;&quot;;IF([.P60]&lt;&gt;&quot;.&quot;;IF([.$G$29]=1;MID(BASE(ABS(DECIMAL([.$H60]&amp;[.$I60]&amp;[.$J60]&amp;[.$L60]&amp;[.$M60]&amp;[.$N60]&amp;[.$O60]&amp;[.$Q60]&amp;[.$R60]&amp;[.$S60]&amp;[.$T60]&amp;[.$V60]&amp;[.$W60]&amp;[.$X60]&amp;[.$Y60];2)-2^16);2;16);ABS([.P$3]-16);1);&quot;&quot;);&quot;.&quot;);&quot;&quot;)" office:value-type="string" office:string-value="." calcext:value-type="string">
            <text:p>.</text:p>
          </table:table-cell>
          <table:table-cell table:style-name="ce5" table:formula="of:=IF([.P61]&lt;&gt;&quot;&quot;;IF([.Q60]&lt;&gt;&quot;.&quot;;IF([.$G$29]=1;MID(BASE(ABS(DECIMAL([.$H60]&amp;[.$I60]&amp;[.$J60]&amp;[.$L60]&amp;[.$M60]&amp;[.$N60]&amp;[.$O60]&amp;[.$Q60]&amp;[.$R60]&amp;[.$S60]&amp;[.$T60]&amp;[.$V60]&amp;[.$W60]&amp;[.$X60]&amp;[.$Y60];2)-2^16);2;16);ABS([.Q$3]-16);1);&quot;&quot;);&quot;.&quot;);&quot;&quot;)" office:value-type="string" office:string-value="0" calcext:value-type="string">
            <text:p>0</text:p>
          </table:table-cell>
          <table:table-cell table:style-name="ce5" table:formula="of:=IF([.Q61]&lt;&gt;&quot;&quot;;IF([.R60]&lt;&gt;&quot;.&quot;;IF([.$G$29]=1;MID(BASE(ABS(DECIMAL([.$H60]&amp;[.$I60]&amp;[.$J60]&amp;[.$L60]&amp;[.$M60]&amp;[.$N60]&amp;[.$O60]&amp;[.$Q60]&amp;[.$R60]&amp;[.$S60]&amp;[.$T60]&amp;[.$V60]&amp;[.$W60]&amp;[.$X60]&amp;[.$Y60];2)-2^16);2;16);ABS([.R$3]-16);1);&quot;&quot;);&quot;.&quot;);&quot;&quot;)" office:value-type="string" office:string-value="0" calcext:value-type="string">
            <text:p>0</text:p>
          </table:table-cell>
          <table:table-cell table:style-name="ce5" table:formula="of:=IF([.R61]&lt;&gt;&quot;&quot;;IF([.S60]&lt;&gt;&quot;.&quot;;IF([.$G$29]=1;MID(BASE(ABS(DECIMAL([.$H60]&amp;[.$I60]&amp;[.$J60]&amp;[.$L60]&amp;[.$M60]&amp;[.$N60]&amp;[.$O60]&amp;[.$Q60]&amp;[.$R60]&amp;[.$S60]&amp;[.$T60]&amp;[.$V60]&amp;[.$W60]&amp;[.$X60]&amp;[.$Y60];2)-2^16);2;16);ABS([.S$3]-16);1);&quot;&quot;);&quot;.&quot;);&quot;&quot;)" office:value-type="string" office:string-value="0" calcext:value-type="string">
            <text:p>0</text:p>
          </table:table-cell>
          <table:table-cell table:style-name="ce5" table:formula="of:=IF([.S61]&lt;&gt;&quot;&quot;;IF([.T60]&lt;&gt;&quot;.&quot;;IF([.$G$29]=1;MID(BASE(ABS(DECIMAL([.$H60]&amp;[.$I60]&amp;[.$J60]&amp;[.$L60]&amp;[.$M60]&amp;[.$N60]&amp;[.$O60]&amp;[.$Q60]&amp;[.$R60]&amp;[.$S60]&amp;[.$T60]&amp;[.$V60]&amp;[.$W60]&amp;[.$X60]&amp;[.$Y60];2)-2^16);2;16);ABS([.T$3]-16);1);&quot;&quot;);&quot;.&quot;);&quot;&quot;)" office:value-type="string" office:string-value="1" calcext:value-type="string">
            <text:p>1</text:p>
          </table:table-cell>
          <table:table-cell table:style-name="ce5" table:formula="of:=IF([.T61]&lt;&gt;&quot;&quot;;IF([.U60]&lt;&gt;&quot;.&quot;;IF([.$G$29]=1;MID(BASE(ABS(DECIMAL([.$H60]&amp;[.$I60]&amp;[.$J60]&amp;[.$L60]&amp;[.$M60]&amp;[.$N60]&amp;[.$O60]&amp;[.$Q60]&amp;[.$R60]&amp;[.$S60]&amp;[.$T60]&amp;[.$V60]&amp;[.$W60]&amp;[.$X60]&amp;[.$Y60];2)-2^16);2;16);ABS([.U$3]-16);1);&quot;&quot;);&quot;.&quot;);&quot;&quot;)" office:value-type="string" office:string-value="." calcext:value-type="string">
            <text:p>.</text:p>
          </table:table-cell>
          <table:table-cell table:style-name="ce5" table:formula="of:=IF([.U61]&lt;&gt;&quot;&quot;;IF([.V60]&lt;&gt;&quot;.&quot;;IF([.$G$29]=1;MID(BASE(ABS(DECIMAL([.$H60]&amp;[.$I60]&amp;[.$J60]&amp;[.$L60]&amp;[.$M60]&amp;[.$N60]&amp;[.$O60]&amp;[.$Q60]&amp;[.$R60]&amp;[.$S60]&amp;[.$T60]&amp;[.$V60]&amp;[.$W60]&amp;[.$X60]&amp;[.$Y60];2)-2^16);2;16);ABS([.V$3]-16);1);&quot;&quot;);&quot;.&quot;);&quot;&quot;)" office:value-type="string" office:string-value="0" calcext:value-type="string">
            <text:p>0</text:p>
          </table:table-cell>
          <table:table-cell table:style-name="ce5" table:formula="of:=IF([.V61]&lt;&gt;&quot;&quot;;IF([.W60]&lt;&gt;&quot;.&quot;;IF([.$G$29]=1;MID(BASE(ABS(DECIMAL([.$H60]&amp;[.$I60]&amp;[.$J60]&amp;[.$L60]&amp;[.$M60]&amp;[.$N60]&amp;[.$O60]&amp;[.$Q60]&amp;[.$R60]&amp;[.$S60]&amp;[.$T60]&amp;[.$V60]&amp;[.$W60]&amp;[.$X60]&amp;[.$Y60];2)-2^16);2;16);ABS([.W$3]-16);1);&quot;&quot;);&quot;.&quot;);&quot;&quot;)" office:value-type="string" office:string-value="0" calcext:value-type="string">
            <text:p>0</text:p>
          </table:table-cell>
          <table:table-cell table:style-name="ce5" table:formula="of:=IF([.W61]&lt;&gt;&quot;&quot;;IF([.X60]&lt;&gt;&quot;.&quot;;IF([.$G$29]=1;MID(BASE(ABS(DECIMAL([.$H60]&amp;[.$I60]&amp;[.$J60]&amp;[.$L60]&amp;[.$M60]&amp;[.$N60]&amp;[.$O60]&amp;[.$Q60]&amp;[.$R60]&amp;[.$S60]&amp;[.$T60]&amp;[.$V60]&amp;[.$W60]&amp;[.$X60]&amp;[.$Y60];2)-2^16);2;16);ABS([.X$3]-16);1);&quot;&quot;);&quot;.&quot;);&quot;&quot;)" office:value-type="string" office:string-value="1" calcext:value-type="string">
            <text:p>1</text:p>
          </table:table-cell>
          <table:table-cell table:style-name="ce5" table:formula="of:=IF([.X61]&lt;&gt;&quot;&quot;;IF([.Y60]&lt;&gt;&quot;.&quot;;IF([.$G$29]=1;MID(BASE(ABS(DECIMAL([.$H60]&amp;[.$I60]&amp;[.$J60]&amp;[.$L60]&amp;[.$M60]&amp;[.$N60]&amp;[.$O60]&amp;[.$Q60]&amp;[.$R60]&amp;[.$S60]&amp;[.$T60]&amp;[.$V60]&amp;[.$W60]&amp;[.$X60]&amp;[.$Y60];2)-2^16);2;16);ABS([.Y$3]-16);1);&quot;&quot;);&quot;.&quot;);&quot;&quot;)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57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60:.Y60])+1;2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57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60:.Y60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60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57]+[.H57];2)" office:value-type="float" office:value="0" calcext:value-type="float">
            <text:p>0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style-name="ce5" table:number-columns-repeated="19"/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8" table:formula="of:=IF([.G66]&lt;&gt;&quot;.&quot;;IF([.G66]+[.G67]&lt;&gt;0;IF([.G66]+[.G67]+[.H65]=3;1;MOD([.G66]+[.G67]+[.H65]-1;2));0);[.H65])" office:value-type="float" office:value="1" calcext:value-type="float">
            <text:p>1</text:p>
          </table:table-cell>
          <table:table-cell table:style-name="ce8" table:formula="of:=IF([.H66]&lt;&gt;&quot;.&quot;;IF([.H66]+[.H67]&lt;&gt;0;IF([.H66]+[.H67]+[.I65]=3;1;MOD([.H66]+[.H67]+[.I65]-1;2));0);[.I65])" office:value-type="float" office:value="1" calcext:value-type="float">
            <text:p>1</text:p>
          </table:table-cell>
          <table:table-cell table:style-name="ce8" table:formula="of:=IF([.I66]&lt;&gt;&quot;.&quot;;IF([.I66]+[.I67]&lt;&gt;0;IF([.I66]+[.I67]+[.J65]=3;1;MOD([.I66]+[.I67]+[.J65]-1;2));0);[.J65])" office:value-type="float" office:value="1" calcext:value-type="float">
            <text:p>1</text:p>
          </table:table-cell>
          <table:table-cell table:style-name="ce8" table:formula="of:=IF([.J66]&lt;&gt;&quot;.&quot;;IF([.J66]+[.J67]&lt;&gt;0;IF([.J66]+[.J67]+[.K65]=3;1;MOD([.J66]+[.J67]+[.K65]-1;2));0);[.K65])" office:value-type="float" office:value="0" calcext:value-type="float">
            <text:p>0</text:p>
          </table:table-cell>
          <table:table-cell table:style-name="ce8" table:formula="of:=IF([.K66]&lt;&gt;&quot;.&quot;;IF([.K66]+[.K67]&lt;&gt;0;IF([.K66]+[.K67]+[.L65]=3;1;MOD([.K66]+[.K67]+[.L65]-1;2));0);[.L65])" office:value-type="float" office:value="0" calcext:value-type="float">
            <text:p>0</text:p>
          </table:table-cell>
          <table:table-cell table:style-name="ce8" table:formula="of:=IF([.L66]&lt;&gt;&quot;.&quot;;IF([.L66]+[.L67]&lt;&gt;0;IF([.L66]+[.L67]+[.M65]=3;1;MOD([.L66]+[.L67]+[.M65]-1;2));0);[.M65])" office:value-type="float" office:value="0" calcext:value-type="float">
            <text:p>0</text:p>
          </table:table-cell>
          <table:table-cell table:style-name="ce8" table:formula="of:=IF([.M66]&lt;&gt;&quot;.&quot;;IF([.M66]+[.M67]&lt;&gt;0;IF([.M66]+[.M67]+[.N65]=3;1;MOD([.M66]+[.M67]+[.N65]-1;2));0);[.N65])" office:value-type="float" office:value="0" calcext:value-type="float">
            <text:p>0</text:p>
          </table:table-cell>
          <table:table-cell table:style-name="ce8" table:formula="of:=IF([.N66]&lt;&gt;&quot;.&quot;;IF([.N66]+[.N67]&lt;&gt;0;IF([.N66]+[.N67]+[.O65]=3;1;MOD([.N66]+[.N67]+[.O65]-1;2));0);[.O65])" office:value-type="float" office:value="1" calcext:value-type="float">
            <text:p>1</text:p>
          </table:table-cell>
          <table:table-cell table:style-name="ce8" table:formula="of:=IF([.O66]&lt;&gt;&quot;.&quot;;IF([.O66]+[.O67]&lt;&gt;0;IF([.O66]+[.O67]+[.P65]=3;1;MOD([.O66]+[.O67]+[.P65]-1;2));0);[.P65])" office:value-type="float" office:value="1" calcext:value-type="float">
            <text:p>1</text:p>
          </table:table-cell>
          <table:table-cell table:style-name="ce8" table:formula="of:=IF([.P66]&lt;&gt;&quot;.&quot;;IF([.P66]+[.P67]&lt;&gt;0;IF([.P66]+[.P67]+[.Q65]=3;1;MOD([.P66]+[.P67]+[.Q65]-1;2));0);[.Q65])" office:value-type="float" office:value="1" calcext:value-type="float">
            <text:p>1</text:p>
          </table:table-cell>
          <table:table-cell table:style-name="ce8" table:formula="of:=IF([.Q66]&lt;&gt;&quot;.&quot;;IF([.Q66]+[.Q67]&lt;&gt;0;IF([.Q66]+[.Q67]+[.R65]=3;1;MOD([.Q66]+[.Q67]+[.R65]-1;2));0);[.R65])" office:value-type="float" office:value="1" calcext:value-type="float">
            <text:p>1</text:p>
          </table:table-cell>
          <table:table-cell table:style-name="ce8" table:formula="of:=IF([.R66]&lt;&gt;&quot;.&quot;;IF([.R66]+[.R67]&lt;&gt;0;IF([.R66]+[.R67]+[.S65]=3;1;MOD([.R66]+[.R67]+[.S65]-1;2));0);[.S65])" office:value-type="float" office:value="1" calcext:value-type="float">
            <text:p>1</text:p>
          </table:table-cell>
          <table:table-cell table:style-name="ce8" table:formula="of:=IF([.S66]&lt;&gt;&quot;.&quot;;IF([.S66]+[.S67]&lt;&gt;0;IF([.S66]+[.S67]+[.T65]=3;1;MOD([.S66]+[.S67]+[.T65]-1;2));0);[.T65])" office:value-type="float" office:value="1" calcext:value-type="float">
            <text:p>1</text:p>
          </table:table-cell>
          <table:table-cell table:style-name="ce8" table:formula="of:=IF([.T66]&lt;&gt;&quot;.&quot;;IF([.T66]+[.T67]&lt;&gt;0;IF([.T66]+[.T67]+[.U65]=3;1;MOD([.T66]+[.T67]+[.U65]-1;2));0);[.U65])" office:value-type="float" office:value="1" calcext:value-type="float">
            <text:p>1</text:p>
          </table:table-cell>
          <table:table-cell table:style-name="ce8" table:formula="of:=IF([.U66]&lt;&gt;&quot;.&quot;;IF([.U66]+[.U67]&lt;&gt;0;IF([.U66]+[.U67]+[.V65]=3;1;MOD([.U66]+[.U67]+[.V65]-1;2));0);[.V65])" office:value-type="float" office:value="1" calcext:value-type="float">
            <text:p>1</text:p>
          </table:table-cell>
          <table:table-cell table:style-name="ce8" table:formula="of:=IF([.V66]&lt;&gt;&quot;.&quot;;IF([.V66]+[.V67]&lt;&gt;0;IF([.V66]+[.V67]+[.W65]=3;1;MOD([.V66]+[.V67]+[.W65]-1;2));0);[.W65])" office:value-type="float" office:value="1" calcext:value-type="float">
            <text:p>1</text:p>
          </table:table-cell>
          <table:table-cell table:style-name="ce8" table:formula="of:=IF([.W66]&lt;&gt;&quot;.&quot;;IF([.W66]+[.W67]&lt;&gt;0;IF([.W66]+[.W67]+[.X65]=3;1;MOD([.W66]+[.W67]+[.X65]-1;2));0);[.X65])" office:value-type="float" office:value="0" calcext:value-type="float">
            <text:p>0</text:p>
          </table:table-cell>
          <table:table-cell table:style-name="ce8" table:formula="of:=IF([.X66]&lt;&gt;&quot;.&quot;;IF([.X66]+[.X67]&lt;&gt;0;IF([.X66]+[.X67]+[.Y65]=3;1;MOD([.X66]+[.X67]+[.Y65]-1;2));0);[.Y65])" office:value-type="float" office:value="0" calcext:value-type="float">
            <text:p>0</text:p>
          </table:table-cell>
          <table:table-cell table:style-name="ce8" table:formula="of:=IF([.Y66]&lt;&gt;&quot;.&quot;;IF([.Y66]+[.Y67]&lt;&gt;0;IF([.Y66]+[.Y67]+[.Z65]=3;1;MOD([.Y66]+[.Y67]+[.Z65]-1;2));0);[.Z65])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11</text:p>
          </table:table-cell>
          <table:table-cell table:style-name="ce1"/>
          <table:table-cell table:style-name="ce5" table:formula="of:=[.G14]" office:value-type="string" office:string-value="1" calcext:value-type="string">
            <text:p>1</text:p>
          </table:table-cell>
          <table:table-cell table:style-name="ce5" table:formula="of:=[.H14]" office:value-type="string" office:string-value="0" calcext:value-type="string">
            <text:p>0</text:p>
          </table:table-cell>
          <table:table-cell table:style-name="ce5" table:formula="of:=[.I14]" office:value-type="string" office:string-value="1" calcext:value-type="string">
            <text:p>1</text:p>
          </table:table-cell>
          <table:table-cell table:style-name="ce5" table:formula="of:=[.J14]" office:value-type="string" office:string-value="0" calcext:value-type="string">
            <text:p>0</text:p>
          </table:table-cell>
          <table:table-cell table:style-name="ce5" table:formula="of:=[.K14]" office:value-type="string" office:string-value="." calcext:value-type="string">
            <text:p>.</text:p>
          </table:table-cell>
          <table:table-cell table:style-name="ce5" table:formula="of:=[.L14]" office:value-type="string" office:string-value="1" calcext:value-type="string">
            <text:p>1</text:p>
          </table:table-cell>
          <table:table-cell table:style-name="ce5" table:formula="of:=[.M14]" office:value-type="string" office:string-value="0" calcext:value-type="string">
            <text:p>0</text:p>
          </table:table-cell>
          <table:table-cell table:style-name="ce5" table:formula="of:=[.N14]" office:value-type="string" office:string-value="1" calcext:value-type="string">
            <text:p>1</text:p>
          </table:table-cell>
          <table:table-cell table:style-name="ce5" table:formula="of:=[.O14]" office:value-type="string" office:string-value="0" calcext:value-type="string">
            <text:p>0</text:p>
          </table:table-cell>
          <table:table-cell table:style-name="ce5" table:formula="of:=[.P14]" office:value-type="string" office:string-value="." calcext:value-type="string">
            <text:p>.</text:p>
          </table:table-cell>
          <table:table-cell table:style-name="ce5" table:formula="of:=[.Q14]" office:value-type="string" office:string-value="1" calcext:value-type="string">
            <text:p>1</text:p>
          </table:table-cell>
          <table:table-cell table:style-name="ce5" table:formula="of:=[.R14]" office:value-type="string" office:string-value="1" calcext:value-type="string">
            <text:p>1</text:p>
          </table:table-cell>
          <table:table-cell table:style-name="ce5" table:formula="of:=[.S14]" office:value-type="string" office:string-value="1" calcext:value-type="string">
            <text:p>1</text:p>
          </table:table-cell>
          <table:table-cell table:style-name="ce5" table:formula="of:=[.T14]" office:value-type="string" office:string-value="0" calcext:value-type="string">
            <text:p>0</text:p>
          </table:table-cell>
          <table:table-cell table:style-name="ce5" table:formula="of:=[.U14]" office:value-type="string" office:string-value="." calcext:value-type="string">
            <text:p>.</text:p>
          </table:table-cell>
          <table:table-cell table:style-name="ce5" table:formula="of:=[.V14]" office:value-type="string" office:string-value="1" calcext:value-type="string">
            <text:p>1</text:p>
          </table:table-cell>
          <table:table-cell table:style-name="ce5" table:formula="of:=[.W14]" office:value-type="string" office:string-value="1" calcext:value-type="string">
            <text:p>1</text:p>
          </table:table-cell>
          <table:table-cell table:style-name="ce5" table:formula="of:=[.X14]" office:value-type="string" office:string-value="0" calcext:value-type="string">
            <text:p>0</text:p>
          </table:table-cell>
          <table:table-cell table:style-name="ce5" table:formula="of:=[.Y14]" office:value-type="string" office:string-value="1" calcext:value-type="string">
            <text:p>1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X11</text:p>
          </table:table-cell>
          <table:table-cell table:style-name="ce1"/>
          <table:table-cell table:style-name="ce1" table:formula="of:=[.C14]" office:value-type="float" office:value="-21779" calcext:value-type="float">
            <text:p>-2177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3</text:p>
          </table:table-cell>
          <table:table-cell table:style-name="ce3"/>
          <table:table-cell table:style-name="ce8" table:formula="of:=[.G6]" office:value-type="string" office:string-value="0" calcext:value-type="string">
            <text:p>0</text:p>
          </table:table-cell>
          <table:table-cell table:style-name="ce8" table:formula="of:=[.H6]" office:value-type="string" office:string-value="1" calcext:value-type="string">
            <text:p>1</text:p>
          </table:table-cell>
          <table:table-cell table:style-name="ce8" table:formula="of:=[.I6]" office:value-type="string" office:string-value="1" calcext:value-type="string">
            <text:p>1</text:p>
          </table:table-cell>
          <table:table-cell table:style-name="ce8" table:formula="of:=[.J6]" office:value-type="string" office:string-value="0" calcext:value-type="string">
            <text:p>0</text:p>
          </table:table-cell>
          <table:table-cell table:style-name="ce8" table:formula="of:=[.K6]" office:value-type="string" office:string-value="." calcext:value-type="string">
            <text:p>.</text:p>
          </table:table-cell>
          <table:table-cell table:style-name="ce8" table:formula="of:=[.L6]" office:value-type="string" office:string-value="0" calcext:value-type="string">
            <text:p>0</text:p>
          </table:table-cell>
          <table:table-cell table:style-name="ce8" table:formula="of:=[.M6]" office:value-type="string" office:string-value="0" calcext:value-type="string">
            <text:p>0</text:p>
          </table:table-cell>
          <table:table-cell table:style-name="ce8" table:formula="of:=[.N6]" office:value-type="string" office:string-value="0" calcext:value-type="string">
            <text:p>0</text:p>
          </table:table-cell>
          <table:table-cell table:style-name="ce8" table:formula="of:=[.O6]" office:value-type="string" office:string-value="1" calcext:value-type="string">
            <text:p>1</text:p>
          </table:table-cell>
          <table:table-cell table:style-name="ce8" table:formula="of:=[.P6]" office:value-type="string" office:string-value="." calcext:value-type="string">
            <text:p>.</text:p>
          </table:table-cell>
          <table:table-cell table:style-name="ce8" table:formula="of:=[.Q6]" office:value-type="string" office:string-value="0" calcext:value-type="string">
            <text:p>0</text:p>
          </table:table-cell>
          <table:table-cell table:style-name="ce8" table:formula="of:=[.R6]" office:value-type="string" office:string-value="1" calcext:value-type="string">
            <text:p>1</text:p>
          </table:table-cell>
          <table:table-cell table:style-name="ce8" table:formula="of:=[.S6]" office:value-type="string" office:string-value="1" calcext:value-type="string">
            <text:p>1</text:p>
          </table:table-cell>
          <table:table-cell table:style-name="ce8" table:formula="of:=[.T6]" office:value-type="string" office:string-value="1" calcext:value-type="string">
            <text:p>1</text:p>
          </table:table-cell>
          <table:table-cell table:style-name="ce8" table:formula="of:=[.U6]" office:value-type="string" office:string-value="." calcext:value-type="string">
            <text:p>.</text:p>
          </table:table-cell>
          <table:table-cell table:style-name="ce8" table:formula="of:=[.V6]" office:value-type="string" office:string-value="1" calcext:value-type="string">
            <text:p>1</text:p>
          </table:table-cell>
          <table:table-cell table:style-name="ce8" table:formula="of:=[.W6]" office:value-type="string" office:string-value="0" calcext:value-type="string">
            <text:p>0</text:p>
          </table:table-cell>
          <table:table-cell table:style-name="ce8" table:formula="of:=[.X6]" office:value-type="string" office:string-value="0" calcext:value-type="string">
            <text:p>0</text:p>
          </table:table-cell>
          <table:table-cell table:style-name="ce8" table:formula="of:=[.Y6]" office:value-type="string" office:string-value="1" calcext:value-type="string">
            <text:p>1</text:p>
          </table:table-cell>
          <table:table-cell table:style-name="ce1"/>
          <table:table-cell/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3</text:p>
          </table:table-cell>
          <table:table-cell table:style-name="ce3"/>
          <table:table-cell table:style-name="ce3" table:formula="of:=[.C6]" office:value-type="float" office:value="24953" calcext:value-type="float">
            <text:p>24953</text:p>
          </table:table-cell>
          <table:table-cell/>
          <table:table-cell table:formula="of:=VLOOKUP(IF([.W70]=0;[.W70]&amp;[.H70];[.W70]&amp;&quot;-&quot;&amp;[.G66]);[.AH3:.AI6];2;0)" office:value-type="string" office:string-value="Результат корректный. Перенос из старшего разряда не учитывается" calcext:value-type="string">
            <text:p>Результат корректный. Перенос из старшего разряда не учитывается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51]=&quot;.&quot;; &quot;.&quot;;MOD([.G67]+[.G66]+[.H65];2))" office:value-type="float" office:value="0" calcext:value-type="float">
            <text:p>0</text:p>
          </table:table-cell>
          <table:table-cell table:style-name="ce5" table:formula="of:=IF([.H51]=&quot;.&quot;; &quot;.&quot;;MOD([.H67]+[.H66]+[.I65];2))" office:value-type="float" office:value="0" calcext:value-type="float">
            <text:p>0</text:p>
          </table:table-cell>
          <table:table-cell table:style-name="ce5" table:formula="of:=IF([.I51]=&quot;.&quot;; &quot;.&quot;;MOD([.I67]+[.I66]+[.J65];2))" office:value-type="float" office:value="0" calcext:value-type="float">
            <text:p>0</text:p>
          </table:table-cell>
          <table:table-cell table:style-name="ce5" table:formula="of:=IF([.J51]=&quot;.&quot;; &quot;.&quot;;MOD([.J67]+[.J66]+[.K65];2))" office:value-type="float" office:value="0" calcext:value-type="float">
            <text:p>0</text:p>
          </table:table-cell>
          <table:table-cell table:style-name="ce5" table:formula="of:=IF([.K51]=&quot;.&quot;; &quot;.&quot;;MOD([.K67]+[.K66]+[.L65];2))" office:value-type="string" office:string-value="." calcext:value-type="string">
            <text:p>.</text:p>
          </table:table-cell>
          <table:table-cell table:style-name="ce5" table:formula="of:=IF([.L51]=&quot;.&quot;; &quot;.&quot;;MOD([.L67]+[.L66]+[.M65];2))" office:value-type="float" office:value="1" calcext:value-type="float">
            <text:p>1</text:p>
          </table:table-cell>
          <table:table-cell table:style-name="ce5" table:formula="of:=IF([.M51]=&quot;.&quot;; &quot;.&quot;;MOD([.M67]+[.M66]+[.N65];2))" office:value-type="float" office:value="1" calcext:value-type="float">
            <text:p>1</text:p>
          </table:table-cell>
          <table:table-cell table:style-name="ce5" table:formula="of:=IF([.N51]=&quot;.&quot;; &quot;.&quot;;MOD([.N67]+[.N66]+[.O65];2))" office:value-type="float" office:value="0" calcext:value-type="float">
            <text:p>0</text:p>
          </table:table-cell>
          <table:table-cell table:style-name="ce5" table:formula="of:=IF([.O51]=&quot;.&quot;; &quot;.&quot;;MOD([.O67]+[.O66]+[.P65];2))" office:value-type="float" office:value="0" calcext:value-type="float">
            <text:p>0</text:p>
          </table:table-cell>
          <table:table-cell table:style-name="ce5" table:formula="of:=IF([.P51]=&quot;.&quot;; &quot;.&quot;;MOD([.P67]+[.P66]+[.Q65];2))" office:value-type="string" office:string-value="." calcext:value-type="string">
            <text:p>.</text:p>
          </table:table-cell>
          <table:table-cell table:style-name="ce5" table:formula="of:=IF([.Q51]=&quot;.&quot;; &quot;.&quot;;MOD([.Q67]+[.Q66]+[.R65];2))" office:value-type="float" office:value="0" calcext:value-type="float">
            <text:p>0</text:p>
          </table:table-cell>
          <table:table-cell table:style-name="ce5" table:formula="of:=IF([.R51]=&quot;.&quot;; &quot;.&quot;;MOD([.R67]+[.R66]+[.S65];2))" office:value-type="float" office:value="1" calcext:value-type="float">
            <text:p>1</text:p>
          </table:table-cell>
          <table:table-cell table:style-name="ce5" table:formula="of:=IF([.S51]=&quot;.&quot;; &quot;.&quot;;MOD([.S67]+[.S66]+[.T65];2))" office:value-type="float" office:value="1" calcext:value-type="float">
            <text:p>1</text:p>
          </table:table-cell>
          <table:table-cell table:style-name="ce5" table:formula="of:=IF([.T51]=&quot;.&quot;; &quot;.&quot;;MOD([.T67]+[.T66]+[.U65];2))" office:value-type="float" office:value="0" calcext:value-type="float">
            <text:p>0</text:p>
          </table:table-cell>
          <table:table-cell table:style-name="ce5" table:formula="of:=IF([.U51]=&quot;.&quot;; &quot;.&quot;;MOD([.U67]+[.U66]+[.V65];2))" office:value-type="string" office:string-value="." calcext:value-type="string">
            <text:p>.</text:p>
          </table:table-cell>
          <table:table-cell table:style-name="ce5" table:formula="of:=IF([.V51]=&quot;.&quot;; &quot;.&quot;;MOD([.V67]+[.V66]+[.W65];2))" office:value-type="float" office:value="0" calcext:value-type="float">
            <text:p>0</text:p>
          </table:table-cell>
          <table:table-cell table:style-name="ce5" table:formula="of:=IF([.W51]=&quot;.&quot;; &quot;.&quot;;MOD([.W67]+[.W66]+[.X65];2))" office:value-type="float" office:value="1" calcext:value-type="float">
            <text:p>1</text:p>
          </table:table-cell>
          <table:table-cell table:style-name="ce5" table:formula="of:=IF([.X51]=&quot;.&quot;; &quot;.&quot;;MOD([.X67]+[.X66]+[.Y65];2))" office:value-type="float" office:value="1" calcext:value-type="float">
            <text:p>1</text:p>
          </table:table-cell>
          <table:table-cell table:style-name="ce5" table:formula="of:=IF([.Y51]=&quot;.&quot;; &quot;.&quot;;MOD([.Y67]+[.Y66]+[.Z65];2))" office:value-type="float" office:value="0" calcext:value-type="float">
            <text:p>0</text:p>
          </table:table-cell>
          <table:table-cell table:style-name="ce1" office:value-type="string" calcext:value-type="string">
            <text:p>(2) =</text:p>
          </table:table-cell>
          <table:table-cell table:style-name="ce10" table:formula="of:=IF([.G68]=0;DECIMAL([.H68]&amp;[.I68]&amp;[.J68]&amp;[.L68]&amp;[.M68]&amp;[.N68]&amp;[.O68]&amp;[.Q68]&amp;[.R68]&amp;[.S68]&amp;[.T68]&amp;[.V68]&amp;[.W68]&amp;[.X68]&amp;[.Y68]; 2);0-DECIMAL([.H69]&amp;[.I69]&amp;[.J69]&amp;[.L69]&amp;[.M69]&amp;[.N69]&amp;[.O69]&amp;[.Q69]&amp;[.R69]&amp;[.S69]&amp;[.T69]&amp;[.V69]&amp;[.W69]&amp;[.X69]&amp;[.Y69]; 2))" office:value-type="float" office:value="3174" calcext:value-type="float">
            <text:p>3174</text:p>
          </table:table-cell>
          <table:table-cell table:style-name="ce1" office:value-type="string" calcext:value-type="string">
            <text:p>(10)</text:p>
          </table:table-cell>
          <table:table-cell table:style-name="ce13"/>
          <table:table-cell/>
          <table:table-cell table:style-name="ce1" table:formula="of:=[.AE67]+[.AE66]"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table:formula="of:=IF([.G68]=0;&quot;&quot;;1)">
            <text:p/>
          </table:table-cell>
          <table:table-cell table:style-name="ce5" table:formula="of:=IF([.G69]&lt;&gt;&quot;&quot;;IF([.H68]&lt;&gt;&quot;.&quot;;IF([.$G$29]=1;MID(BASE(ABS(DECIMAL([.$H68]&amp;[.$I68]&amp;[.$J68]&amp;[.$L68]&amp;[.$M68]&amp;[.$N68]&amp;[.$O68]&amp;[.$Q68]&amp;[.$R68]&amp;[.$S68]&amp;[.$T68]&amp;[.$V68]&amp;[.$W68]&amp;[.$X68]&amp;[.$Y68];2)-2^16);2;16);ABS([.H$3]-16);1);&quot;&quot;);&quot;.&quot;);&quot;&quot;)">
            <text:p/>
          </table:table-cell>
          <table:table-cell table:style-name="ce5" table:formula="of:=IF([.H69]&lt;&gt;&quot;&quot;;IF([.I68]&lt;&gt;&quot;.&quot;;IF([.$G$29]=1;MID(BASE(ABS(DECIMAL([.$H68]&amp;[.$I68]&amp;[.$J68]&amp;[.$L68]&amp;[.$M68]&amp;[.$N68]&amp;[.$O68]&amp;[.$Q68]&amp;[.$R68]&amp;[.$S68]&amp;[.$T68]&amp;[.$V68]&amp;[.$W68]&amp;[.$X68]&amp;[.$Y68];2)-2^16);2;16);ABS([.I$3]-16);1);&quot;&quot;);&quot;.&quot;);&quot;&quot;)">
            <text:p/>
          </table:table-cell>
          <table:table-cell table:style-name="ce5" table:formula="of:=IF([.I69]&lt;&gt;&quot;&quot;;IF([.J68]&lt;&gt;&quot;.&quot;;IF([.$G$29]=1;MID(BASE(ABS(DECIMAL([.$H68]&amp;[.$I68]&amp;[.$J68]&amp;[.$L68]&amp;[.$M68]&amp;[.$N68]&amp;[.$O68]&amp;[.$Q68]&amp;[.$R68]&amp;[.$S68]&amp;[.$T68]&amp;[.$V68]&amp;[.$W68]&amp;[.$X68]&amp;[.$Y68];2)-2^16);2;16);ABS([.J$3]-16);1);&quot;&quot;);&quot;.&quot;);&quot;&quot;)">
            <text:p/>
          </table:table-cell>
          <table:table-cell table:style-name="ce5" table:formula="of:=IF([.J69]&lt;&gt;&quot;&quot;;IF([.K68]&lt;&gt;&quot;.&quot;;IF([.$G$29]=1;MID(BASE(ABS(DECIMAL([.$H68]&amp;[.$I68]&amp;[.$J68]&amp;[.$L68]&amp;[.$M68]&amp;[.$N68]&amp;[.$O68]&amp;[.$Q68]&amp;[.$R68]&amp;[.$S68]&amp;[.$T68]&amp;[.$V68]&amp;[.$W68]&amp;[.$X68]&amp;[.$Y68];2)-2^16);2;16);ABS([.K$3]-16);1);&quot;&quot;);&quot;.&quot;);&quot;&quot;)">
            <text:p/>
          </table:table-cell>
          <table:table-cell table:style-name="ce5" table:formula="of:=IF([.K69]&lt;&gt;&quot;&quot;;IF([.L68]&lt;&gt;&quot;.&quot;;IF([.$G$29]=1;MID(BASE(ABS(DECIMAL([.$H68]&amp;[.$I68]&amp;[.$J68]&amp;[.$L68]&amp;[.$M68]&amp;[.$N68]&amp;[.$O68]&amp;[.$Q68]&amp;[.$R68]&amp;[.$S68]&amp;[.$T68]&amp;[.$V68]&amp;[.$W68]&amp;[.$X68]&amp;[.$Y68];2)-2^16);2;16);ABS([.L$3]-16);1);&quot;&quot;);&quot;.&quot;);&quot;&quot;)">
            <text:p/>
          </table:table-cell>
          <table:table-cell table:style-name="ce5" table:formula="of:=IF([.L69]&lt;&gt;&quot;&quot;;IF([.M68]&lt;&gt;&quot;.&quot;;IF([.$G$29]=1;MID(BASE(ABS(DECIMAL([.$H68]&amp;[.$I68]&amp;[.$J68]&amp;[.$L68]&amp;[.$M68]&amp;[.$N68]&amp;[.$O68]&amp;[.$Q68]&amp;[.$R68]&amp;[.$S68]&amp;[.$T68]&amp;[.$V68]&amp;[.$W68]&amp;[.$X68]&amp;[.$Y68];2)-2^16);2;16);ABS([.M$3]-16);1);&quot;&quot;);&quot;.&quot;);&quot;&quot;)">
            <text:p/>
          </table:table-cell>
          <table:table-cell table:style-name="ce5" table:formula="of:=IF([.M69]&lt;&gt;&quot;&quot;;IF([.N68]&lt;&gt;&quot;.&quot;;IF([.$G$29]=1;MID(BASE(ABS(DECIMAL([.$H68]&amp;[.$I68]&amp;[.$J68]&amp;[.$L68]&amp;[.$M68]&amp;[.$N68]&amp;[.$O68]&amp;[.$Q68]&amp;[.$R68]&amp;[.$S68]&amp;[.$T68]&amp;[.$V68]&amp;[.$W68]&amp;[.$X68]&amp;[.$Y68];2)-2^16);2;16);ABS([.N$3]-16);1);&quot;&quot;);&quot;.&quot;);&quot;&quot;)">
            <text:p/>
          </table:table-cell>
          <table:table-cell table:style-name="ce5" table:formula="of:=IF([.N69]&lt;&gt;&quot;&quot;;IF([.O68]&lt;&gt;&quot;.&quot;;IF([.$G$29]=1;MID(BASE(ABS(DECIMAL([.$H68]&amp;[.$I68]&amp;[.$J68]&amp;[.$L68]&amp;[.$M68]&amp;[.$N68]&amp;[.$O68]&amp;[.$Q68]&amp;[.$R68]&amp;[.$S68]&amp;[.$T68]&amp;[.$V68]&amp;[.$W68]&amp;[.$X68]&amp;[.$Y68];2)-2^16);2;16);ABS([.O$3]-16);1);&quot;&quot;);&quot;.&quot;);&quot;&quot;)">
            <text:p/>
          </table:table-cell>
          <table:table-cell table:style-name="ce5" table:formula="of:=IF([.O69]&lt;&gt;&quot;&quot;;IF([.P68]&lt;&gt;&quot;.&quot;;IF([.$G$29]=1;MID(BASE(ABS(DECIMAL([.$H68]&amp;[.$I68]&amp;[.$J68]&amp;[.$L68]&amp;[.$M68]&amp;[.$N68]&amp;[.$O68]&amp;[.$Q68]&amp;[.$R68]&amp;[.$S68]&amp;[.$T68]&amp;[.$V68]&amp;[.$W68]&amp;[.$X68]&amp;[.$Y68];2)-2^16);2;16);ABS([.P$3]-16);1);&quot;&quot;);&quot;.&quot;);&quot;&quot;)">
            <text:p/>
          </table:table-cell>
          <table:table-cell table:style-name="ce5" table:formula="of:=IF([.P69]&lt;&gt;&quot;&quot;;IF([.Q68]&lt;&gt;&quot;.&quot;;IF([.$G$29]=1;MID(BASE(ABS(DECIMAL([.$H68]&amp;[.$I68]&amp;[.$J68]&amp;[.$L68]&amp;[.$M68]&amp;[.$N68]&amp;[.$O68]&amp;[.$Q68]&amp;[.$R68]&amp;[.$S68]&amp;[.$T68]&amp;[.$V68]&amp;[.$W68]&amp;[.$X68]&amp;[.$Y68];2)-2^16);2;16);ABS([.Q$3]-16);1);&quot;&quot;);&quot;.&quot;);&quot;&quot;)">
            <text:p/>
          </table:table-cell>
          <table:table-cell table:style-name="ce5" table:formula="of:=IF([.Q69]&lt;&gt;&quot;&quot;;IF([.R68]&lt;&gt;&quot;.&quot;;IF([.$G$29]=1;MID(BASE(ABS(DECIMAL([.$H68]&amp;[.$I68]&amp;[.$J68]&amp;[.$L68]&amp;[.$M68]&amp;[.$N68]&amp;[.$O68]&amp;[.$Q68]&amp;[.$R68]&amp;[.$S68]&amp;[.$T68]&amp;[.$V68]&amp;[.$W68]&amp;[.$X68]&amp;[.$Y68];2)-2^16);2;16);ABS([.R$3]-16);1);&quot;&quot;);&quot;.&quot;);&quot;&quot;)">
            <text:p/>
          </table:table-cell>
          <table:table-cell table:style-name="ce5" table:formula="of:=IF([.R69]&lt;&gt;&quot;&quot;;IF([.S68]&lt;&gt;&quot;.&quot;;IF([.$G$29]=1;MID(BASE(ABS(DECIMAL([.$H68]&amp;[.$I68]&amp;[.$J68]&amp;[.$L68]&amp;[.$M68]&amp;[.$N68]&amp;[.$O68]&amp;[.$Q68]&amp;[.$R68]&amp;[.$S68]&amp;[.$T68]&amp;[.$V68]&amp;[.$W68]&amp;[.$X68]&amp;[.$Y68];2)-2^16);2;16);ABS([.S$3]-16);1);&quot;&quot;);&quot;.&quot;);&quot;&quot;)">
            <text:p/>
          </table:table-cell>
          <table:table-cell table:style-name="ce5" table:formula="of:=IF([.S69]&lt;&gt;&quot;&quot;;IF([.T68]&lt;&gt;&quot;.&quot;;IF([.$G$29]=1;MID(BASE(ABS(DECIMAL([.$H68]&amp;[.$I68]&amp;[.$J68]&amp;[.$L68]&amp;[.$M68]&amp;[.$N68]&amp;[.$O68]&amp;[.$Q68]&amp;[.$R68]&amp;[.$S68]&amp;[.$T68]&amp;[.$V68]&amp;[.$W68]&amp;[.$X68]&amp;[.$Y68];2)-2^16);2;16);ABS([.T$3]-16);1);&quot;&quot;);&quot;.&quot;);&quot;&quot;)">
            <text:p/>
          </table:table-cell>
          <table:table-cell table:style-name="ce5" table:formula="of:=IF([.T69]&lt;&gt;&quot;&quot;;IF([.U68]&lt;&gt;&quot;.&quot;;IF([.$G$29]=1;MID(BASE(ABS(DECIMAL([.$H68]&amp;[.$I68]&amp;[.$J68]&amp;[.$L68]&amp;[.$M68]&amp;[.$N68]&amp;[.$O68]&amp;[.$Q68]&amp;[.$R68]&amp;[.$S68]&amp;[.$T68]&amp;[.$V68]&amp;[.$W68]&amp;[.$X68]&amp;[.$Y68];2)-2^16);2;16);ABS([.U$3]-16);1);&quot;&quot;);&quot;.&quot;);&quot;&quot;)">
            <text:p/>
          </table:table-cell>
          <table:table-cell table:style-name="ce5" table:formula="of:=IF([.U69]&lt;&gt;&quot;&quot;;IF([.V68]&lt;&gt;&quot;.&quot;;IF([.$G$29]=1;MID(BASE(ABS(DECIMAL([.$H68]&amp;[.$I68]&amp;[.$J68]&amp;[.$L68]&amp;[.$M68]&amp;[.$N68]&amp;[.$O68]&amp;[.$Q68]&amp;[.$R68]&amp;[.$S68]&amp;[.$T68]&amp;[.$V68]&amp;[.$W68]&amp;[.$X68]&amp;[.$Y68];2)-2^16);2;16);ABS([.V$3]-16);1);&quot;&quot;);&quot;.&quot;);&quot;&quot;)">
            <text:p/>
          </table:table-cell>
          <table:table-cell table:style-name="ce5" table:formula="of:=IF([.V69]&lt;&gt;&quot;&quot;;IF([.W68]&lt;&gt;&quot;.&quot;;IF([.$G$29]=1;MID(BASE(ABS(DECIMAL([.$H68]&amp;[.$I68]&amp;[.$J68]&amp;[.$L68]&amp;[.$M68]&amp;[.$N68]&amp;[.$O68]&amp;[.$Q68]&amp;[.$R68]&amp;[.$S68]&amp;[.$T68]&amp;[.$V68]&amp;[.$W68]&amp;[.$X68]&amp;[.$Y68];2)-2^16);2;16);ABS([.W$3]-16);1);&quot;&quot;);&quot;.&quot;);&quot;&quot;)">
            <text:p/>
          </table:table-cell>
          <table:table-cell table:style-name="ce5" table:formula="of:=IF([.W69]&lt;&gt;&quot;&quot;;IF([.X68]&lt;&gt;&quot;.&quot;;IF([.$G$29]=1;MID(BASE(ABS(DECIMAL([.$H68]&amp;[.$I68]&amp;[.$J68]&amp;[.$L68]&amp;[.$M68]&amp;[.$N68]&amp;[.$O68]&amp;[.$Q68]&amp;[.$R68]&amp;[.$S68]&amp;[.$T68]&amp;[.$V68]&amp;[.$W68]&amp;[.$X68]&amp;[.$Y68];2)-2^16);2;16);ABS([.X$3]-16);1);&quot;&quot;);&quot;.&quot;);&quot;&quot;)">
            <text:p/>
          </table:table-cell>
          <table:table-cell table:style-name="ce5" table:formula="of:=IF([.X69]&lt;&gt;&quot;&quot;;IF([.Y68]&lt;&gt;&quot;.&quot;;IF([.$G$29]=1;MID(BASE(ABS(DECIMAL([.$H68]&amp;[.$I68]&amp;[.$J68]&amp;[.$L68]&amp;[.$M68]&amp;[.$N68]&amp;[.$O68]&amp;[.$Q68]&amp;[.$R68]&amp;[.$S68]&amp;[.$T68]&amp;[.$V68]&amp;[.$W68]&amp;[.$X68]&amp;[.$Y68];2)-2^16);2;16);ABS([.Y$3]-16);1);&quot;&quot;);&quot;.&quot;);&quot;&quot;)">
            <text:p/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 office:value-type="string" calcext:value-type="string">
            <text:p>CF=</text:p>
          </table:table-cell>
          <table:table-cell table:style-name="ce5" table:formula="of:=[.G65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F=</text:p>
          </table:table-cell>
          <table:table-cell table:style-name="ce5" table:formula="of:=MOD(SUM([.Q68:.Y68])+1;2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F=</text:p>
          </table:table-cell>
          <table:table-cell table:style-name="ce5" table:formula="of:=[.U65]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ZF=</text:p>
          </table:table-cell>
          <table:table-cell table:style-name="ce5" table:formula="of:=1*(SUM([.G68:.Y68])=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F=</text:p>
          </table:table-cell>
          <table:table-cell table:style-name="ce5" table:formula="of:=[.G68]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OF=</text:p>
          </table:table-cell>
          <table:table-cell table:style-name="ce5" table:formula="of:=MOD([.G65]+[.H65];2)" office:value-type="float" office:value="0" calcext:value-type="float">
            <text:p>0</text:p>
          </table:table-cell>
          <table:table-cell table:style-name="ce5" table:number-columns-repeated="2"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office:value-type="string" calcext:value-type="string">
            <text:p>4 ‎декабря ‎2024 ‎г., ‏‎15:57:25</text:p>
          </table:table-cell>
          <table:table-cell table:number-columns-repeated="34"/>
        </table:table-row>
        <table:table-row table:style-name="ro2" table:number-rows-repeated="1048499">
          <table:table-cell table:number-columns-repeated="35"/>
        </table:table-row>
        <table:table-row table:style-name="ro2">
          <table:table-cell table:number-columns-repeated="35"/>
        </table:table-row>
        <calcext:conditional-formats>
          <calcext:conditional-format calcext:target-range-address="Лист1.G4:Лист1.Y7">
            <calcext:condition calcext:apply-style-name="ConditionalStyle_2" calcext:value="=&quot;1&quot;" calcext:base-cell-address="Лист1.G4"/>
            <calcext:condition calcext:apply-style-name="ConditionalStyle_1" calcext:value="=&quot;0&quot;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₽</number:text>
    </number:number-style>
    <number:number-style style:name="N15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₽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₽</number:text>
    </number:number-style>
    <number:number-style style:name="N15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₽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6P2" style:volatile="true">
      <number:text loext:blank-width-char="-"> </number:text>
      <number:fill-character> </number:fill-character>
      <number:text>- _-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70P2" style:volatile="true">
      <number:text loext:blank-width-char="-"> </number:text>
      <number:fill-character> </number:fill-character>
      <number:text loext:blank-width-char="-3">- ₽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00a933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" style:display-name="ConditionalStyle_1" style:family="table-cell" style:parent-style-name="Default">
      <style:table-cell-properties fo:background-color="#729fcf"/>
      <style:text-properties style:font-name="Arial" fo:font-family="Arial" style:font-family-generic="swiss" style:font-name-complex="Arial" style:font-family-complex="Arial" style:font-family-generic-complex="swiss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Excel_5f_CondFormat_5f_1_5f_1_5f_2" style:display-name="Excel_CondFormat_1_1_2" style:family="table-cell" style:parent-style-name="Default">
      <style:table-cell-properties fo:background-color="#00ccff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799cm" fo:margin-right="1.799cm" style:first-page-number="continue" style:scale-to="100%" style:writing-mode="lr-tb"/>
      <style:header-style>
        <style:header-footer-properties fo:min-height="0.75cm" fo:margin-left="0.101cm" fo:margin-right="0.101cm" fo:margin-bottom="0.713cm"/>
      </style:header-style>
      <style:footer-style>
        <style:header-footer-properties fo:min-height="0.75cm" fo:margin-left="0.101cm" fo:margin-right="0.101cm" fo:margin-top="0.713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.00.0000</text:date>, <text:time style:data-style-name="N2" text:time-value="13:49:09.9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етров Вячеслав Маркович</text:span></text:p>
        </style:region-left>
        <style:region-center>
          <text:p><text:span text:style-name="MT1">Вариант 11</text:span></text:p>
        </style:region-center>
        <style:region-right>
          <text:p><text:span text:style-name="MT1"><text:file-name text:display="name-and-extension">???</text:file-name></text:span></text:p>
        </style:region-right>
      </style:header>
      <style:header-left style:display="false">
        <style:region-left>
          <text:p><text:span text:style-name="MT1">Петров Вячеслав Маркович</text:span></text:p>
        </style:region-left>
        <style:region-center>
          <text:p><text:span text:style-name="MT1">Вариант 11</text:span></text:p>
        </style:region-center>
        <style:region-right>
          <text:p><text:span text:style-name="MT1"><text:file-name text:display="name-and-extension">???</text:file-name></text:span></text:p>
        </style:region-right>
      </style:header-left>
      <style:header-first style:display="false">
        <style:region-left>
          <text:p><text:span text:style-name="MT1">Петров Вячеслав Маркович</text:span></text:p>
        </style:region-left>
        <style:region-center>
          <text:p><text:span text:style-name="MT1">Вариант 11</text:span></text:p>
        </style:region-center>
        <style:region-right>
          <text:p><text:span text:style-name="MT1"><text:file-name text:display="name-and-extension">???</text:file-name></text:span></text:p>
        </style:region-right>
      </style:header-first>
      <style:footer>
        <text:p><text:span text:style-name="MT1">10.11.2023 00:22:12</text:span></text:p>
      </style:footer>
      <style:footer-left style:display="false">
        <text:p><text:span text:style-name="MT1">10.11.2023 00:22:12</text:span></text:p>
      </style:footer-left>
      <style:footer-first style:display="false">
        <text:p><text:span text:style-name="MT1">10.11.2023 00:22:12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4:27:48.361000000</meta:creation-date>
    <dc:date>2024-12-18T15:08:07.876000000</dc:date>
    <meta:editing-duration>PT2H21M32S</meta:editing-duration>
    <meta:editing-cycles>5</meta:editing-cycles>
    <meta:generator>LibreOffice/24.8.0.3$Windows_X86_64 LibreOffice_project/0bdf1299c94fe897b119f97f3c613e9dca6be583</meta:generator>
    <meta:document-statistic meta:table-count="1" meta:cell-count="1158" meta:object-count="0"/>
  </office:meta>
</office:document-meta>
</file>